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/>
      <style:paragraph-properties style:writing-mode="page"/>
      <style:table-cell-properties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bold"/>
      <style:paragraph-properties style:writing-mode="page"/>
      <style:table-cell-properties fo:border="none"/>
    </style:style>
    <style:style style:parent-style-name="Default" style:data-style-name="" style:family="table-cell" style:name="ce6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order-left="1pt solid #000000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order="none"/>
    </style:style>
    <style:style style:parent-style-name="Default" style:data-style-name="" style:family="table-cell" style:name="ce8">
      <style:text-properties fo:color="#0000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order-right="1pt solid #000000"/>
    </style:style>
    <style:style style:parent-style-name="Default" style:data-style-name="" style:family="table-cell" style:name="ce9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order="none"/>
    </style:style>
    <style:style style:parent-style-name="Default" style:data-style-name="" style:family="table-cell" style:name="ce10">
      <style:text-properties/>
      <style:paragraph-properties style:writing-mode="page"/>
      <style:table-cell-properties fo:border-left="1pt solid #000000"/>
    </style:style>
    <style:style style:parent-style-name="Default" style:data-style-name="" style:family="table-cell" style:name="ce11">
      <style:text-properties/>
      <style:paragraph-properties style:writing-mode="page"/>
      <style:table-cell-properties fo:border-right="1pt solid #000000"/>
    </style:style>
    <style:style style:parent-style-name="Default" style:data-style-name="" style:family="table-cell" style:name="ce12">
      <style:text-properties fo:color="#000000" fo:font-size="11pt" style:font-size-asian="11pt" style:font-size-complex="11pt" fo:font-style="normal" fo:font-weight="bold"/>
      <style:paragraph-properties fo:text-align="end" style:writing-mode="page"/>
      <style:table-cell-properties style:text-align-source="fix" fo:border="none"/>
    </style:style>
    <style:style style:parent-style-name="Default" style:data-style-name="NF10003" style:family="table-cell" style:name="ce13">
      <style:text-properties/>
      <style:paragraph-properties style:writing-mode="page"/>
      <style:table-cell-properties fo:border="none"/>
    </style:style>
    <style:style style:parent-style-name="Default" style:data-style-name="NF10001" style:family="table-cell" style:name="ce14">
      <style:text-properties/>
      <style:paragraph-properties style:writing-mode="page"/>
      <style:table-cell-properties fo:border="none"/>
    </style:style>
    <style:style style:parent-style-name="Default" style:data-style-name="" style:family="table-cell" style:name="ce15">
      <style:text-properties/>
      <style:paragraph-properties style:writing-mode="page"/>
      <style:table-cell-properties fo:border-top="none" fo:border-bottom="none" fo:border-left="none" fo:border-right="1pt solid #000000"/>
    </style:style>
    <style:style style:parent-style-name="Default" style:data-style-name="" style:family="table-cell" style:name="ce16">
      <style:text-properties/>
      <style:paragraph-properties style:writing-mode="page"/>
      <style:table-cell-properties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508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1.799cm" style:use-optimal-column-width="true" fo:break-before="auto"/>
    </style:style>
    <style:style style:family="table-column" style:name="co3">
      <style:table-column-properties style:column-width="0.8732cm" style:use-optimal-column-width="true" fo:break-before="auto"/>
    </style:style>
    <style:style style:family="table-column" style:name="co4">
      <style:table-column-properties style:column-width="1.508cm" style:use-optimal-column-width="true" fo:break-before="auto"/>
    </style:style>
    <style:style style:family="table-column" style:name="co5">
      <style:table-column-properties style:column-width="0.8732cm" style:use-optimal-column-width="true" fo:break-before="auto"/>
    </style:style>
    <style:style style:family="table-column" style:name="co6">
      <style:table-column-properties style:column-width="1.032cm" style:use-optimal-column-width="true" fo:break-before="auto"/>
    </style:style>
    <style:style style:family="table-column" style:name="co7">
      <style:table-column-properties style:column-width="0.8732cm" style:use-optimal-column-width="true" fo:break-before="auto"/>
    </style:style>
    <style:style style:family="table-column" style:name="co8">
      <style:table-column-properties style:column-width="1.508cm" style:use-optimal-column-width="true" fo:break-before="auto"/>
    </style:style>
    <style:style style:family="table-column" style:name="co9">
      <style:table-column-properties style:column-width="0.8732cm" style:use-optimal-column-width="true" fo:break-before="auto"/>
    </style:style>
    <style:style style:family="table-column" style:name="co10">
      <style:table-column-properties style:column-width="1.508cm" style:use-optimal-column-width="true" fo:break-before="auto"/>
    </style:style>
    <style:style style:family="table-column" style:name="co11">
      <style:table-column-properties style:column-width="0.8732cm" style:use-optimal-column-width="true" fo:break-before="auto"/>
    </style:style>
    <style:style style:family="table-column" style:name="co12">
      <style:table-column-properties style:column-width="1.508cm" style:use-optimal-column-width="true" fo:break-before="auto"/>
    </style:style>
    <style:style style:family="table-column" style:name="co13">
      <style:table-column-properties style:column-width="0.8732cm" style:use-optimal-column-width="true" fo:break-before="auto"/>
    </style:style>
    <style:style style:family="table-column" style:name="co14">
      <style:table-column-properties style:column-width="1.508cm" style:use-optimal-column-width="true" fo:break-before="auto"/>
    </style:style>
    <style:style style:family="table-column" style:name="co15">
      <style:table-column-properties style:column-width="0.8732cm" style:use-optimal-column-width="true" fo:break-before="auto"/>
    </style:style>
    <style:style style:family="table-column" style:name="co16">
      <style:table-column-properties style:column-width="1.508cm" style:use-optimal-column-width="true" fo:break-before="auto"/>
    </style:style>
    <style:style style:family="table-column" style:name="co17">
      <style:table-column-properties style:column-width="0.8732cm" style:use-optimal-column-width="true" fo:break-before="auto"/>
    </style:style>
    <style:style style:family="table-column" style:name="co18">
      <style:table-column-properties style:column-width="1.508cm" style:use-optimal-column-width="true" fo:break-before="auto"/>
    </style:style>
    <style:style style:family="table-column" style:name="co19">
      <style:table-column-properties style:column-width="0.8732cm" style:use-optimal-column-width="true" fo:break-before="auto"/>
    </style:style>
    <style:style style:family="table-column" style:name="co20">
      <style:table-column-properties style:column-width="1.508cm" style:use-optimal-column-width="true" fo:break-before="auto"/>
    </style:style>
    <style:style style:family="table-column" style:name="co21">
      <style:table-column-properties style:column-width="0.8732cm" style:use-optimal-column-width="true" fo:break-before="auto"/>
    </style:style>
    <style:style style:family="table-column" style:name="co22">
      <style:table-column-properties style:column-width="1.508cm" style:use-optimal-column-width="true" fo:break-before="auto"/>
    </style:style>
    <style:style style:family="table-column" style:name="co23">
      <style:table-column-properties style:column-width="0.8732cm" style:use-optimal-column-width="true" fo:break-before="auto"/>
    </style:style>
    <style:style style:family="table-column" style:name="co24">
      <style:table-column-properties style:column-width="1.508cm" style:use-optimal-column-width="true" fo:break-before="auto"/>
    </style:style>
    <style:style style:family="table-column" style:name="co25">
      <style:table-column-properties style:column-width="0.8732cm" style:use-optimal-column-width="true" fo:break-before="auto"/>
    </style:style>
    <style:style style:family="table-column" style:name="co26">
      <style:table-column-properties style:column-width="1.508cm" style:use-optimal-column-width="true" fo:break-before="auto"/>
    </style:style>
    <style:style style:family="table-column" style:name="co27">
      <style:table-column-properties style:column-width="0.8732cm" style:use-optimal-column-width="true" fo:break-before="auto"/>
    </style:style>
    <style:style style:family="table-column" style:name="co28">
      <style:table-column-properties style:column-width="1.508cm" style:use-optimal-column-width="true" fo:break-before="auto"/>
    </style:style>
    <style:style style:family="table-column" style:name="co29">
      <style:table-column-properties style:column-width="0.8732cm" style:use-optimal-column-width="true" fo:break-before="auto"/>
    </style:style>
    <style:style style:family="table-column" style:name="co30">
      <style:table-column-properties style:column-width="1.508cm" style:use-optimal-column-width="true" fo:break-before="auto"/>
    </style:style>
    <style:style style:family="table-column" style:name="co31">
      <style:table-column-properties style:column-width="0.8732cm" style:use-optimal-column-width="true" fo:break-before="auto"/>
    </style:style>
    <style:style style:family="table-column" style:name="co32">
      <style:table-column-properties style:column-width="1.032cm" style:use-optimal-column-width="true" fo:break-before="auto"/>
    </style:style>
    <style:style style:family="table-column" style:name="co33">
      <style:table-column-properties style:column-width="0.8732cm" style:use-optimal-column-width="true" fo:break-before="auto"/>
    </style:style>
    <style:style style:family="table-column" style:name="co34">
      <style:table-column-properties style:column-width="1.508cm" style:use-optimal-column-width="true" fo:break-before="auto"/>
    </style:style>
    <style:style style:family="table-column" style:name="co35">
      <style:table-column-properties style:column-width="0.8732cm" style:use-optimal-column-width="true" fo:break-before="auto"/>
    </style:style>
    <style:style style:family="table-column" style:name="co36">
      <style:table-column-properties style:column-width="1.508cm" style:use-optimal-column-width="true" fo:break-before="auto"/>
    </style:style>
    <style:style style:family="table-column" style:name="co37">
      <style:table-column-properties style:column-width="0.4234cm" style:use-optimal-column-width="true" fo:break-before="auto"/>
    </style:style>
    <style:style style:family="table-column" style:name="co38">
      <style:table-column-properties style:column-width="0.8732cm" style:use-optimal-column-width="true" fo:break-before="auto"/>
    </style:style>
    <style:style style:family="table-column" style:name="co39">
      <style:table-column-properties style:column-width="0.4234cm" style:use-optimal-column-width="true" fo:break-before="auto"/>
    </style:style>
    <style:style style:family="table-column" style:name="co40">
      <style:table-column-properties style:column-width="1.508cm" style:use-optimal-column-width="true" fo:break-before="auto"/>
    </style:style>
    <style:style style:family="table-column" style:name="co41">
      <style:table-column-properties style:column-width="0.4234cm" style:use-optimal-column-width="true" fo:break-before="auto"/>
    </style:style>
    <style:style style:family="table-column" style:name="co42">
      <style:table-column-properties style:column-width="1.032cm" style:use-optimal-column-width="true" fo:break-before="auto"/>
    </style:style>
    <style:style style:family="table-column" style:name="co43">
      <style:table-column-properties style:column-width="0.4234cm" style:use-optimal-column-width="true" fo:break-before="auto"/>
    </style:style>
    <style:style style:family="table-column" style:name="co44">
      <style:table-column-properties style:column-width="1.508cm" style:use-optimal-column-width="true" fo:break-before="auto"/>
    </style:style>
    <style:style style:family="table-column" style:name="co45">
      <style:table-column-properties style:column-width="1.693cm" style:use-optimal-column-width="true" fo:break-before="auto"/>
    </style:style>
    <style:style style:family="table-column" style:name="co46">
      <style:table-column-properties style:column-width="1.693cm" style:use-optimal-column-width="true" fo:break-before="auto"/>
    </style:style>
    <style:style style:family="table-row" style:name="ro2">
      <style:table-row-properties style:row-height="12.81pt" style:use-optimal-row-height="false" fo:break-before="auto"/>
    </style:style>
    <style:style style:family="table-row" style:name="ro3">
      <style:table-row-properties style:row-height="12.81pt" style:use-optimal-row-height="false" fo:break-before="auto"/>
    </style:style>
    <style:style style:family="text" style:name="T1">
      <style:text-properties fo:color="#000000" fo:font-family="Liberation Sans" fo:font-size="11pt" fo:font-style="normal" style:text-underline-type="none" fo:font-weight="normal"/>
    </style:style>
    <style:style style:family="table-row" style:name="ro4">
      <style:table-row-properties style:row-height="12.81pt" style:use-optimal-row-height="false" fo:break-before="auto"/>
    </style:style>
    <style:style style:family="text" style:name="T2">
      <style:text-properties fo:color="#000000" fo:font-family="Liberation Sans" fo:font-size="11pt" fo:font-style="normal" style:text-underline-type="none" fo:font-weight="normal"/>
    </style:style>
    <style:style style:family="table-row" style:name="ro5">
      <style:table-row-properties style:row-height="12.81pt" style:use-optimal-row-height="false" fo:break-before="auto"/>
    </style:style>
    <style:style style:family="text" style:name="T3">
      <style:text-properties fo:color="#000000" fo:font-family="Liberation Sans" fo:font-size="11pt" fo:font-style="normal" style:text-underline-type="none" fo:font-weight="normal"/>
    </style:style>
    <style:style style:family="table-row" style:name="ro6">
      <style:table-row-properties style:row-height="12.81pt" style:use-optimal-row-height="false" fo:break-before="auto"/>
    </style:style>
    <style:style style:family="text" style:name="T4">
      <style:text-properties fo:color="#000000" fo:font-family="Liberation Sans" fo:font-size="11pt" fo:font-style="normal" style:text-underline-type="none" fo:font-weight="normal"/>
    </style:style>
    <style:style style:family="table-row" style:name="ro7">
      <style:table-row-properties style:row-height="12.81pt" style:use-optimal-row-height="false" fo:break-before="auto"/>
    </style:style>
    <style:style style:family="table-row" style:name="ro8">
      <style:table-row-properties style:row-height="12.81pt" style:use-optimal-row-height="false" fo:break-before="auto"/>
    </style:style>
    <style:style style:family="table-row" style:name="ro9">
      <style:table-row-properties style:row-height="12.81pt" style:use-optimal-row-height="false" fo:break-before="auto"/>
    </style:style>
    <style:style style:family="table-row" style:name="ro10">
      <style:table-row-properties style:row-height="12.81pt" style:use-optimal-row-height="false" fo:break-before="auto"/>
    </style:style>
    <style:style style:family="table-row" style:name="ro11">
      <style:table-row-properties style:row-height="12.81pt" style:use-optimal-row-height="false" fo:break-before="auto"/>
    </style:style>
    <style:style style:family="table-row" style:name="ro12">
      <style:table-row-properties style:row-height="12.81pt" style:use-optimal-row-height="false" fo:break-before="auto"/>
    </style:style>
    <style:style style:family="table-row" style:name="ro13">
      <style:table-row-properties style:row-height="12.81pt" style:use-optimal-row-height="false" fo:break-before="auto"/>
    </style:style>
    <style:style style:family="table-row" style:name="ro14">
      <style:table-row-properties style:row-height="12.81pt" style:use-optimal-row-height="false" fo:break-before="auto"/>
    </style:style>
    <style:style style:family="table-row" style:name="ro15">
      <style:table-row-properties style:row-height="12.81pt" style:use-optimal-row-height="false" fo:break-before="auto"/>
    </style:style>
    <style:style style:family="table-row" style:name="ro1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47">
      <style:table-column-properties style:column-width="1.508cm" fo:break-before="auto"/>
    </style:style>
    <style:style style:family="table-row" style:name="ro17">
      <style:table-row-properties style:row-height="0.5292cm" style:use-optimal-row-height="true" fo:break-before="auto"/>
    </style:style>
    <style:style style:family="table-column" style:name="co48">
      <style:table-column-properties style:column-width="0.7673cm" style:use-optimal-column-width="false" fo:break-before="auto"/>
    </style:style>
    <style:style style:family="table-column" style:name="co49">
      <style:table-column-properties style:column-width="0.8467cm" style:use-optimal-column-width="false" fo:break-before="auto"/>
    </style:style>
    <style:style style:family="table-column" style:name="co50">
      <style:table-column-properties style:column-width="0.7409cm" style:use-optimal-column-width="false" fo:break-before="auto"/>
    </style:style>
    <style:style style:family="table-column" style:name="co51">
      <style:table-column-properties style:column-width="0.7409cm" style:use-optimal-column-width="false" fo:break-before="auto"/>
    </style:style>
    <style:style style:family="table-column" style:name="co52">
      <style:table-column-properties style:column-width="0.8996cm" style:use-optimal-column-width="false" fo:break-before="auto"/>
    </style:style>
    <style:style style:family="table-column" style:name="co53">
      <style:table-column-properties style:column-width="0.8467cm" style:use-optimal-column-width="false" fo:break-before="auto"/>
    </style:style>
    <style:style style:family="table-column" style:name="co54">
      <style:table-column-properties style:column-width="0.7409cm" style:use-optimal-column-width="false" fo:break-before="auto"/>
    </style:style>
    <style:style style:family="table-column" style:name="co55">
      <style:table-column-properties style:column-width="0.8996cm" style:use-optimal-column-width="false" fo:break-before="auto"/>
    </style:style>
    <style:style style:family="table-column" style:name="co56">
      <style:table-column-properties style:column-width="1.376cm" style:use-optimal-column-width="false" fo:break-before="auto"/>
    </style:style>
    <style:style style:family="table-column" style:name="co57">
      <style:table-column-properties style:column-width="1.376cm" fo:break-before="auto"/>
    </style:style>
    <style:style style:family="table-row" style:name="ro18">
      <style:table-row-properties style:row-height="1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15pt" style:use-optimal-row-height="false" fo:break-before="auto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5pt" style:use-optimal-row-height="false" fo:break-before="auto"/>
    </style:style>
    <style:style style:family="table-row" style:name="ro23">
      <style:table-row-properties style:row-height="15pt" style:use-optimal-row-height="false" fo:break-before="auto"/>
    </style:style>
    <style:style style:family="table-row" style:name="ro24">
      <style:table-row-properties style:row-height="15pt" style:use-optimal-row-height="false" fo:break-before="auto"/>
    </style:style>
    <style:style style:family="table-row" style:name="ro25">
      <style:table-row-properties style:row-height="15pt" style:use-optimal-row-height="false" fo:break-before="auto"/>
    </style:style>
    <style:style style:family="table-row" style:name="ro26">
      <style:table-row-properties style:row-height="15pt" style:use-optimal-row-height="false" fo:break-before="auto"/>
    </style:style>
    <style:style style:family="table-row" style:name="ro27">
      <style:table-row-properties style:row-height="15pt" style:use-optimal-row-height="false" fo:break-before="auto"/>
    </style:style>
    <style:style style:family="table-row" style:name="ro28">
      <style:table-row-properties style:row-height="15pt" style:use-optimal-row-height="false" fo:break-before="auto"/>
    </style:style>
    <style:style style:family="table-row" style:name="ro29">
      <style:table-row-properties style:row-height="15pt" style:use-optimal-row-height="false" fo:break-before="auto"/>
    </style:style>
    <style:style style:family="table-row" style:name="ro30">
      <style:table-row-properties style:row-height="15pt" style:use-optimal-row-height="false" fo:break-before="auto"/>
    </style:style>
    <style:style style:family="table-row" style:name="ro31">
      <style:table-row-properties style:row-height="15pt" style:use-optimal-row-height="false" fo:break-before="auto"/>
    </style:style>
    <style:style style:family="table-row" style:name="ro32">
      <style:table-row-properties style:row-height="15pt" style:use-optimal-row-height="false" fo:break-before="auto"/>
    </style:style>
    <style:style style:family="table-row" style:name="ro33">
      <style:table-row-properties style:row-height="15pt" style:use-optimal-row-height="false" fo:break-before="auto"/>
    </style:style>
    <style:style style:family="table-row" style:name="ro34">
      <style:table-row-properties style:row-height="15pt" style:use-optimal-row-height="false" fo:break-before="auto"/>
    </style:style>
    <style:style style:family="table-row" style:name="ro35">
      <style:table-row-properties style:row-height="15pt" style:use-optimal-row-height="false" fo:break-before="auto"/>
    </style:style>
    <style:style style:family="table-row" style:name="ro36">
      <style:table-row-properties style:row-height="15pt" style:use-optimal-row-height="false" fo:break-before="auto"/>
    </style:style>
    <style:style style:family="table-row" style:name="ro37">
      <style:table-row-properties style:row-height="15pt" style:use-optimal-row-height="false" fo:break-before="auto"/>
    </style:style>
    <style:style style:family="table-row" style:name="ro38">
      <style:table-row-properties style:row-height="15pt" style:use-optimal-row-height="false" fo:break-before="auto"/>
    </style:style>
    <style:style style:family="table-row" style:name="ro39">
      <style:table-row-properties style:row-height="15pt" style:use-optimal-row-height="false" fo:break-before="auto"/>
    </style:style>
    <style:style style:family="table-row" style:name="ro40">
      <style:table-row-properties style:row-height="15pt" style:use-optimal-row-height="false" fo:break-before="auto"/>
    </style:style>
    <style:style style:family="table-row" style:name="ro41">
      <style:table-row-properties style:row-height="15pt" style:use-optimal-row-height="false" fo:break-before="auto"/>
    </style:style>
    <style:style style:family="table-row" style:name="ro42">
      <style:table-row-properties style:row-height="15pt" style:use-optimal-row-height="false" fo:break-before="auto"/>
    </style:style>
    <style:style style:family="table-row" style:name="ro43">
      <style:table-row-properties style:row-height="15pt" style:use-optimal-row-height="false" fo:break-before="auto"/>
    </style:style>
    <style:style style:family="table-row" style:name="ro44">
      <style:table-row-properties style:row-height="15pt" style:use-optimal-row-height="false" fo:break-before="auto"/>
    </style:style>
    <style:style style:family="table-row" style:name="ro45">
      <style:table-row-properties style:row-height="15pt" style:use-optimal-row-height="false" fo:break-before="auto"/>
    </style:style>
    <style:style style:family="table-row" style:name="ro46">
      <style:table-row-properties style:row-height="15pt" style:use-optimal-row-height="false" fo:break-before="auto"/>
    </style:style>
    <style:style style:family="table-row" style:name="ro47">
      <style:table-row-properties style:row-height="15pt" style:use-optimal-row-height="false" fo:break-before="auto"/>
    </style:style>
    <style:style style:family="table-row" style:name="ro48">
      <style:table-row-properties style:row-height="15pt" style:use-optimal-row-height="false" fo:break-before="auto"/>
    </style:style>
    <style:style style:family="table-row" style:name="ro49">
      <style:table-row-properties style:row-height="15pt" style:use-optimal-row-height="false" fo:break-before="auto"/>
    </style:style>
    <style:style style:family="table-row" style:name="ro50">
      <style:table-row-properties style:row-height="15pt" style:use-optimal-row-height="false" fo:break-before="auto"/>
    </style:style>
    <style:style style:family="table-row" style:name="ro51">
      <style:table-row-properties style:row-height="15pt" style:use-optimal-row-height="false" fo:break-before="auto"/>
    </style:style>
    <style:style style:family="table-row" style:name="ro52">
      <style:table-row-properties style:row-height="15pt" style:use-optimal-row-height="false" fo:break-before="auto"/>
    </style:style>
    <style:style style:family="table-row" style:name="ro53">
      <style:table-row-properties style:row-height="15pt" style:use-optimal-row-height="false" fo:break-before="auto"/>
    </style:style>
    <style:style style:family="table-row" style:name="ro54">
      <style:table-row-properties style:row-height="15pt" style:use-optimal-row-height="false" fo:break-before="auto"/>
    </style:style>
    <style:style style:family="table-row" style:name="ro55">
      <style:table-row-properties style:row-height="15pt" style:use-optimal-row-height="false" fo:break-before="auto"/>
    </style:style>
    <style:style style:family="table-row" style:name="ro56">
      <style:table-row-properties style:row-height="15pt" style:use-optimal-row-height="false" fo:break-before="auto"/>
    </style:style>
    <style:style style:family="table-row" style:name="ro57">
      <style:table-row-properties style:row-height="15pt" style:use-optimal-row-height="false" fo:break-before="auto"/>
    </style:style>
    <style:style style:family="table-row" style:name="ro58">
      <style:table-row-properties style:row-height="15pt" style:use-optimal-row-height="false" fo:break-before="auto"/>
    </style:style>
    <style:style style:family="table-row" style:name="ro59">
      <style:table-row-properties style:row-height="15pt" style:use-optimal-row-height="false" fo:break-before="auto"/>
    </style:style>
    <style:style style:family="table-row" style:name="ro60">
      <style:table-row-properties style:row-height="15pt" style:use-optimal-row-height="false" fo:break-before="auto"/>
    </style:style>
    <style:style style:family="table-row" style:name="ro61">
      <style:table-row-properties style:row-height="15pt" style:use-optimal-row-height="false" fo:break-before="auto"/>
    </style:style>
    <style:style style:family="table-row" style:name="ro62">
      <style:table-row-properties style:row-height="15pt" style:use-optimal-row-height="false" fo:break-before="auto"/>
    </style:style>
    <style:style style:family="table-row" style:name="ro63">
      <style:table-row-properties style:row-height="15pt" style:use-optimal-row-height="false" fo:break-before="auto"/>
    </style:style>
    <style:style style:family="table-row" style:name="ro64">
      <style:table-row-properties style:row-height="15pt" style:use-optimal-row-height="false" fo:break-before="auto"/>
    </style:style>
    <style:style style:family="table-row" style:name="ro65">
      <style:table-row-properties style:row-height="15pt" style:use-optimal-row-height="false" fo:break-before="auto"/>
    </style:style>
    <style:style style:family="table-row" style:name="ro66">
      <style:table-row-properties style:row-height="15pt" style:use-optimal-row-height="false" fo:break-before="auto"/>
    </style:style>
    <style:style style:family="table-row" style:name="ro67">
      <style:table-row-properties style:row-height="15pt" style:use-optimal-row-height="false" fo:break-before="auto"/>
    </style:style>
    <style:style style:family="table-row" style:name="ro68">
      <style:table-row-properties style:row-height="15pt" style:use-optimal-row-height="false" fo:break-before="auto"/>
    </style:style>
    <style:style style:family="table-row" style:name="ro69">
      <style:table-row-properties style:row-height="15pt" style:use-optimal-row-height="false" fo:break-before="auto"/>
    </style:style>
    <style:style style:family="table-row" style:name="ro70">
      <style:table-row-properties style:row-height="15pt" style:use-optimal-row-height="false" fo:break-before="auto"/>
    </style:style>
    <style:style style:family="table-row" style:name="ro71">
      <style:table-row-properties style:row-height="15pt" style:use-optimal-row-height="false" fo:break-before="auto"/>
    </style:style>
    <style:style style:family="table-row" style:name="ro72">
      <style:table-row-properties style:row-height="15pt" style:use-optimal-row-height="false" fo:break-before="auto"/>
    </style:style>
    <style:style style:family="table-row" style:name="ro73">
      <style:table-row-properties style:row-height="15pt" style:use-optimal-row-height="false" fo:break-before="auto"/>
    </style:style>
    <style:style style:family="table-row" style:name="ro74">
      <style:table-row-properties style:row-height="15pt" style:use-optimal-row-height="false" fo:break-before="auto"/>
    </style:style>
    <style:style style:family="table-row" style:name="ro75">
      <style:table-row-properties style:row-height="15pt" style:use-optimal-row-height="false" fo:break-before="auto"/>
    </style:style>
    <style:style style:family="table-row" style:name="ro76">
      <style:table-row-properties style:row-height="15pt" style:use-optimal-row-height="false" fo:break-before="auto"/>
    </style:style>
    <style:style style:family="table-row" style:name="ro77">
      <style:table-row-properties style:row-height="15pt" style:use-optimal-row-height="false" fo:break-before="auto"/>
    </style:style>
    <style:style style:family="table-row" style:name="ro78">
      <style:table-row-properties style:row-height="15pt" style:use-optimal-row-height="false" fo:break-before="auto"/>
    </style:style>
    <style:style style:family="table-row" style:name="ro79">
      <style:table-row-properties style:row-height="15pt" style:use-optimal-row-height="false" fo:break-before="auto"/>
    </style:style>
    <style:style style:family="table-row" style:name="ro80">
      <style:table-row-properties style:row-height="15pt" style:use-optimal-row-height="false" fo:break-before="auto"/>
    </style:style>
    <style:style style:family="table-row" style:name="ro81">
      <style:table-row-properties style:row-height="15pt" style:use-optimal-row-height="false" fo:break-before="auto"/>
    </style:style>
    <style:style style:family="table-row" style:name="ro82">
      <style:table-row-properties style:row-height="15pt" style:use-optimal-row-height="false" fo:break-before="auto"/>
    </style:style>
    <style:style style:family="table-row" style:name="ro83">
      <style:table-row-properties style:row-height="15pt" style:use-optimal-row-height="false" fo:break-before="auto"/>
    </style:style>
    <style:style style:family="table-row" style:name="ro84">
      <style:table-row-properties style:row-height="15pt" style:use-optimal-row-height="false" fo:break-before="auto"/>
    </style:style>
    <style:style style:family="table-row" style:name="ro85">
      <style:table-row-properties style:row-height="15pt" style:use-optimal-row-height="false" fo:break-before="auto"/>
    </style:style>
    <style:style style:family="table-row" style:name="ro86">
      <style:table-row-properties style:row-height="15pt" style:use-optimal-row-height="false" fo:break-before="auto"/>
    </style:style>
    <style:style style:family="table-row" style:name="ro87">
      <style:table-row-properties style:row-height="15pt" style:use-optimal-row-height="false" fo:break-before="auto"/>
    </style:style>
    <style:style style:family="table-row" style:name="ro88">
      <style:table-row-properties style:row-height="15pt" style:use-optimal-row-height="false" fo:break-before="auto"/>
    </style:style>
    <style:style style:family="table-row" style:name="ro89">
      <style:table-row-properties style:row-height="15pt" style:use-optimal-row-height="false" fo:break-before="auto"/>
    </style:style>
    <style:style style:family="table-row" style:name="ro90">
      <style:table-row-properties style:row-height="15pt" style:use-optimal-row-height="false" fo:break-before="auto"/>
    </style:style>
    <style:style style:family="table-row" style:name="ro91">
      <style:table-row-properties style:row-height="15pt" style:use-optimal-row-height="false" fo:break-before="auto"/>
    </style:style>
    <style:style style:family="table-row" style:name="ro92">
      <style:table-row-properties style:row-height="15pt" style:use-optimal-row-height="false" fo:break-before="auto"/>
    </style:style>
    <style:style style:family="table-row" style:name="ro93">
      <style:table-row-properties style:row-height="15pt" style:use-optimal-row-height="false" fo:break-before="auto"/>
    </style:style>
    <style:style style:family="table-row" style:name="ro94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58">
      <style:table-column-properties style:column-width="1.508cm" fo:break-before="auto"/>
    </style:style>
    <style:style style:family="table-row" style:name="ro95">
      <style:table-row-properties style:row-height="0.5027cm" style:use-optimal-row-height="true" fo:break-before="auto"/>
    </style:style>
    <style:style style:family="table-column" style:name="co59">
      <style:table-column-properties style:column-width="0.979cm" style:use-optimal-column-width="false" fo:break-before="auto"/>
    </style:style>
    <style:style style:family="table-column" style:name="co60">
      <style:table-column-properties style:column-width="0.4234cm" style:use-optimal-column-width="true" fo:break-before="auto"/>
    </style:style>
    <style:style style:family="table-column" style:name="co61">
      <style:table-column-properties style:column-width="0.6086cm" style:use-optimal-column-width="true" fo:break-before="auto"/>
    </style:style>
    <style:style style:family="table-column" style:name="co62">
      <style:table-column-properties style:column-width="0.6086cm" style:use-optimal-column-width="true" fo:break-before="auto"/>
    </style:style>
    <style:style style:family="table-column" style:name="co63">
      <style:table-column-properties style:column-width="0.6086cm" style:use-optimal-column-width="true" fo:break-before="auto"/>
    </style:style>
    <style:style style:family="table-column" style:name="co64">
      <style:table-column-properties style:column-width="0.6086cm" style:use-optimal-column-width="true" fo:break-before="auto"/>
    </style:style>
    <style:style style:family="table-column" style:name="co65">
      <style:table-column-properties style:column-width="0.6086cm" style:use-optimal-column-width="true" fo:break-before="auto"/>
    </style:style>
    <style:style style:family="table-column" style:name="co66">
      <style:table-column-properties style:column-width="0.6086cm" style:use-optimal-column-width="true" fo:break-before="auto"/>
    </style:style>
    <style:style style:family="table-column" style:name="co67">
      <style:table-column-properties style:column-width="0.6086cm" style:use-optimal-column-width="true" fo:break-before="auto"/>
    </style:style>
    <style:style style:family="table-column" style:name="co68">
      <style:table-column-properties style:column-width="0.7673cm" style:use-optimal-column-width="true" fo:break-before="auto"/>
    </style:style>
    <style:style style:family="table-column" style:name="co69">
      <style:table-column-properties style:column-width="0.6086cm" style:use-optimal-column-width="true" fo:break-before="auto"/>
    </style:style>
    <style:style style:family="table-column" style:name="co70">
      <style:table-column-properties style:column-width="0.6086cm" style:use-optimal-column-width="true" fo:break-before="auto"/>
    </style:style>
    <style:style style:family="table-column" style:name="co71">
      <style:table-column-properties style:column-width="0.6086cm" style:use-optimal-column-width="true" fo:break-before="auto"/>
    </style:style>
    <style:style style:family="table-column" style:name="co72">
      <style:table-column-properties style:column-width="0.7673cm" style:use-optimal-column-width="true" fo:break-before="auto"/>
    </style:style>
    <style:style style:family="table-column" style:name="co73">
      <style:table-column-properties style:column-width="0.6086cm" style:use-optimal-column-width="true" fo:break-before="auto"/>
    </style:style>
    <style:style style:family="table-column" style:name="co74">
      <style:table-column-properties style:column-width="0.6086cm" style:use-optimal-column-width="true" fo:break-before="auto"/>
    </style:style>
    <style:style style:family="table-column" style:name="co75">
      <style:table-column-properties style:column-width="0.7673cm" style:use-optimal-column-width="true" fo:break-before="auto"/>
    </style:style>
    <style:style style:family="table-column" style:name="co76">
      <style:table-column-properties style:column-width="0.6086cm" style:use-optimal-column-width="true" fo:break-before="auto"/>
    </style:style>
    <style:style style:family="table-column" style:name="co77">
      <style:table-column-properties style:column-width="0.6086cm" style:use-optimal-column-width="true" fo:break-before="auto"/>
    </style:style>
    <style:style style:family="table-column" style:name="co78">
      <style:table-column-properties style:column-width="0.7673cm" style:use-optimal-column-width="true" fo:break-before="auto"/>
    </style:style>
    <style:style style:family="table-column" style:name="co79">
      <style:table-column-properties style:column-width="0.6086cm" style:use-optimal-column-width="true" fo:break-before="auto"/>
    </style:style>
    <style:style style:family="table-column" style:name="co80">
      <style:table-column-properties style:column-width="0.6086cm" style:use-optimal-column-width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family="table-row" style:name="ro101">
      <style:table-row-properties style:row-height="14.25pt" style:use-optimal-row-height="true" fo:break-before="auto"/>
    </style:style>
  </office:automatic-styles>
  <office:body>
    <office:spreadsheet>
      <table:table table:name="Lenovo y70-70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3" table:style-name="co9" table:default-cell-style-name="ce4"/>
        <table:table-column table:style-name="co10" table:default-cell-style-name="ce4"/>
        <table:table-column table:number-columns-repeated="3" table:style-name="co11" table:default-cell-style-name="ce4"/>
        <table:table-column table:style-name="co12" table:default-cell-style-name="ce4"/>
        <table:table-column table:number-columns-repeated="3" table:style-name="co13" table:default-cell-style-name="ce4"/>
        <table:table-column table:style-name="co14" table:default-cell-style-name="ce4"/>
        <table:table-column table:number-columns-repeated="3" table:style-name="co15" table:default-cell-style-name="ce4"/>
        <table:table-column table:style-name="co16" table:default-cell-style-name="ce4"/>
        <table:table-column table:number-columns-repeated="3" table:style-name="co17" table:default-cell-style-name="ce4"/>
        <table:table-column table:style-name="co18" table:default-cell-style-name="ce4"/>
        <table:table-column table:number-columns-repeated="3" table:style-name="co19" table:default-cell-style-name="ce4"/>
        <table:table-column table:style-name="co20" table:default-cell-style-name="ce4"/>
        <table:table-column table:number-columns-repeated="3" table:style-name="co21" table:default-cell-style-name="ce4"/>
        <table:table-column table:style-name="co22" table:default-cell-style-name="ce4"/>
        <table:table-column table:number-columns-repeated="3" table:style-name="co23" table:default-cell-style-name="ce4"/>
        <table:table-column table:style-name="co24" table:default-cell-style-name="ce4"/>
        <table:table-column table:number-columns-repeated="3" table:style-name="co25" table:default-cell-style-name="ce4"/>
        <table:table-column table:style-name="co26" table:default-cell-style-name="ce4"/>
        <table:table-column table:number-columns-repeated="3" table:style-name="co27" table:default-cell-style-name="ce4"/>
        <table:table-column table:style-name="co28" table:default-cell-style-name="ce4"/>
        <table:table-column table:number-columns-repeated="3"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number-columns-repeated="3"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number-columns-repeated="1058" table:style-name="co45" table:default-cell-style-name="ce4"/>
        <table:table-column table:number-columns-repeated="100" table:style-name="co46" table:default-cell-style-name="Default"/>
        <table:table-column table:style-name="co1" table:default-cell-style-name="Default"/>
        <table:table-row table:style-name="ro2">
          <table:table-cell table:style-name="ce5"/>
          <table:table-cell table:style-name="ce5"/>
          <table:table-cell table:style-name="ce6" office:value-type="float" office:value="1">
            <text:p>1</text:p>
          </table:table-cell>
          <table:table-cell table:style-name="ce7"/>
          <table:table-cell table:style-name="ce7"/>
          <table:table-cell table:style-name="ce8"/>
          <table:table-cell table:style-name="ce6" office:value-type="float" office:value="2">
            <text:p>2</text:p>
          </table:table-cell>
          <table:table-cell table:style-name="ce7"/>
          <table:table-cell table:style-name="ce7"/>
          <table:table-cell table:style-name="ce8"/>
          <table:table-cell table:style-name="ce6" office:value-type="float" office:value="3">
            <text:p>3</text:p>
          </table:table-cell>
          <table:table-cell table:style-name="ce7"/>
          <table:table-cell table:style-name="ce7"/>
          <table:table-cell table:style-name="ce8"/>
          <table:table-cell table:style-name="ce6" office:value-type="float" office:value="4">
            <text:p>4</text:p>
          </table:table-cell>
          <table:table-cell table:style-name="ce7"/>
          <table:table-cell table:style-name="ce7"/>
          <table:table-cell table:style-name="ce8"/>
          <table:table-cell table:style-name="ce6" office:value-type="float" office:value="5">
            <text:p>5</text:p>
          </table:table-cell>
          <table:table-cell table:style-name="ce7"/>
          <table:table-cell table:style-name="ce7"/>
          <table:table-cell table:style-name="ce8"/>
          <table:table-cell table:style-name="ce6" office:value-type="float" office:value="6">
            <text:p>6</text:p>
          </table:table-cell>
          <table:table-cell table:style-name="ce7"/>
          <table:table-cell table:style-name="ce7"/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8">
            <text:p>8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9">
            <text:p>9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0">
            <text:p>10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1">
            <text:p>11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2">
            <text:p>12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3">
            <text:p>13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4">
            <text:p>14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5">
            <text:p>15</text:p>
          </table:table-cell>
          <table:table-cell table:style-name="ce7"/>
          <table:table-cell table:style-name="ce7"/>
          <table:table-cell table:style-name="ce7"/>
          <table:table-cell table:style-name="ce9" office:value-type="float" office:value="16">
            <text:p>16</text:p>
          </table:table-cell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7"/>
          <table:table-cell table:style-name="ce7"/>
          <table:table-cell table:style-name="ce9"/>
          <table:table-cell table:style-name="ce7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">
          <table:table-cell table:style-name="ce3" office:value-type="string">
            <text:p><text:span text:style-name="T1">size</text:span></text:p>
          </table:table-cell>
          <table:table-cell table:style-name="ce5" office:value-type="float" office:value="15.5">
            <text:p>15.5</text:p>
          </table:table-cell>
          <table:table-cell table:style-name="ce10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7.149999999999999">
            <text:p>17.149999999999999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C2]+[.E2]+[.$B$3]" office:value-type="float" office:value="20.449999999999999">
            <text:p>20.449999999999999</text:p>
          </table:table-cell>
          <table:table-cell table:style-name="ce3" table:formula="of:=[.D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G2]+[.I2]+[.$B$3]" office:value-type="float" office:value="37.049999999999997">
            <text:p>37.049999999999997</text:p>
          </table:table-cell>
          <table:table-cell table:style-name="ce3" table:formula="of:=[.H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K2]+[.M2]+[.$B$3]" office:value-type="float" office:value="53.649999999999991">
            <text:p>53.649999999999991</text:p>
          </table:table-cell>
          <table:table-cell table:style-name="ce3" table:formula="of:=[.L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O2]+[.Q2]+[.$B$3]" office:value-type="float" office:value="70.249999999999986">
            <text:p>70.249999999999986</text:p>
          </table:table-cell>
          <table:table-cell table:style-name="ce3" table:formula="of:=[.P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S2]+[.U2]+[.$B$3]" office:value-type="float" office:value="86.84999999999998">
            <text:p>86.84999999999998</text:p>
          </table:table-cell>
          <table:table-cell table:style-name="ce3" table:formula="of:=[.T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W2]+[.Y2]+[.$B$3]" office:value-type="float" office:value="103.44999999999997">
            <text:p>103.44999999999997</text:p>
          </table:table-cell>
          <table:table-cell table:style-name="ce3" table:formula="of:=[.X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A2]+[.AC2]+[.$B$3]" office:value-type="float" office:value="120.04999999999997">
            <text:p>120.04999999999997</text:p>
          </table:table-cell>
          <table:table-cell table:style-name="ce3" table:formula="of:=[.AB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E2]+[.AG2]+[.$B$3]" office:value-type="float" office:value="136.64999999999998">
            <text:p>136.64999999999998</text:p>
          </table:table-cell>
          <table:table-cell table:style-name="ce3" table:formula="of:=[.AF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I2]+[.AK2]+[.$B$3]" office:value-type="float" office:value="153.25">
            <text:p>153.25</text:p>
          </table:table-cell>
          <table:table-cell table:style-name="ce3" table:formula="of:=[.AJ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M2]+[.AO2]+[.$B$3]" office:value-type="float" office:value="169.85000000000002">
            <text:p>169.85000000000002</text:p>
          </table:table-cell>
          <table:table-cell table:style-name="ce3" table:formula="of:=[.AN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Q2]+[.AS2]+[.$B$3]" office:value-type="float" office:value="186.45000000000005">
            <text:p>186.45000000000005</text:p>
          </table:table-cell>
          <table:table-cell table:style-name="ce3" table:formula="of:=[.AR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U2]+[.AW2]+[.$B$3]" office:value-type="float" office:value="203.05000000000007">
            <text:p>203.05000000000007</text:p>
          </table:table-cell>
          <table:table-cell table:style-name="ce3" table:formula="of:=[.AV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AY2]+[.BA2]+[.$B$3]" office:value-type="float" office:value="219.65000000000009">
            <text:p>219.65000000000009</text:p>
          </table:table-cell>
          <table:table-cell table:style-name="ce3" table:formula="of:=[.AZ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BC2]+[.BE2]+[.$B$3]" office:value-type="float" office:value="236.25000000000011">
            <text:p>236.25000000000011</text:p>
          </table:table-cell>
          <table:table-cell table:style-name="ce3" table:formula="of:=[.BD2]" office:value-type="float" office:value="0">
            <text:p>0</text:p>
          </table:table-cell>
          <table:table-cell table:style-name="ce3" table:formula="of:=[.$B$5]" office:value-type="float" office:value="13.300000000000001">
            <text:p>13.300000000000001</text:p>
          </table:table-cell>
          <table:table-cell table:style-name="ce11" table:formula="of:=[.$B$4]" office:value-type="float" office:value="9">
            <text:p>9</text:p>
          </table:table-cell>
          <table:table-cell table:style-name="ce10" table:formula="of:=[.BG2]+[.BI2]+[.$B$3]" office:value-type="float" office:value="252.85000000000014">
            <text:p>252.85000000000014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7.149999999999999">
            <text:p>17.149999999999999</text:p>
          </table:table-cell>
          <table:table-cell table:style-name="ce11" table:formula="of:=[.$B$4]" office:value-type="float" office:value="9">
            <text:p>9</text:p>
          </table:table-cell>
          <table:table-cell table:style-name="ce3" table:formula="of:=[.BK2]+[.BM2]" office:value-type="float" office:value="270.00000000000011">
            <text:p>270.00000000000011</text:p>
          </table:table-cell>
          <table:table-cell table:number-columns-repeated="1024"/>
        </table:table-row>
        <table:table-row table:style-name="ro4">
          <table:table-cell table:style-name="ce3" office:value-type="string">
            <text:p><text:span text:style-name="T2">gap</text:span></text:p>
          </table:table-cell>
          <table:table-cell table:style-name="ce12" office:value-type="float" office:value="3.2999999999999998">
            <text:p>3.2999999999999998</text:p>
          </table:table-cell>
          <table:table-cell table:style-name="ce10" table:formula="of:=[.C2]" office:value-type="float" office:value="0">
            <text:p>0</text:p>
          </table:table-cell>
          <table:table-cell table:style-name="ce3" table:formula="of:=[.D2]+[.F2]+[.$B$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C3]+[.E3]+[.$B$3]" office:value-type="float" office:value="18.800000000000001">
            <text:p>18.800000000000001</text:p>
          </table:table-cell>
          <table:table-cell table:style-name="ce3" table:formula="of:=[.D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G3]+[.I3]+[.$B$3]" office:value-type="float" office:value="37.599999999999994">
            <text:p>37.599999999999994</text:p>
          </table:table-cell>
          <table:table-cell table:style-name="ce3" table:formula="of:=[.H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K3]+[.M3]+[.$B$3]" office:value-type="float" office:value="56.399999999999991">
            <text:p>56.399999999999991</text:p>
          </table:table-cell>
          <table:table-cell table:style-name="ce3" table:formula="of:=[.L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O3]+[.Q3]+[.$B$3]" office:value-type="float" office:value="75.199999999999989">
            <text:p>75.199999999999989</text:p>
          </table:table-cell>
          <table:table-cell table:style-name="ce3" table:formula="of:=[.P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S3]+[.U3]+[.$B$3]" office:value-type="float" office:value="93.999999999999986">
            <text:p>93.999999999999986</text:p>
          </table:table-cell>
          <table:table-cell table:style-name="ce3" table:formula="of:=[.T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W3]+[.Y3]+[.$B$3]" office:value-type="float" office:value="112.79999999999998">
            <text:p>112.79999999999998</text:p>
          </table:table-cell>
          <table:table-cell table:style-name="ce3" table:formula="of:=[.X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A3]+[.AC3]+[.$B$3]" office:value-type="float" office:value="131.59999999999999">
            <text:p>131.59999999999999</text:p>
          </table:table-cell>
          <table:table-cell table:style-name="ce3" table:formula="of:=[.AB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E3]+[.AG3]+[.$B$3]" office:value-type="float" office:value="150.40000000000001">
            <text:p>150.40000000000001</text:p>
          </table:table-cell>
          <table:table-cell table:style-name="ce3" table:formula="of:=[.AF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I3]+[.AK3]+[.$B$3]" office:value-type="float" office:value="169.20000000000002">
            <text:p>169.20000000000002</text:p>
          </table:table-cell>
          <table:table-cell table:style-name="ce3" table:formula="of:=[.AJ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M3]+[.AO3]+[.$B$3]" office:value-type="float" office:value="188.00000000000003">
            <text:p>188.00000000000003</text:p>
          </table:table-cell>
          <table:table-cell table:style-name="ce3" table:formula="of:=[.AN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Q3]+[.AS3]+[.$B$3]" office:value-type="float" office:value="206.80000000000004">
            <text:p>206.80000000000004</text:p>
          </table:table-cell>
          <table:table-cell table:style-name="ce3" table:formula="of:=[.AR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U3]+[.AW3]+[.$B$3]" office:value-type="float" office:value="225.60000000000005">
            <text:p>225.60000000000005</text:p>
          </table:table-cell>
          <table:table-cell table:style-name="ce3" table:formula="of:=[.AV3]" office:value-type="float" office:value="12.300000000000001">
            <text:p>12.3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Y3]+[.BA3]+[.$B$3]" office:value-type="float" office:value="244.40000000000006">
            <text:p>244.40000000000006</text:p>
          </table:table-cell>
          <table:table-cell table:style-name="ce3" table:formula="of:=[.AZ3]" office:value-type="float" office:value="12.300000000000001">
            <text:p>12.300000000000001</text:p>
          </table:table-cell>
          <table:table-cell table:style-name="ce5" office:value-type="float" office:value="25.600000000000001">
            <text:p>25.600000000000001</text:p>
          </table:table-cell>
          <table:table-cell table:style-name="ce11" table:formula="of:=[.$B$2]" office:value-type="float" office:value="15.5">
            <text:p>15.5</text:p>
          </table:table-cell>
          <table:table-cell table:number-columns-repeated="3"/>
          <table:table-cell table:style-name="ce11"/>
          <table:table-cell table:number-columns-repeated="3"/>
          <table:table-cell table:style-name="ce11"/>
          <table:table-cell table:style-name="ce3" table:formula="of:=[.BC3]+[.BE3]" office:value-type="float" office:value="270.00000000000006">
            <text:p>270.00000000000006</text:p>
          </table:table-cell>
          <table:table-cell table:number-columns-repeated="1024"/>
        </table:table-row>
        <table:table-row table:style-name="ro5">
          <table:table-cell table:style-name="ce3" office:value-type="string">
            <text:p><text:span text:style-name="T3">FN height</text:span></text:p>
          </table:table-cell>
          <table:table-cell table:style-name="ce5" office:value-type="float" office:value="9">
            <text:p>9</text:p>
          </table:table-cell>
          <table:table-cell table:style-name="ce10" table:formula="of:=[.C3]" office:value-type="float" office:value="0">
            <text:p>0</text:p>
          </table:table-cell>
          <table:table-cell table:style-name="ce3" table:formula="of:=[.D3]+[.F3]+[.$B$3]" office:value-type="float" office:value="31.100000000000001">
            <text:p>31.100000000000001</text:p>
          </table:table-cell>
          <table:table-cell table:style-name="ce5" office:value-type="float" office:value="25.600000000000001">
            <text:p>25.600000000000001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C4]+[.E4]+[.$B$3]" office:value-type="float" office:value="28.900000000000002">
            <text:p>28.900000000000002</text:p>
          </table:table-cell>
          <table:table-cell table:style-name="ce3" table:formula="of:=[.D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G4]+[.I4]+[.$B$3]" office:value-type="float" office:value="47.700000000000003">
            <text:p>47.700000000000003</text:p>
          </table:table-cell>
          <table:table-cell table:style-name="ce3" table:formula="of:=[.H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K4]+[.M4]+[.$B$3]" office:value-type="float" office:value="66.5">
            <text:p>66.5</text:p>
          </table:table-cell>
          <table:table-cell table:style-name="ce3" table:formula="of:=[.L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O4]+[.Q4]+[.$B$3]" office:value-type="float" office:value="85.299999999999997">
            <text:p>85.299999999999997</text:p>
          </table:table-cell>
          <table:table-cell table:style-name="ce3" table:formula="of:=[.P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S4]+[.U4]+[.$B$3]" office:value-type="float" office:value="104.09999999999999">
            <text:p>104.09999999999999</text:p>
          </table:table-cell>
          <table:table-cell table:style-name="ce3" table:formula="of:=[.T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W4]+[.Y4]+[.$B$3]" office:value-type="float" office:value="122.89999999999999">
            <text:p>122.89999999999999</text:p>
          </table:table-cell>
          <table:table-cell table:style-name="ce3" table:formula="of:=[.X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A4]+[.AC4]+[.$B$3]" office:value-type="float" office:value="141.69999999999999">
            <text:p>141.69999999999999</text:p>
          </table:table-cell>
          <table:table-cell table:style-name="ce3" table:formula="of:=[.AB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E4]+[.AG4]+[.$B$3]" office:value-type="float" office:value="160.5">
            <text:p>160.5</text:p>
          </table:table-cell>
          <table:table-cell table:style-name="ce3" table:formula="of:=[.AF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I4]+[.AK4]+[.$B$3]" office:value-type="float" office:value="179.30000000000001">
            <text:p>179.30000000000001</text:p>
          </table:table-cell>
          <table:table-cell table:style-name="ce3" table:formula="of:=[.AJ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M4]+[.AO4]+[.$B$3]" office:value-type="float" office:value="198.10000000000002">
            <text:p>198.10000000000002</text:p>
          </table:table-cell>
          <table:table-cell table:style-name="ce3" table:formula="of:=[.AN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Q4]+[.AS4]+[.$B$3]" office:value-type="float" office:value="216.90000000000003">
            <text:p>216.90000000000003</text:p>
          </table:table-cell>
          <table:table-cell table:style-name="ce3" table:formula="of:=[.AR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U4]+[.AW4]+[.$B$3]" office:value-type="float" office:value="235.70000000000005">
            <text:p>235.70000000000005</text:p>
          </table:table-cell>
          <table:table-cell table:style-name="ce3" table:formula="of:=[.AV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Y4]+[.BA4]+[.$B$3]" office:value-type="float" office:value="254.50000000000006">
            <text:p>254.50000000000006</text:p>
          </table:table-cell>
          <table:table-cell table:style-name="ce3" table:formula="of:=[.AZ4]" office:value-type="float" office:value="31.100000000000001">
            <text:p>31.100000000000001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number-columns-repeated="3"/>
          <table:table-cell table:style-name="ce11"/>
          <table:table-cell table:number-columns-repeated="3"/>
          <table:table-cell table:style-name="ce11"/>
          <table:table-cell table:style-name="ce3" table:formula="of:=[.BC4]+[.BE4]" office:value-type="float" office:value="270.00000000000006">
            <text:p>270.00000000000006</text:p>
          </table:table-cell>
          <table:table-cell table:number-columns-repeated="1024"/>
        </table:table-row>
        <table:table-row table:style-name="ro6">
          <table:table-cell table:style-name="ce3" office:value-type="string">
            <text:p><text:span text:style-name="T4">FN width</text:span></text:p>
          </table:table-cell>
          <table:table-cell table:style-name="ce5" office:value-type="float" office:value="13.300000000000001">
            <text:p>13.300000000000001</text:p>
          </table:table-cell>
          <table:table-cell table:style-name="ce10" table:formula="of:=[.C4]" office:value-type="float" office:value="0">
            <text:p>0</text:p>
          </table:table-cell>
          <table:table-cell table:style-name="ce3" table:formula="of:=[.D4]+[.F4]+[.$B$3]" office:value-type="float" office:value="49.899999999999999">
            <text:p>49.899999999999999</text:p>
          </table:table-cell>
          <table:table-cell table:style-name="ce5" office:value-type="float" office:value="29.949999999999999">
            <text:p>29.949999999999999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C5]+[.E5]+[.$B$3]" office:value-type="float" office:value="33.25">
            <text:p>33.25</text:p>
          </table:table-cell>
          <table:table-cell table:style-name="ce3" table:formula="of:=[.D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G5]+[.I5]+[.$B$3]" office:value-type="float" office:value="52.049999999999997">
            <text:p>52.049999999999997</text:p>
          </table:table-cell>
          <table:table-cell table:style-name="ce3" table:formula="of:=[.H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K5]+[.M5]+[.$B$3]" office:value-type="float" office:value="70.849999999999994">
            <text:p>70.849999999999994</text:p>
          </table:table-cell>
          <table:table-cell table:style-name="ce3" table:formula="of:=[.L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O5]+[.Q5]+[.$B$3]" office:value-type="float" office:value="89.649999999999991">
            <text:p>89.649999999999991</text:p>
          </table:table-cell>
          <table:table-cell table:style-name="ce3" table:formula="of:=[.P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S5]+[.U5]+[.$B$3]" office:value-type="float" office:value="108.44999999999999">
            <text:p>108.44999999999999</text:p>
          </table:table-cell>
          <table:table-cell table:style-name="ce3" table:formula="of:=[.T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W5]+[.Y5]+[.$B$3]" office:value-type="float" office:value="127.24999999999999">
            <text:p>127.24999999999999</text:p>
          </table:table-cell>
          <table:table-cell table:style-name="ce3" table:formula="of:=[.X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A5]+[.AC5]+[.$B$3]" office:value-type="float" office:value="146.05000000000001">
            <text:p>146.05000000000001</text:p>
          </table:table-cell>
          <table:table-cell table:style-name="ce3" table:formula="of:=[.AB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E5]+[.AG5]+[.$B$3]" office:value-type="float" office:value="164.85000000000002">
            <text:p>164.85000000000002</text:p>
          </table:table-cell>
          <table:table-cell table:style-name="ce3" table:formula="of:=[.AF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I5]+[.AK5]+[.$B$3]" office:value-type="float" office:value="183.65000000000003">
            <text:p>183.65000000000003</text:p>
          </table:table-cell>
          <table:table-cell table:style-name="ce3" table:formula="of:=[.AJ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M5]+[.AO5]+[.$B$3]" office:value-type="float" office:value="202.45000000000005">
            <text:p>202.45000000000005</text:p>
          </table:table-cell>
          <table:table-cell table:style-name="ce3" table:formula="of:=[.AN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Q5]+[.AS5]+[.$B$3]" office:value-type="float" office:value="221.25000000000006">
            <text:p>221.25000000000006</text:p>
          </table:table-cell>
          <table:table-cell table:style-name="ce3" table:formula="of:=[.AR5]" office:value-type="float" office:value="49.899999999999999">
            <text:p>49.899999999999999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U5]+[.AW5]+[.$B$3]" office:value-type="float" office:value="240.05000000000007">
            <text:p>240.05000000000007</text:p>
          </table:table-cell>
          <table:table-cell table:style-name="ce3" table:formula="of:=[.AV5]" office:value-type="float" office:value="49.899999999999999">
            <text:p>49.899999999999999</text:p>
          </table:table-cell>
          <table:table-cell table:style-name="ce5" office:value-type="float" office:value="29.949999999999999">
            <text:p>29.949999999999999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style-name="ce3" table:formula="of:=[.AY5]+[.BA5]" office:value-type="float" office:value="270.00000000000006">
            <text:p>270.00000000000006</text:p>
          </table:table-cell>
          <table:table-cell table:number-columns-repeated="1024"/>
        </table:table-row>
        <table:table-row table:style-name="ro7">
          <table:table-cell table:number-columns-repeated="2"/>
          <table:table-cell table:style-name="ce10" table:formula="of:=[.C5]" office:value-type="float" office:value="0">
            <text:p>0</text:p>
          </table:table-cell>
          <table:table-cell table:style-name="ce3" table:formula="of:=[.D5]+[.F5]+[.$B$3]" office:value-type="float" office:value="68.700000000000003">
            <text:p>68.700000000000003</text:p>
          </table:table-cell>
          <table:table-cell table:style-name="ce5" office:value-type="float" office:value="37.700000000000003">
            <text:p>37.700000000000003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C6]+[.E6]+[.$B$3]" office:value-type="float" office:value="41">
            <text:p>41</text:p>
          </table:table-cell>
          <table:table-cell table:style-name="ce3" table:formula="of:=[.D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G6]+[.I6]+[.$B$3]" office:value-type="float" office:value="59.799999999999997">
            <text:p>59.799999999999997</text:p>
          </table:table-cell>
          <table:table-cell table:style-name="ce3" table:formula="of:=[.H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K6]+[.M6]+[.$B$3]" office:value-type="float" office:value="78.599999999999994">
            <text:p>78.599999999999994</text:p>
          </table:table-cell>
          <table:table-cell table:style-name="ce3" table:formula="of:=[.L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O6]+[.Q6]+[.$B$3]" office:value-type="float" office:value="97.399999999999991">
            <text:p>97.399999999999991</text:p>
          </table:table-cell>
          <table:table-cell table:style-name="ce3" table:formula="of:=[.P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S6]+[.U6]+[.$B$3]" office:value-type="float" office:value="116.19999999999999">
            <text:p>116.19999999999999</text:p>
          </table:table-cell>
          <table:table-cell table:style-name="ce3" table:formula="of:=[.T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W6]+[.Y6]+[.$B$3]" office:value-type="float" office:value="135">
            <text:p>135</text:p>
          </table:table-cell>
          <table:table-cell table:style-name="ce3" table:formula="of:=[.X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A6]+[.AC6]+[.$B$3]" office:value-type="float" office:value="153.80000000000001">
            <text:p>153.80000000000001</text:p>
          </table:table-cell>
          <table:table-cell table:style-name="ce3" table:formula="of:=[.AB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E6]+[.AG6]+[.$B$3]" office:value-type="float" office:value="172.60000000000002">
            <text:p>172.60000000000002</text:p>
          </table:table-cell>
          <table:table-cell table:style-name="ce3" table:formula="of:=[.AF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I6]+[.AK6]+[.$B$3]" office:value-type="float" office:value="191.40000000000003">
            <text:p>191.40000000000003</text:p>
          </table:table-cell>
          <table:table-cell table:style-name="ce3" table:formula="of:=[.AJ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M6]+[.AO6]+[.$B$3]" office:value-type="float" office:value="210.20000000000005">
            <text:p>210.20000000000005</text:p>
          </table:table-cell>
          <table:table-cell table:style-name="ce3" table:formula="of:=[.AN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Q6]+[.AS6]+[.$B$3]" office:value-type="float" office:value="229.00000000000006">
            <text:p>229.00000000000006</text:p>
          </table:table-cell>
          <table:table-cell table:style-name="ce3" table:formula="of:=[.AR6]" office:value-type="float" office:value="68.700000000000003">
            <text:p>68.700000000000003</text:p>
          </table:table-cell>
          <table:table-cell table:style-name="ce5" office:value-type="float" office:value="22.199999999999999">
            <text:p>22.199999999999999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U6]+[.AW6]+[.$B$3]" office:value-type="float" office:value="254.50000000000006">
            <text:p>254.50000000000006</text:p>
          </table:table-cell>
          <table:table-cell table:style-name="ce3" table:formula="of:=[.AV6]" office:value-type="float" office:value="68.700000000000003">
            <text:p>68.700000000000003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style-name="ce3" table:formula="of:=[.AY6]+[.BA6]" office:value-type="float" office:value="270.00000000000006">
            <text:p>270.00000000000006</text:p>
          </table:table-cell>
          <table:table-cell table:number-columns-repeated="1024"/>
        </table:table-row>
        <table:table-row table:style-name="ro8">
          <table:table-cell table:number-columns-repeated="2"/>
          <table:table-cell table:style-name="ce10" table:formula="of:=[.C6]" office:value-type="float" office:value="0">
            <text:p>0</text:p>
          </table:table-cell>
          <table:table-cell table:style-name="ce3" table:formula="of:=[.D6]+[.F6]+[.$B$3]" office:value-type="float" office:value="87.5">
            <text:p>87.5</text:p>
          </table:table-cell>
          <table:table-cell table:style-name="ce5" office:value-type="float" office:value="18.899999999999999">
            <text:p>18.899999999999999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C7]+[.E7]+[.$B$3]" office:value-type="float" office:value="22.199999999999999">
            <text:p>22.199999999999999</text:p>
          </table:table-cell>
          <table:table-cell table:style-name="ce3" table:formula="of:=[.D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G7]+[.I7]+[.$B$3]" office:value-type="float" office:value="41">
            <text:p>41</text:p>
          </table:table-cell>
          <table:table-cell table:style-name="ce3" table:formula="of:=[.H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K7]+[.M7]+[.$B$3]" office:value-type="float" office:value="59.799999999999997">
            <text:p>59.799999999999997</text:p>
          </table:table-cell>
          <table:table-cell table:style-name="ce3" table:formula="of:=[.L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O7]+[.Q7]+[.$B$3]" office:value-type="float" office:value="78.599999999999994">
            <text:p>78.599999999999994</text:p>
          </table:table-cell>
          <table:table-cell table:style-name="ce3" table:formula="of:=[.P7]" office:value-type="float" office:value="87.5">
            <text:p>87.5</text:p>
          </table:table-cell>
          <table:table-cell table:style-name="ce5" office:value-type="float" office:value="92">
            <text:p>92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S7]+[.U7]+[.$B$3]" office:value-type="float" office:value="173.90000000000001">
            <text:p>173.90000000000001</text:p>
          </table:table-cell>
          <table:table-cell table:style-name="ce3" table:formula="of:=[.T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W7]+[.Y7]+[.$B$3]" office:value-type="float" office:value="192.70000000000002">
            <text:p>192.70000000000002</text:p>
          </table:table-cell>
          <table:table-cell table:style-name="ce3" table:formula="of:=[.X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A7]+[.AC7]+[.$B$3]" office:value-type="float" office:value="211.50000000000003">
            <text:p>211.50000000000003</text:p>
          </table:table-cell>
          <table:table-cell table:style-name="ce3" table:formula="of:=[.AB7]" office:value-type="float" office:value="87.5">
            <text:p>87.5</text:p>
          </table:table-cell>
          <table:table-cell table:style-name="ce5" office:value-type="float" office:value="20.899999999999999">
            <text:p>20.899999999999999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E7]+[.AG7]+[.$B$3]" office:value-type="float" office:value="235.70000000000005">
            <text:p>235.70000000000005</text:p>
          </table:table-cell>
          <table:table-cell table:style-name="ce3" table:formula="of:=[.AF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I7]+[.AK7]+[.$B$3]" office:value-type="float" office:value="254.50000000000006">
            <text:p>254.50000000000006</text:p>
          </table:table-cell>
          <table:table-cell table:style-name="ce3" table:formula="of:=[.AJ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 table:formula="of:=[.AM7]+[.AO7]+[.$B$3]" office:value-type="float" office:value="273.30000000000007">
            <text:p>273.30000000000007</text:p>
          </table:table-cell>
          <table:table-cell table:style-name="ce3" table:formula="of:=[.AN7]" office:value-type="float" office:value="87.5">
            <text:p>87.5</text:p>
          </table:table-cell>
          <table:table-cell table:style-name="ce3" table:formula="of:=[.$B$2]" office:value-type="float" office:value="15.5">
            <text:p>15.5</text:p>
          </table:table-cell>
          <table:table-cell table:style-name="ce11" table:formula="of:=[.$B$2]" office:value-type="float" office:value="15.5">
            <text:p>15.5</text:p>
          </table:table-cell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2"/>
          <table:table-cell table:style-name="ce11"/>
          <table:table-cell table:style-name="ce13"/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3" table:formula="of:=[.AM7]+[.AO7]" office:value-type="float" office:value="270.00000000000006">
            <text:p>270.00000000000006</text:p>
          </table:table-cell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3" table:formula="of:=COM.MICROSOFT.CONCAT(&quot;[&quot;;COM.MICROSOFT.TEXTJOIN(&quot;,&quot;;1;[.C2:.F2]);&quot;]&quot;)" office:value-type="string" office:string-value="161"/>
          <table:table-cell table:number-columns-repeated="3"/>
          <table:table-cell table:style-name="ce3" table:formula="of:=COM.MICROSOFT.CONCAT(&quot;[&quot;; COM.MICROSOFT.TEXTJOIN(&quot;,&quot;; 1; [.G2:.J2]); &quot;]&quot;)" office:value-type="string" office:string-value="162"/>
          <table:table-cell table:number-columns-repeated="3"/>
          <table:table-cell table:style-name="ce3" table:formula="of:=COM.MICROSOFT.CONCAT(&quot;[&quot;; COM.MICROSOFT.TEXTJOIN(&quot;,&quot;; 1; [.K2:.N2]); &quot;]&quot;)" office:value-type="string" office:string-value="163"/>
          <table:table-cell table:number-columns-repeated="3"/>
          <table:table-cell table:style-name="ce3" table:formula="of:=COM.MICROSOFT.CONCAT(&quot;[&quot;; COM.MICROSOFT.TEXTJOIN(&quot;,&quot;; 1; [.O2:.R2]); &quot;]&quot;)" office:value-type="string" office:string-value="164"/>
          <table:table-cell table:number-columns-repeated="3"/>
          <table:table-cell table:style-name="ce3" table:formula="of:=COM.MICROSOFT.CONCAT(&quot;[&quot;; COM.MICROSOFT.TEXTJOIN(&quot;,&quot;; 1; [.S2:.V2]); &quot;]&quot;)" office:value-type="string" office:string-value="165"/>
          <table:table-cell table:number-columns-repeated="3"/>
          <table:table-cell table:style-name="ce3" table:formula="of:=COM.MICROSOFT.CONCAT(&quot;[&quot;; COM.MICROSOFT.TEXTJOIN(&quot;,&quot;; 1; [.W2:.Z2]); &quot;]&quot;)" office:value-type="string" office:string-value="166"/>
          <table:table-cell table:number-columns-repeated="3"/>
          <table:table-cell table:style-name="ce3" table:formula="of:=COM.MICROSOFT.CONCAT(&quot;[&quot;; COM.MICROSOFT.TEXTJOIN(&quot;,&quot;; 1; [.AA2:.AD2]); &quot;]&quot;)" office:value-type="string" office:string-value="167"/>
          <table:table-cell table:number-columns-repeated="3"/>
          <table:table-cell table:style-name="ce3" table:formula="of:=COM.MICROSOFT.CONCAT(&quot;[&quot;; COM.MICROSOFT.TEXTJOIN(&quot;,&quot;; 1; [.AE2:.AH2]); &quot;]&quot;)" office:value-type="string" office:string-value="168"/>
          <table:table-cell table:number-columns-repeated="3"/>
          <table:table-cell table:style-name="ce3" table:formula="of:=COM.MICROSOFT.CONCAT(&quot;[&quot;; COM.MICROSOFT.TEXTJOIN(&quot;,&quot;; 1; [.AI2:.AL2]); &quot;]&quot;)" office:value-type="string" office:string-value="169"/>
          <table:table-cell table:number-columns-repeated="3"/>
          <table:table-cell table:style-name="ce3" table:formula="of:=COM.MICROSOFT.CONCAT(&quot;[&quot;; COM.MICROSOFT.TEXTJOIN(&quot;,&quot;; 1; [.AM2:.AP2]); &quot;]&quot;)" office:value-type="string" office:string-value="170"/>
          <table:table-cell table:number-columns-repeated="3"/>
          <table:table-cell table:style-name="ce3" table:formula="of:=COM.MICROSOFT.CONCAT(&quot;[&quot;; COM.MICROSOFT.TEXTJOIN(&quot;,&quot;; 1; [.AQ2:.AT2]); &quot;]&quot;)" office:value-type="string" office:string-value="171"/>
          <table:table-cell table:number-columns-repeated="3"/>
          <table:table-cell table:style-name="ce3" table:formula="of:=COM.MICROSOFT.CONCAT(&quot;[&quot;; COM.MICROSOFT.TEXTJOIN(&quot;,&quot;; 1; [.AU2:.AX2]); &quot;]&quot;)" office:value-type="string" office:string-value="172"/>
          <table:table-cell table:number-columns-repeated="3"/>
          <table:table-cell table:style-name="ce3" table:formula="of:=COM.MICROSOFT.CONCAT(&quot;[&quot;; COM.MICROSOFT.TEXTJOIN(&quot;,&quot;; 1; [.AY2:.BB2]); &quot;]&quot;)" office:value-type="string" office:string-value="173"/>
          <table:table-cell table:number-columns-repeated="3"/>
          <table:table-cell table:style-name="ce3" table:formula="of:=COM.MICROSOFT.CONCAT(&quot;[&quot;; COM.MICROSOFT.TEXTJOIN(&quot;,&quot;; 1; [.BC2:.BF2]); &quot;]&quot;)" office:value-type="string" office:string-value="174"/>
          <table:table-cell table:number-columns-repeated="3"/>
          <table:table-cell table:style-name="ce3" table:formula="of:=COM.MICROSOFT.CONCAT(&quot;[&quot;; COM.MICROSOFT.TEXTJOIN(&quot;,&quot;; 1; [.BG2:.BJ2]); &quot;]&quot;)" office:value-type="string" office:string-value="175"/>
          <table:table-cell table:number-columns-repeated="3"/>
          <table:table-cell table:style-name="ce3" table:formula="of:=COM.MICROSOFT.CONCAT(&quot;[&quot;; COM.MICROSOFT.TEXTJOIN(&quot;,&quot;; 1; [.BK2:.BN2]); &quot;]&quot;)" office:value-type="string" office:string-value="176"/>
          <table:table-cell table:number-columns-repeated="3"/>
          <table:table-cell table:style-name="ce3" table:formula="of:=COM.MICROSOFT.CONCAT(COM.MICROSOFT.TEXTJOIN(&quot;,&quot;;1; [.C9:.BN9]); &quot;,&quot;)" office:value-type="string" office:string-value="177"/>
          <table:table-cell table:number-columns-repeated="1024"/>
        </table:table-row>
        <table:table-row table:style-name="ro11">
          <table:table-cell table:number-columns-repeated="2"/>
          <table:table-cell table:style-name="ce3" table:formula="of:=COM.MICROSOFT.CONCAT(&quot;[&quot;;COM.MICROSOFT.TEXTJOIN(&quot;,&quot;;1;[.C3:.F3]);&quot;]&quot;)" office:value-type="string" office:string-value="178"/>
          <table:table-cell table:number-columns-repeated="3"/>
          <table:table-cell table:style-name="ce3" table:formula="of:=COM.MICROSOFT.CONCAT(&quot;[&quot;; COM.MICROSOFT.TEXTJOIN(&quot;,&quot;; 1; [.G3:.J3]); &quot;]&quot;)" office:value-type="string" office:string-value="179"/>
          <table:table-cell table:number-columns-repeated="3"/>
          <table:table-cell table:style-name="ce3" table:formula="of:=COM.MICROSOFT.CONCAT(&quot;[&quot;; COM.MICROSOFT.TEXTJOIN(&quot;,&quot;; 1; [.K3:.N3]); &quot;]&quot;)" office:value-type="string" office:string-value="180"/>
          <table:table-cell table:number-columns-repeated="3"/>
          <table:table-cell table:style-name="ce3" table:formula="of:=COM.MICROSOFT.CONCAT(&quot;[&quot;; COM.MICROSOFT.TEXTJOIN(&quot;,&quot;; 1; [.O3:.R3]); &quot;]&quot;)" office:value-type="string" office:string-value="181"/>
          <table:table-cell table:number-columns-repeated="3"/>
          <table:table-cell table:style-name="ce3" table:formula="of:=COM.MICROSOFT.CONCAT(&quot;[&quot;; COM.MICROSOFT.TEXTJOIN(&quot;,&quot;; 1; [.S3:.V3]); &quot;]&quot;)" office:value-type="string" office:string-value="182"/>
          <table:table-cell table:number-columns-repeated="3"/>
          <table:table-cell table:style-name="ce3" table:formula="of:=COM.MICROSOFT.CONCAT(&quot;[&quot;; COM.MICROSOFT.TEXTJOIN(&quot;,&quot;; 1; [.W3:.Z3]); &quot;]&quot;)" office:value-type="string" office:string-value="183"/>
          <table:table-cell table:number-columns-repeated="3"/>
          <table:table-cell table:style-name="ce3" table:formula="of:=COM.MICROSOFT.CONCAT(&quot;[&quot;; COM.MICROSOFT.TEXTJOIN(&quot;,&quot;; 1; [.AA3:.AD3]); &quot;]&quot;)" office:value-type="string" office:string-value="184"/>
          <table:table-cell table:number-columns-repeated="3"/>
          <table:table-cell table:style-name="ce3" table:formula="of:=COM.MICROSOFT.CONCAT(&quot;[&quot;; COM.MICROSOFT.TEXTJOIN(&quot;,&quot;; 1; [.AE3:.AH3]); &quot;]&quot;)" office:value-type="string" office:string-value="185"/>
          <table:table-cell table:number-columns-repeated="3"/>
          <table:table-cell table:style-name="ce3" table:formula="of:=COM.MICROSOFT.CONCAT(&quot;[&quot;; COM.MICROSOFT.TEXTJOIN(&quot;,&quot;; 1; [.AI3:.AL3]); &quot;]&quot;)" office:value-type="string" office:string-value="186"/>
          <table:table-cell table:number-columns-repeated="3"/>
          <table:table-cell table:style-name="ce3" table:formula="of:=COM.MICROSOFT.CONCAT(&quot;[&quot;; COM.MICROSOFT.TEXTJOIN(&quot;,&quot;; 1; [.AM3:.AP3]); &quot;]&quot;)" office:value-type="string" office:string-value="187"/>
          <table:table-cell table:number-columns-repeated="3"/>
          <table:table-cell table:style-name="ce3" table:formula="of:=COM.MICROSOFT.CONCAT(&quot;[&quot;; COM.MICROSOFT.TEXTJOIN(&quot;,&quot;; 1; [.AQ3:.AT3]); &quot;]&quot;)" office:value-type="string" office:string-value="188"/>
          <table:table-cell table:number-columns-repeated="3"/>
          <table:table-cell table:style-name="ce3" table:formula="of:=COM.MICROSOFT.CONCAT(&quot;[&quot;; COM.MICROSOFT.TEXTJOIN(&quot;,&quot;; 1; [.AU3:.AX3]); &quot;]&quot;)" office:value-type="string" office:string-value="189"/>
          <table:table-cell table:number-columns-repeated="3"/>
          <table:table-cell table:style-name="ce3" table:formula="of:=COM.MICROSOFT.CONCAT(&quot;[&quot;; COM.MICROSOFT.TEXTJOIN(&quot;,&quot;; 1; [.AY3:.BB3]); &quot;]&quot;)" office:value-type="string" office:string-value="190"/>
          <table:table-cell table:number-columns-repeated="3"/>
          <table:table-cell table:style-name="ce3" table:formula="of:=COM.MICROSOFT.CONCAT(&quot;[&quot;; COM.MICROSOFT.TEXTJOIN(&quot;,&quot;; 1; [.BC3:.BF3]); &quot;]&quot;)" office:value-type="string" office:string-value="191"/>
          <table:table-cell table:number-columns-repeated="3"/>
          <table:table-cell table:style-name="ce3" table:formula="of:=COM.MICROSOFT.CONCAT(&quot;[&quot;; COM.MICROSOFT.TEXTJOIN(&quot;,&quot;; 1; [.BG3:.BJ3]); &quot;]&quot;)" office:value-type="string" office:string-value="192"/>
          <table:table-cell table:number-columns-repeated="3"/>
          <table:table-cell table:style-name="ce3" table:formula="of:=COM.MICROSOFT.CONCAT(&quot;[&quot;; COM.MICROSOFT.TEXTJOIN(&quot;,&quot;; 1; [.BK3:.BN3]); &quot;]&quot;)" office:value-type="string" office:string-value="193"/>
          <table:table-cell table:number-columns-repeated="3"/>
          <table:table-cell table:style-name="ce3" table:formula="of:=COM.MICROSOFT.CONCAT(COM.MICROSOFT.TEXTJOIN(&quot;,&quot;;1; [.C10:.BF10]); &quot;,&quot;)" office:value-type="string" office:string-value="194"/>
          <table:table-cell table:number-columns-repeated="1024"/>
        </table:table-row>
        <table:table-row table:style-name="ro12">
          <table:table-cell table:number-columns-repeated="2"/>
          <table:table-cell table:style-name="ce3" table:formula="of:=COM.MICROSOFT.CONCAT(&quot;[&quot;;COM.MICROSOFT.TEXTJOIN(&quot;,&quot;;1;[.C4:.F4]);&quot;]&quot;)" office:value-type="string" office:string-value="195"/>
          <table:table-cell table:number-columns-repeated="3"/>
          <table:table-cell table:style-name="ce3" table:formula="of:=COM.MICROSOFT.CONCAT(&quot;[&quot;; COM.MICROSOFT.TEXTJOIN(&quot;,&quot;; 1; [.G4:.J4]); &quot;]&quot;)" office:value-type="string" office:string-value="196"/>
          <table:table-cell table:number-columns-repeated="3"/>
          <table:table-cell table:style-name="ce3" table:formula="of:=COM.MICROSOFT.CONCAT(&quot;[&quot;; COM.MICROSOFT.TEXTJOIN(&quot;,&quot;; 1; [.K4:.N4]); &quot;]&quot;)" office:value-type="string" office:string-value="197"/>
          <table:table-cell table:number-columns-repeated="3"/>
          <table:table-cell table:style-name="ce3" table:formula="of:=COM.MICROSOFT.CONCAT(&quot;[&quot;; COM.MICROSOFT.TEXTJOIN(&quot;,&quot;; 1; [.O4:.R4]); &quot;]&quot;)" office:value-type="string" office:string-value="198"/>
          <table:table-cell table:number-columns-repeated="3"/>
          <table:table-cell table:style-name="ce3" table:formula="of:=COM.MICROSOFT.CONCAT(&quot;[&quot;; COM.MICROSOFT.TEXTJOIN(&quot;,&quot;; 1; [.S4:.V4]); &quot;]&quot;)" office:value-type="string" office:string-value="199"/>
          <table:table-cell table:number-columns-repeated="3"/>
          <table:table-cell table:style-name="ce3" table:formula="of:=COM.MICROSOFT.CONCAT(&quot;[&quot;; COM.MICROSOFT.TEXTJOIN(&quot;,&quot;; 1; [.W4:.Z4]); &quot;]&quot;)" office:value-type="string" office:string-value="200"/>
          <table:table-cell table:number-columns-repeated="3"/>
          <table:table-cell table:style-name="ce3" table:formula="of:=COM.MICROSOFT.CONCAT(&quot;[&quot;; COM.MICROSOFT.TEXTJOIN(&quot;,&quot;; 1; [.AA4:.AD4]); &quot;]&quot;)" office:value-type="string" office:string-value="201"/>
          <table:table-cell table:number-columns-repeated="3"/>
          <table:table-cell table:style-name="ce3" table:formula="of:=COM.MICROSOFT.CONCAT(&quot;[&quot;; COM.MICROSOFT.TEXTJOIN(&quot;,&quot;; 1; [.AE4:.AH4]); &quot;]&quot;)" office:value-type="string" office:string-value="202"/>
          <table:table-cell table:number-columns-repeated="3"/>
          <table:table-cell table:style-name="ce3" table:formula="of:=COM.MICROSOFT.CONCAT(&quot;[&quot;; COM.MICROSOFT.TEXTJOIN(&quot;,&quot;; 1; [.AI4:.AL4]); &quot;]&quot;)" office:value-type="string" office:string-value="203"/>
          <table:table-cell table:number-columns-repeated="3"/>
          <table:table-cell table:style-name="ce3" table:formula="of:=COM.MICROSOFT.CONCAT(&quot;[&quot;; COM.MICROSOFT.TEXTJOIN(&quot;,&quot;; 1; [.AM4:.AP4]); &quot;]&quot;)" office:value-type="string" office:string-value="204"/>
          <table:table-cell table:number-columns-repeated="3"/>
          <table:table-cell table:style-name="ce3" table:formula="of:=COM.MICROSOFT.CONCAT(&quot;[&quot;; COM.MICROSOFT.TEXTJOIN(&quot;,&quot;; 1; [.AQ4:.AT4]); &quot;]&quot;)" office:value-type="string" office:string-value="205"/>
          <table:table-cell table:number-columns-repeated="3"/>
          <table:table-cell table:style-name="ce3" table:formula="of:=COM.MICROSOFT.CONCAT(&quot;[&quot;; COM.MICROSOFT.TEXTJOIN(&quot;,&quot;; 1; [.AU4:.AX4]); &quot;]&quot;)" office:value-type="string" office:string-value="206"/>
          <table:table-cell table:number-columns-repeated="3"/>
          <table:table-cell table:style-name="ce3" table:formula="of:=COM.MICROSOFT.CONCAT(&quot;[&quot;; COM.MICROSOFT.TEXTJOIN(&quot;,&quot;; 1; [.AY4:.BB4]); &quot;]&quot;)" office:value-type="string" office:string-value="207"/>
          <table:table-cell table:number-columns-repeated="3"/>
          <table:table-cell table:style-name="ce3" table:formula="of:=COM.MICROSOFT.CONCAT(&quot;[&quot;; COM.MICROSOFT.TEXTJOIN(&quot;,&quot;; 1; [.BC4:.BF4]); &quot;]&quot;)" office:value-type="string" office:string-value="208"/>
          <table:table-cell table:number-columns-repeated="3"/>
          <table:table-cell table:style-name="ce3" table:formula="of:=COM.MICROSOFT.CONCAT(&quot;[&quot;; COM.MICROSOFT.TEXTJOIN(&quot;,&quot;; 1; [.BG4:.BJ4]); &quot;]&quot;)" office:value-type="string" office:string-value="209"/>
          <table:table-cell table:number-columns-repeated="3"/>
          <table:table-cell table:style-name="ce3" table:formula="of:=COM.MICROSOFT.CONCAT(&quot;[&quot;; COM.MICROSOFT.TEXTJOIN(&quot;,&quot;; 1; [.BK4:.BN4]); &quot;]&quot;)" office:value-type="string" office:string-value="210"/>
          <table:table-cell table:number-columns-repeated="3"/>
          <table:table-cell table:style-name="ce3" table:formula="of:=COM.MICROSOFT.CONCAT(COM.MICROSOFT.TEXTJOIN(&quot;,&quot;;1; [.C11:.BF11]); &quot;,&quot;)" office:value-type="string" office:string-value="211"/>
          <table:table-cell table:number-columns-repeated="1024"/>
        </table:table-row>
        <table:table-row table:style-name="ro13">
          <table:table-cell table:number-columns-repeated="2"/>
          <table:table-cell table:style-name="ce3" table:formula="of:=COM.MICROSOFT.CONCAT(&quot;[&quot;;COM.MICROSOFT.TEXTJOIN(&quot;,&quot;;1;[.C5:.F5]);&quot;]&quot;)" office:value-type="string" office:string-value="212"/>
          <table:table-cell table:number-columns-repeated="3"/>
          <table:table-cell table:style-name="ce3" table:formula="of:=COM.MICROSOFT.CONCAT(&quot;[&quot;; COM.MICROSOFT.TEXTJOIN(&quot;,&quot;; 1; [.G5:.J5]); &quot;]&quot;)" office:value-type="string" office:string-value="213"/>
          <table:table-cell table:number-columns-repeated="3"/>
          <table:table-cell table:style-name="ce3" table:formula="of:=COM.MICROSOFT.CONCAT(&quot;[&quot;; COM.MICROSOFT.TEXTJOIN(&quot;,&quot;; 1; [.K5:.N5]); &quot;]&quot;)" office:value-type="string" office:string-value="214"/>
          <table:table-cell table:number-columns-repeated="3"/>
          <table:table-cell table:style-name="ce3" table:formula="of:=COM.MICROSOFT.CONCAT(&quot;[&quot;; COM.MICROSOFT.TEXTJOIN(&quot;,&quot;; 1; [.O5:.R5]); &quot;]&quot;)" office:value-type="string" office:string-value="215"/>
          <table:table-cell table:number-columns-repeated="3"/>
          <table:table-cell table:style-name="ce3" table:formula="of:=COM.MICROSOFT.CONCAT(&quot;[&quot;; COM.MICROSOFT.TEXTJOIN(&quot;,&quot;; 1; [.S5:.V5]); &quot;]&quot;)" office:value-type="string" office:string-value="216"/>
          <table:table-cell table:number-columns-repeated="3"/>
          <table:table-cell table:style-name="ce3" table:formula="of:=COM.MICROSOFT.CONCAT(&quot;[&quot;; COM.MICROSOFT.TEXTJOIN(&quot;,&quot;; 1; [.W5:.Z5]); &quot;]&quot;)" office:value-type="string" office:string-value="217"/>
          <table:table-cell table:number-columns-repeated="3"/>
          <table:table-cell table:style-name="ce3" table:formula="of:=COM.MICROSOFT.CONCAT(&quot;[&quot;; COM.MICROSOFT.TEXTJOIN(&quot;,&quot;; 1; [.AA5:.AD5]); &quot;]&quot;)" office:value-type="string" office:string-value="218"/>
          <table:table-cell table:number-columns-repeated="3"/>
          <table:table-cell table:style-name="ce3" table:formula="of:=COM.MICROSOFT.CONCAT(&quot;[&quot;; COM.MICROSOFT.TEXTJOIN(&quot;,&quot;; 1; [.AE5:.AH5]); &quot;]&quot;)" office:value-type="string" office:string-value="219"/>
          <table:table-cell table:number-columns-repeated="3"/>
          <table:table-cell table:style-name="ce3" table:formula="of:=COM.MICROSOFT.CONCAT(&quot;[&quot;; COM.MICROSOFT.TEXTJOIN(&quot;,&quot;; 1; [.AI5:.AL5]); &quot;]&quot;)" office:value-type="string" office:string-value="220"/>
          <table:table-cell table:number-columns-repeated="3"/>
          <table:table-cell table:style-name="ce3" table:formula="of:=COM.MICROSOFT.CONCAT(&quot;[&quot;; COM.MICROSOFT.TEXTJOIN(&quot;,&quot;; 1; [.AM5:.AP5]); &quot;]&quot;)" office:value-type="string" office:string-value="221"/>
          <table:table-cell table:number-columns-repeated="3"/>
          <table:table-cell table:style-name="ce3" table:formula="of:=COM.MICROSOFT.CONCAT(&quot;[&quot;; COM.MICROSOFT.TEXTJOIN(&quot;,&quot;; 1; [.AQ5:.AT5]); &quot;]&quot;)" office:value-type="string" office:string-value="222"/>
          <table:table-cell table:number-columns-repeated="3"/>
          <table:table-cell table:style-name="ce3" table:formula="of:=COM.MICROSOFT.CONCAT(&quot;[&quot;; COM.MICROSOFT.TEXTJOIN(&quot;,&quot;; 1; [.AU5:.AX5]); &quot;]&quot;)" office:value-type="string" office:string-value="223"/>
          <table:table-cell table:number-columns-repeated="3"/>
          <table:table-cell table:style-name="ce3" table:formula="of:=COM.MICROSOFT.CONCAT(&quot;[&quot;; COM.MICROSOFT.TEXTJOIN(&quot;,&quot;; 1; [.AY5:.BB5]); &quot;]&quot;)" office:value-type="string" office:string-value="224"/>
          <table:table-cell table:number-columns-repeated="3"/>
          <table:table-cell table:style-name="ce3" table:formula="of:=COM.MICROSOFT.CONCAT(&quot;[&quot;; COM.MICROSOFT.TEXTJOIN(&quot;,&quot;; 1; [.BC5:.BF5]); &quot;]&quot;)" office:value-type="string" office:string-value="225"/>
          <table:table-cell table:number-columns-repeated="3"/>
          <table:table-cell table:style-name="ce3" table:formula="of:=COM.MICROSOFT.CONCAT(&quot;[&quot;; COM.MICROSOFT.TEXTJOIN(&quot;,&quot;; 1; [.BG5:.BJ5]); &quot;]&quot;)" office:value-type="string" office:string-value="226"/>
          <table:table-cell table:number-columns-repeated="3"/>
          <table:table-cell table:style-name="ce3" table:formula="of:=COM.MICROSOFT.CONCAT(&quot;[&quot;; COM.MICROSOFT.TEXTJOIN(&quot;,&quot;; 1; [.BK5:.BN5]); &quot;]&quot;)" office:value-type="string" office:string-value="227"/>
          <table:table-cell table:number-columns-repeated="3"/>
          <table:table-cell table:style-name="ce3" table:formula="of:=COM.MICROSOFT.CONCAT(COM.MICROSOFT.TEXTJOIN(&quot;,&quot;;1; [.C12:.BF12]); &quot;,&quot;)" office:value-type="string" office:string-value="228"/>
          <table:table-cell table:number-columns-repeated="1024"/>
        </table:table-row>
        <table:table-row table:style-name="ro14">
          <table:table-cell table:number-columns-repeated="2"/>
          <table:table-cell table:style-name="ce3" table:formula="of:=COM.MICROSOFT.CONCAT(&quot;[&quot;;COM.MICROSOFT.TEXTJOIN(&quot;,&quot;;1;[.C6:.F6]);&quot;]&quot;)" office:value-type="string" office:string-value="229"/>
          <table:table-cell table:number-columns-repeated="3"/>
          <table:table-cell table:style-name="ce3" table:formula="of:=COM.MICROSOFT.CONCAT(&quot;[&quot;; COM.MICROSOFT.TEXTJOIN(&quot;,&quot;; 1; [.G6:.J6]); &quot;]&quot;)" office:value-type="string" office:string-value="230"/>
          <table:table-cell table:number-columns-repeated="3"/>
          <table:table-cell table:style-name="ce3" table:formula="of:=COM.MICROSOFT.CONCAT(&quot;[&quot;; COM.MICROSOFT.TEXTJOIN(&quot;,&quot;; 1; [.K6:.N6]); &quot;]&quot;)" office:value-type="string" office:string-value="231"/>
          <table:table-cell table:number-columns-repeated="3"/>
          <table:table-cell table:style-name="ce3" table:formula="of:=COM.MICROSOFT.CONCAT(&quot;[&quot;; COM.MICROSOFT.TEXTJOIN(&quot;,&quot;; 1; [.O6:.R6]); &quot;]&quot;)" office:value-type="string" office:string-value="232"/>
          <table:table-cell table:number-columns-repeated="3"/>
          <table:table-cell table:style-name="ce3" table:formula="of:=COM.MICROSOFT.CONCAT(&quot;[&quot;; COM.MICROSOFT.TEXTJOIN(&quot;,&quot;; 1; [.S6:.V6]); &quot;]&quot;)" office:value-type="string" office:string-value="233"/>
          <table:table-cell table:number-columns-repeated="3"/>
          <table:table-cell table:style-name="ce3" table:formula="of:=COM.MICROSOFT.CONCAT(&quot;[&quot;; COM.MICROSOFT.TEXTJOIN(&quot;,&quot;; 1; [.W6:.Z6]); &quot;]&quot;)" office:value-type="string" office:string-value="234"/>
          <table:table-cell table:number-columns-repeated="3"/>
          <table:table-cell table:style-name="ce3" table:formula="of:=COM.MICROSOFT.CONCAT(&quot;[&quot;; COM.MICROSOFT.TEXTJOIN(&quot;,&quot;; 1; [.AA6:.AD6]); &quot;]&quot;)" office:value-type="string" office:string-value="235"/>
          <table:table-cell table:number-columns-repeated="3"/>
          <table:table-cell table:style-name="ce3" table:formula="of:=COM.MICROSOFT.CONCAT(&quot;[&quot;; COM.MICROSOFT.TEXTJOIN(&quot;,&quot;; 1; [.AE6:.AH6]); &quot;]&quot;)" office:value-type="string" office:string-value="236"/>
          <table:table-cell table:number-columns-repeated="3"/>
          <table:table-cell table:style-name="ce3" table:formula="of:=COM.MICROSOFT.CONCAT(&quot;[&quot;; COM.MICROSOFT.TEXTJOIN(&quot;,&quot;; 1; [.AI6:.AL6]); &quot;]&quot;)" office:value-type="string" office:string-value="237"/>
          <table:table-cell table:number-columns-repeated="3"/>
          <table:table-cell table:style-name="ce3" table:formula="of:=COM.MICROSOFT.CONCAT(&quot;[&quot;; COM.MICROSOFT.TEXTJOIN(&quot;,&quot;; 1; [.AM6:.AP6]); &quot;]&quot;)" office:value-type="string" office:string-value="238"/>
          <table:table-cell table:number-columns-repeated="3"/>
          <table:table-cell table:style-name="ce3" table:formula="of:=COM.MICROSOFT.CONCAT(&quot;[&quot;; COM.MICROSOFT.TEXTJOIN(&quot;,&quot;; 1; [.AQ6:.AT6]); &quot;]&quot;)" office:value-type="string" office:string-value="239"/>
          <table:table-cell table:number-columns-repeated="3"/>
          <table:table-cell table:style-name="ce3" table:formula="of:=COM.MICROSOFT.CONCAT(&quot;[&quot;; COM.MICROSOFT.TEXTJOIN(&quot;,&quot;; 1; [.AU6:.AX6]); &quot;]&quot;)" office:value-type="string" office:string-value="240"/>
          <table:table-cell table:number-columns-repeated="3"/>
          <table:table-cell table:style-name="ce3" table:formula="of:=COM.MICROSOFT.CONCAT(&quot;[&quot;; COM.MICROSOFT.TEXTJOIN(&quot;,&quot;; 1; [.AY6:.BB6]); &quot;]&quot;)" office:value-type="string" office:string-value="241"/>
          <table:table-cell table:number-columns-repeated="3"/>
          <table:table-cell table:style-name="ce3" table:formula="of:=COM.MICROSOFT.CONCAT(&quot;[&quot;; COM.MICROSOFT.TEXTJOIN(&quot;,&quot;; 1; [.BC6:.BF6]); &quot;]&quot;)" office:value-type="string" office:string-value="242"/>
          <table:table-cell table:number-columns-repeated="3"/>
          <table:table-cell table:style-name="ce3" table:formula="of:=COM.MICROSOFT.CONCAT(&quot;[&quot;; COM.MICROSOFT.TEXTJOIN(&quot;,&quot;; 1; [.BG6:.BJ6]); &quot;]&quot;)" office:value-type="string" office:string-value="243"/>
          <table:table-cell table:number-columns-repeated="3"/>
          <table:table-cell table:style-name="ce3" table:formula="of:=COM.MICROSOFT.CONCAT(&quot;[&quot;; COM.MICROSOFT.TEXTJOIN(&quot;,&quot;; 1; [.BK6:.BN6]); &quot;]&quot;)" office:value-type="string" office:string-value="244"/>
          <table:table-cell table:number-columns-repeated="3"/>
          <table:table-cell table:style-name="ce3" table:formula="of:=COM.MICROSOFT.CONCAT(COM.MICROSOFT.TEXTJOIN(&quot;,&quot;;1; [.C13:.BF13]); &quot;,&quot;)" office:value-type="string" office:string-value="245"/>
          <table:table-cell table:number-columns-repeated="1024"/>
        </table:table-row>
        <table:table-row table:style-name="ro15">
          <table:table-cell table:number-columns-repeated="2"/>
          <table:table-cell table:style-name="ce3" table:formula="of:=COM.MICROSOFT.CONCAT(&quot;[&quot;;COM.MICROSOFT.TEXTJOIN(&quot;,&quot;;1;[.C7:.F7]);&quot;]&quot;)" office:value-type="string" office:string-value="246"/>
          <table:table-cell table:number-columns-repeated="3"/>
          <table:table-cell table:style-name="ce3" table:formula="of:=COM.MICROSOFT.CONCAT(&quot;[&quot;; COM.MICROSOFT.TEXTJOIN(&quot;,&quot;; 1; [.G7:.J7]); &quot;]&quot;)" office:value-type="string" office:string-value="247"/>
          <table:table-cell table:number-columns-repeated="3"/>
          <table:table-cell table:style-name="ce3" table:formula="of:=COM.MICROSOFT.CONCAT(&quot;[&quot;; COM.MICROSOFT.TEXTJOIN(&quot;,&quot;; 1; [.K7:.N7]); &quot;]&quot;)" office:value-type="string" office:string-value="248"/>
          <table:table-cell table:number-columns-repeated="3"/>
          <table:table-cell table:style-name="ce3" table:formula="of:=COM.MICROSOFT.CONCAT(&quot;[&quot;; COM.MICROSOFT.TEXTJOIN(&quot;,&quot;; 1; [.O7:.R7]); &quot;]&quot;)" office:value-type="string" office:string-value="249"/>
          <table:table-cell table:number-columns-repeated="3"/>
          <table:table-cell table:style-name="ce3" table:formula="of:=COM.MICROSOFT.CONCAT(&quot;[&quot;; COM.MICROSOFT.TEXTJOIN(&quot;,&quot;; 1; [.S7:.V7]); &quot;]&quot;)" office:value-type="string" office:string-value="250"/>
          <table:table-cell table:number-columns-repeated="3"/>
          <table:table-cell table:style-name="ce3" table:formula="of:=COM.MICROSOFT.CONCAT(&quot;[&quot;; COM.MICROSOFT.TEXTJOIN(&quot;,&quot;; 1; [.W7:.Z7]); &quot;]&quot;)" office:value-type="string" office:string-value="251"/>
          <table:table-cell table:number-columns-repeated="3"/>
          <table:table-cell table:style-name="ce3" table:formula="of:=COM.MICROSOFT.CONCAT(&quot;[&quot;; COM.MICROSOFT.TEXTJOIN(&quot;,&quot;; 1; [.AA7:.AD7]); &quot;]&quot;)" office:value-type="string" office:string-value="252"/>
          <table:table-cell table:number-columns-repeated="3"/>
          <table:table-cell table:style-name="ce3" table:formula="of:=COM.MICROSOFT.CONCAT(&quot;[&quot;; COM.MICROSOFT.TEXTJOIN(&quot;,&quot;; 1; [.AE7:.AH7]); &quot;]&quot;)" office:value-type="string" office:string-value="253"/>
          <table:table-cell table:number-columns-repeated="3"/>
          <table:table-cell table:style-name="ce3" table:formula="of:=COM.MICROSOFT.CONCAT(&quot;[&quot;; COM.MICROSOFT.TEXTJOIN(&quot;,&quot;; 1; [.AI7:.AL7]); &quot;]&quot;)" office:value-type="string" office:string-value="254"/>
          <table:table-cell table:number-columns-repeated="3"/>
          <table:table-cell table:style-name="ce3" table:formula="of:=COM.MICROSOFT.CONCAT(&quot;[&quot;; COM.MICROSOFT.TEXTJOIN(&quot;,&quot;; 1; [.AM7:.AP7]); &quot;]&quot;)" office:value-type="string" office:string-value="255"/>
          <table:table-cell table:number-columns-repeated="3"/>
          <table:table-cell table:style-name="ce3" table:formula="of:=COM.MICROSOFT.CONCAT(&quot;[&quot;; COM.MICROSOFT.TEXTJOIN(&quot;,&quot;; 1; [.AQ7:.AT7]); &quot;]&quot;)" office:value-type="string" office:string-value="256"/>
          <table:table-cell table:number-columns-repeated="3"/>
          <table:table-cell table:style-name="ce3" table:formula="of:=COM.MICROSOFT.CONCAT(&quot;[&quot;; COM.MICROSOFT.TEXTJOIN(&quot;,&quot;; 1; [.AU7:.AX7]); &quot;]&quot;)" office:value-type="string" office:string-value="257"/>
          <table:table-cell table:number-columns-repeated="3"/>
          <table:table-cell table:style-name="ce3" table:formula="of:=COM.MICROSOFT.CONCAT(&quot;[&quot;; COM.MICROSOFT.TEXTJOIN(&quot;,&quot;; 1; [.AY7:.BB7]); &quot;]&quot;)" office:value-type="string" office:string-value="258"/>
          <table:table-cell table:number-columns-repeated="3"/>
          <table:table-cell table:style-name="ce3" table:formula="of:=COM.MICROSOFT.CONCAT(&quot;[&quot;; COM.MICROSOFT.TEXTJOIN(&quot;,&quot;; 1; [.BC7:.BF7]); &quot;]&quot;)" office:value-type="string" office:string-value="259"/>
          <table:table-cell table:number-columns-repeated="3"/>
          <table:table-cell table:style-name="ce3" table:formula="of:=COM.MICROSOFT.CONCAT(&quot;[&quot;; COM.MICROSOFT.TEXTJOIN(&quot;,&quot;; 1; [.BG7:.BJ7]); &quot;]&quot;)" office:value-type="string" office:string-value="260"/>
          <table:table-cell table:number-columns-repeated="3"/>
          <table:table-cell table:style-name="ce3" table:formula="of:=COM.MICROSOFT.CONCAT(&quot;[&quot;; COM.MICROSOFT.TEXTJOIN(&quot;,&quot;; 1; [.BK7:.BN7]); &quot;]&quot;)" office:value-type="string" office:string-value="261"/>
          <table:table-cell table:number-columns-repeated="3"/>
          <table:table-cell table:style-name="ce3" table:formula="of:=COM.MICROSOFT.CONCAT(COM.MICROSOFT.TEXTJOIN(&quot;,&quot;;1; [.C14:.BF14]); &quot;,&quot;)" office:value-type="string" office:string-value="262"/>
          <table:table-cell table:number-columns-repeated="1024"/>
        </table:table-row>
        <table:table-row table:style-name="ro16">
          <table:table-cell table:number-columns-repeated="1024"/>
        </table:table-row>
        <table:table-row table:number-rows-repeated="49" table:style-name="ro1">
          <table:table-cell table:number-columns-repeated="1024"/>
        </table:table-row>
      </table:table>
      <table:table table:name="Ergodox" table:style-name="ta2">
        <table:table-column table:style-name="co48" table:default-cell-style-name="ce4"/>
        <table:table-column table:number-columns-repeated="2"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number-columns-repeated="1015" table:style-name="co56" table:default-cell-style-name="ce4"/>
        <table:table-column table:number-columns-repeated="100" table:style-name="co57" table:default-cell-style-name="Default"/>
        <table:table-column table:style-name="co47" table:default-cell-style-name="Default"/>
        <table:table-row table:style-name="ro18">
          <table:table-cell table:style-name="ce3" office:value-type="float" office:value="0">
            <text:p>0</text:p>
          </table:table-cell>
          <table:table-cell table:style-name="ce3" office:value-type="float" office:value="4.8144600000000004">
            <text:p>4.8144600000000004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]*[.$J$1];1)" office:value-type="float" office:value="0">
            <text:p>0</text:p>
          </table:table-cell>
          <table:table-cell table:style-name="ce14" table:formula="of:=ROUND([.B1]*[.$K$1];1)" office:value-type="float" office:value="5.4000000000000004">
            <text:p>5.4000000000000004</text:p>
          </table:table-cell>
          <table:table-cell table:style-name="ce14" table:formula="of:=ROUND([.C1]*[.$J$1];1)" office:value-type="float" office:value="21">
            <text:p>21</text:p>
          </table:table-cell>
          <table:table-cell table:style-name="ce14" table:formula="of:=ROUND([.$K$1]*[.D1];1)" office:value-type="float" office:value="14">
            <text:p>14</text:p>
          </table:table-cell>
          <table:table-cell table:style-name="ce3" table:formula="of:=[.14]/[.C2]" office:value-type="float" office:value="2.8077775437963157">
            <text:p>2.8077775437963157</text:p>
          </table:table-cell>
          <table:table-cell table:style-name="ce3" table:formula="of:=[.14]/[.D1]" office:value-type="float" office:value="1.1148183244280585">
            <text:p>1.1148183244280585</text:p>
          </table:table-cell>
          <table:table-cell table:style-name="ce3" table:formula="of:=CONCAT(&quot;[&quot;;_xlfn.TEXTJOIN(&quot;, &quot;;1;[.F1:.I1];[.E1]);&quot;]&quot;)" office:value-type="string">
            <text:p>[0, 5.4, 21, 14, 0]</text:p>
          </table:table-cell>
          <table:table-cell table:number-columns-repeated="1024"/>
        </table:table-row>
        <table:table-row table:style-name="ro19">
          <table:table-cell table:style-name="ce3" office:value-type="float" office:value="7.70695">
            <text:p>7.70695</text:p>
          </table:table-cell>
          <table:table-cell table:style-name="ce3" office:value-type="float" office:value="4.8144600000000004">
            <text:p>4.8144600000000004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]*[.$J$1];1)" office:value-type="float" office:value="21.600000000000001">
            <text:p>21.600000000000001</text:p>
          </table:table-cell>
          <table:table-cell table:style-name="ce14" table:formula="of:=ROUND([.B2]*[.$K$1];1)" office:value-type="float" office:value="5.4000000000000004">
            <text:p>5.4000000000000004</text:p>
          </table:table-cell>
          <table:table-cell table:style-name="ce14" table:formula="of:=ROUND([.C2]*[.$J$1];1)" office:value-type="float" office:value="14">
            <text:p>14</text:p>
          </table:table-cell>
          <table:table-cell table:style-name="ce14" table:formula="of:=ROUND([.$K$1]*[.D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:.I2];[.E2]);&quot;]&quot;)" office:value-type="string">
            <text:p>[21.6, 5.4, 14, 14, 0]</text:p>
          </table:table-cell>
          <table:table-cell table:number-columns-repeated="1024"/>
        </table:table-row>
        <table:table-row table:style-name="ro20">
          <table:table-cell table:style-name="ce3" office:value-type="float" office:value="12.844900000000001">
            <text:p>12.844900000000001</text:p>
          </table:table-cell>
          <table:table-cell table:style-name="ce3" office:value-type="float" office:value="1.67855">
            <text:p>1.67855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3]*[.$J$1];1)" office:value-type="float" office:value="36.100000000000001">
            <text:p>36.100000000000001</text:p>
          </table:table-cell>
          <table:table-cell table:style-name="ce14" table:formula="of:=ROUND([.B3]*[.$K$1];1)" office:value-type="float" office:value="1.9000000000000001">
            <text:p>1.9000000000000001</text:p>
          </table:table-cell>
          <table:table-cell table:style-name="ce14" table:formula="of:=ROUND([.C3]*[.$J$1];1)" office:value-type="float" office:value="14">
            <text:p>14</text:p>
          </table:table-cell>
          <table:table-cell table:style-name="ce14" table:formula="of:=ROUND([.$K$1]*[.D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:.I3];[.E3]);&quot;]&quot;)" office:value-type="string">
            <text:p>[36.1, 1.9000000000000001, 14, 14, 0]</text:p>
          </table:table-cell>
          <table:table-cell table:number-columns-repeated="1024"/>
        </table:table-row>
        <table:table-row table:style-name="ro21">
          <table:table-cell table:style-name="ce3" office:value-type="float" office:value="17.982900000000001">
            <text:p>17.982900000000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]*[.$J$1];1)" office:value-type="float" office:value="50.5">
            <text:p>50.5</text:p>
          </table:table-cell>
          <table:table-cell table:style-name="ce14" table:formula="of:=ROUND([.B4]*[.$K$1];1)" office:value-type="float" office:value="0">
            <text:p>0</text:p>
          </table:table-cell>
          <table:table-cell table:style-name="ce14" table:formula="of:=ROUND([.C4]*[.$J$1];1)" office:value-type="float" office:value="14">
            <text:p>14</text:p>
          </table:table-cell>
          <table:table-cell table:style-name="ce14" table:formula="of:=ROUND([.$K$1]*[.D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:.I4];[.E4]);&quot;]&quot;)" office:value-type="string">
            <text:p>[50.5, 0, 14, 14, 0]</text:p>
          </table:table-cell>
          <table:table-cell table:number-columns-repeated="1024"/>
        </table:table-row>
        <table:table-row table:style-name="ro22">
          <table:table-cell table:style-name="ce3" office:value-type="float" office:value="23.120799999999999">
            <text:p>23.120799999999999</text:p>
          </table:table-cell>
          <table:table-cell table:style-name="ce3" office:value-type="float" office:value="1.67855">
            <text:p>1.67855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]*[.$J$1];1)" office:value-type="float" office:value="64.900000000000006">
            <text:p>64.900000000000006</text:p>
          </table:table-cell>
          <table:table-cell table:style-name="ce14" table:formula="of:=ROUND([.B5]*[.$K$1];1)" office:value-type="float" office:value="1.9000000000000001">
            <text:p>1.9000000000000001</text:p>
          </table:table-cell>
          <table:table-cell table:style-name="ce14" table:formula="of:=ROUND([.C5]*[.$J$1];1)" office:value-type="float" office:value="14">
            <text:p>14</text:p>
          </table:table-cell>
          <table:table-cell table:style-name="ce14" table:formula="of:=ROUND([.$K$1]*[.D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:.I5];[.E5]);&quot;]&quot;)" office:value-type="string">
            <text:p>[64.9, 1.9000000000000001, 14, 14, 0]</text:p>
          </table:table-cell>
          <table:table-cell table:number-columns-repeated="1024"/>
        </table:table-row>
        <table:table-row table:style-name="ro23">
          <table:table-cell table:style-name="ce3" office:value-type="float" office:value="28.258800000000001">
            <text:p>28.258800000000001</text:p>
          </table:table-cell>
          <table:table-cell table:style-name="ce3" office:value-type="float" office:value="3.1228899999999999">
            <text:p>3.12288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]*[.$J$1];1)" office:value-type="float" office:value="79.300000000000011">
            <text:p>79.300000000000011</text:p>
          </table:table-cell>
          <table:table-cell table:style-name="ce14" table:formula="of:=ROUND([.B6]*[.$K$1];1)" office:value-type="float" office:value="3.5">
            <text:p>3.5</text:p>
          </table:table-cell>
          <table:table-cell table:style-name="ce14" table:formula="of:=ROUND([.C6]*[.$J$1];1)" office:value-type="float" office:value="14">
            <text:p>14</text:p>
          </table:table-cell>
          <table:table-cell table:style-name="ce14" table:formula="of:=ROUND([.$K$1]*[.D6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:.I6];[.E6]);&quot;]&quot;)" office:value-type="string">
            <text:p>[79.30000000000001, 3.5, 14, 14, 0]</text:p>
          </table:table-cell>
          <table:table-cell table:number-columns-repeated="1024"/>
        </table:table-row>
        <table:table-row table:style-name="ro24">
          <table:table-cell table:style-name="ce3" office:value-type="float" office:value="33.396799999999999">
            <text:p>33.396799999999999</text:p>
          </table:table-cell>
          <table:table-cell table:style-name="ce3" office:value-type="float" office:value="3.1228899999999999">
            <text:p>3.12288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7]*[.$J$1];1)" office:value-type="float" office:value="93.800000000000011">
            <text:p>93.800000000000011</text:p>
          </table:table-cell>
          <table:table-cell table:style-name="ce14" table:formula="of:=ROUND([.B7]*[.$K$1];1)" office:value-type="float" office:value="3.5">
            <text:p>3.5</text:p>
          </table:table-cell>
          <table:table-cell table:style-name="ce14" table:formula="of:=ROUND([.C7]*[.$J$1];1)" office:value-type="float" office:value="14">
            <text:p>14</text:p>
          </table:table-cell>
          <table:table-cell table:style-name="ce14" table:formula="of:=ROUND([.$K$1]*[.D7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:.I7];[.E7]);&quot;]&quot;)" office:value-type="string">
            <text:p>[93.80000000000001, 3.5, 14, 14, 0]</text:p>
          </table:table-cell>
          <table:table-cell table:number-columns-repeated="1024"/>
        </table:table-row>
        <table:table-row table:style-name="ro25">
          <table:table-cell table:style-name="ce3" office:value-type="float" office:value="0">
            <text:p>0</text:p>
          </table:table-cell>
          <table:table-cell table:style-name="ce3" office:value-type="float" office:value="17.826499999999999">
            <text:p>17.826499999999999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8]*[.$J$1];1)" office:value-type="float" office:value="0">
            <text:p>0</text:p>
          </table:table-cell>
          <table:table-cell table:style-name="ce14" table:formula="of:=ROUND([.B8]*[.$K$1];1)" office:value-type="float" office:value="19.900000000000002">
            <text:p>19.900000000000002</text:p>
          </table:table-cell>
          <table:table-cell table:style-name="ce14" table:formula="of:=ROUND([.C8]*[.$J$1];1)" office:value-type="float" office:value="21">
            <text:p>21</text:p>
          </table:table-cell>
          <table:table-cell table:style-name="ce14" table:formula="of:=ROUND([.$K$1]*[.D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8:.I8];[.E8]);&quot;]&quot;)" office:value-type="string">
            <text:p>[0, 19.900000000000002, 21, 14, 0]</text:p>
          </table:table-cell>
          <table:table-cell table:number-columns-repeated="1024"/>
        </table:table-row>
        <table:table-row table:style-name="ro26">
          <table:table-cell table:style-name="ce3" office:value-type="float" office:value="7.70695">
            <text:p>7.70695</text:p>
          </table:table-cell>
          <table:table-cell table:style-name="ce3" office:value-type="float" office:value="17.826499999999999">
            <text:p>17.8264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9]*[.$J$1];1)" office:value-type="float" office:value="21.600000000000001">
            <text:p>21.600000000000001</text:p>
          </table:table-cell>
          <table:table-cell table:style-name="ce14" table:formula="of:=ROUND([.B9]*[.$K$1];1)" office:value-type="float" office:value="19.900000000000002">
            <text:p>19.900000000000002</text:p>
          </table:table-cell>
          <table:table-cell table:style-name="ce14" table:formula="of:=ROUND([.C9]*[.$J$1];1)" office:value-type="float" office:value="14">
            <text:p>14</text:p>
          </table:table-cell>
          <table:table-cell table:style-name="ce14" table:formula="of:=ROUND([.$K$1]*[.D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9:.I9];[.E9]);&quot;]&quot;)" office:value-type="string">
            <text:p>[21.6, 19.900000000000002, 14, 14, 0]</text:p>
          </table:table-cell>
          <table:table-cell table:number-columns-repeated="1024"/>
        </table:table-row>
        <table:table-row table:style-name="ro27">
          <table:table-cell table:style-name="ce3" office:value-type="float" office:value="12.844900000000001">
            <text:p>12.844900000000001</text:p>
          </table:table-cell>
          <table:table-cell table:style-name="ce3" office:value-type="float" office:value="14.6906">
            <text:p>14.69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0]*[.$J$1];1)" office:value-type="float" office:value="36.100000000000001">
            <text:p>36.100000000000001</text:p>
          </table:table-cell>
          <table:table-cell table:style-name="ce14" table:formula="of:=ROUND([.B10]*[.$K$1];1)" office:value-type="float" office:value="16.400000000000002">
            <text:p>16.400000000000002</text:p>
          </table:table-cell>
          <table:table-cell table:style-name="ce14" table:formula="of:=ROUND([.C10]*[.$J$1];1)" office:value-type="float" office:value="14">
            <text:p>14</text:p>
          </table:table-cell>
          <table:table-cell table:style-name="ce14" table:formula="of:=ROUND([.$K$1]*[.D1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0:.I10];[.E10]);&quot;]&quot;)" office:value-type="string">
            <text:p>[36.1, 16.400000000000002, 14, 14, 0]</text:p>
          </table:table-cell>
          <table:table-cell table:number-columns-repeated="1024"/>
        </table:table-row>
        <table:table-row table:style-name="ro28">
          <table:table-cell table:style-name="ce3" office:value-type="float" office:value="17.982900000000001">
            <text:p>17.982900000000001</text:p>
          </table:table-cell>
          <table:table-cell table:style-name="ce3" office:value-type="float" office:value="13.012">
            <text:p>13.012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1]*[.$J$1];1)" office:value-type="float" office:value="50.5">
            <text:p>50.5</text:p>
          </table:table-cell>
          <table:table-cell table:style-name="ce14" table:formula="of:=ROUND([.B11]*[.$K$1];1)" office:value-type="float" office:value="14.5">
            <text:p>14.5</text:p>
          </table:table-cell>
          <table:table-cell table:style-name="ce14" table:formula="of:=ROUND([.C11]*[.$J$1];1)" office:value-type="float" office:value="14">
            <text:p>14</text:p>
          </table:table-cell>
          <table:table-cell table:style-name="ce14" table:formula="of:=ROUND([.$K$1]*[.D1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1:.I11];[.E11]);&quot;]&quot;)" office:value-type="string">
            <text:p>[50.5, 14.5, 14, 14, 0]</text:p>
          </table:table-cell>
          <table:table-cell table:number-columns-repeated="1024"/>
        </table:table-row>
        <table:table-row table:style-name="ro29">
          <table:table-cell table:style-name="ce3" office:value-type="float" office:value="23.120799999999999">
            <text:p>23.120799999999999</text:p>
          </table:table-cell>
          <table:table-cell table:style-name="ce3" office:value-type="float" office:value="14.6906">
            <text:p>14.69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2]*[.$J$1];1)" office:value-type="float" office:value="64.900000000000006">
            <text:p>64.900000000000006</text:p>
          </table:table-cell>
          <table:table-cell table:style-name="ce14" table:formula="of:=ROUND([.B12]*[.$K$1];1)" office:value-type="float" office:value="16.400000000000002">
            <text:p>16.400000000000002</text:p>
          </table:table-cell>
          <table:table-cell table:style-name="ce14" table:formula="of:=ROUND([.C12]*[.$J$1];1)" office:value-type="float" office:value="14">
            <text:p>14</text:p>
          </table:table-cell>
          <table:table-cell table:style-name="ce14" table:formula="of:=ROUND([.$K$1]*[.D1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2:.I12];[.E12]);&quot;]&quot;)" office:value-type="string">
            <text:p>[64.9, 16.400000000000002, 14, 14, 0]</text:p>
          </table:table-cell>
          <table:table-cell table:number-columns-repeated="1024"/>
        </table:table-row>
        <table:table-row table:style-name="ro30">
          <table:table-cell table:style-name="ce3" office:value-type="float" office:value="28.258800000000001">
            <text:p>28.258800000000001</text:p>
          </table:table-cell>
          <table:table-cell table:style-name="ce3" office:value-type="float" office:value="16.134899999999998">
            <text:p>16.1348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3]*[.$J$1];1)" office:value-type="float" office:value="79.300000000000011">
            <text:p>79.300000000000011</text:p>
          </table:table-cell>
          <table:table-cell table:style-name="ce14" table:formula="of:=ROUND([.B13]*[.$K$1];1)" office:value-type="float" office:value="18">
            <text:p>18</text:p>
          </table:table-cell>
          <table:table-cell table:style-name="ce14" table:formula="of:=ROUND([.C13]*[.$J$1];1)" office:value-type="float" office:value="14">
            <text:p>14</text:p>
          </table:table-cell>
          <table:table-cell table:style-name="ce14" table:formula="of:=ROUND([.$K$1]*[.D1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3:.I13];[.E13]);&quot;]&quot;)" office:value-type="string">
            <text:p>[79.30000000000001, 18, 14, 14, 0]</text:p>
          </table:table-cell>
          <table:table-cell table:number-columns-repeated="1024"/>
        </table:table-row>
        <table:table-row table:style-name="ro31">
          <table:table-cell table:style-name="ce3" office:value-type="float" office:value="33.396799999999999">
            <text:p>33.396799999999999</text:p>
          </table:table-cell>
          <table:table-cell table:style-name="ce3" office:value-type="float" office:value="16.134899999999998">
            <text:p>16.1348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8.837199999999999">
            <text:p>18.837199999999999</text:p>
          </table:table-cell>
          <table:table-cell table:style-name="ce3" office:value-type="float" office:value="0">
            <text:p>0</text:p>
          </table:table-cell>
          <table:table-cell table:style-name="ce14" table:formula="of:=ROUND([.A14]*[.$J$1];1)" office:value-type="float" office:value="93.800000000000011">
            <text:p>93.800000000000011</text:p>
          </table:table-cell>
          <table:table-cell table:style-name="ce14" table:formula="of:=ROUND([.B14]*[.$K$1];1)" office:value-type="float" office:value="18">
            <text:p>18</text:p>
          </table:table-cell>
          <table:table-cell table:style-name="ce14" table:formula="of:=ROUND([.C14]*[.$J$1];1)" office:value-type="float" office:value="14">
            <text:p>14</text:p>
          </table:table-cell>
          <table:table-cell table:style-name="ce14" table:formula="of:=ROUND([.$K$1]*[.D14];1)" office:value-type="float" office:value="21">
            <text:p>21</text:p>
          </table:table-cell>
          <table:table-cell table:number-columns-repeated="2"/>
          <table:table-cell table:style-name="ce3" table:formula="of:=CONCAT(&quot;[&quot;;_xlfn.TEXTJOIN(&quot;, &quot;;1;[.F14:.I14];[.E14]);&quot;]&quot;)" office:value-type="string">
            <text:p>[93.80000000000001, 18, 14, 21, 0]</text:p>
          </table:table-cell>
          <table:table-cell table:number-columns-repeated="1024"/>
        </table:table-row>
        <table:table-row table:style-name="ro32">
          <table:table-cell table:style-name="ce3" office:value-type="float" office:value="0">
            <text:p>0</text:p>
          </table:table-cell>
          <table:table-cell table:style-name="ce3" office:value-type="float" office:value="30.8386">
            <text:p>30.8386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5]*[.$J$1];1)" office:value-type="float" office:value="0">
            <text:p>0</text:p>
          </table:table-cell>
          <table:table-cell table:style-name="ce14" table:formula="of:=ROUND([.B15]*[.$K$1];1)" office:value-type="float" office:value="34.399999999999999">
            <text:p>34.399999999999999</text:p>
          </table:table-cell>
          <table:table-cell table:style-name="ce14" table:formula="of:=ROUND([.C15]*[.$J$1];1)" office:value-type="float" office:value="21">
            <text:p>21</text:p>
          </table:table-cell>
          <table:table-cell table:style-name="ce14" table:formula="of:=ROUND([.$K$1]*[.D1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5:.I15];[.E15]);&quot;]&quot;)" office:value-type="string">
            <text:p>[0, 34.4, 21, 14, 0]</text:p>
          </table:table-cell>
          <table:table-cell table:number-columns-repeated="1024"/>
        </table:table-row>
        <table:table-row table:style-name="ro33">
          <table:table-cell table:style-name="ce3" office:value-type="float" office:value="7.70695">
            <text:p>7.70695</text:p>
          </table:table-cell>
          <table:table-cell table:style-name="ce3" office:value-type="float" office:value="30.8386">
            <text:p>30.838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6]*[.$J$1];1)" office:value-type="float" office:value="21.600000000000001">
            <text:p>21.600000000000001</text:p>
          </table:table-cell>
          <table:table-cell table:style-name="ce14" table:formula="of:=ROUND([.B16]*[.$K$1];1)" office:value-type="float" office:value="34.399999999999999">
            <text:p>34.399999999999999</text:p>
          </table:table-cell>
          <table:table-cell table:style-name="ce14" table:formula="of:=ROUND([.C16]*[.$J$1];1)" office:value-type="float" office:value="14">
            <text:p>14</text:p>
          </table:table-cell>
          <table:table-cell table:style-name="ce14" table:formula="of:=ROUND([.$K$1]*[.D16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6:.I16];[.E16]);&quot;]&quot;)" office:value-type="string">
            <text:p>[21.6, 34.4, 14, 14, 0]</text:p>
          </table:table-cell>
          <table:table-cell table:number-columns-repeated="1024"/>
        </table:table-row>
        <table:table-row table:style-name="ro34">
          <table:table-cell table:style-name="ce3" office:value-type="float" office:value="12.844900000000001">
            <text:p>12.844900000000001</text:p>
          </table:table-cell>
          <table:table-cell table:style-name="ce3" office:value-type="float" office:value="27.7027">
            <text:p>27.702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7]*[.$J$1];1)" office:value-type="float" office:value="36.100000000000001">
            <text:p>36.100000000000001</text:p>
          </table:table-cell>
          <table:table-cell table:style-name="ce14" table:formula="of:=ROUND([.B17]*[.$K$1];1)" office:value-type="float" office:value="30.900000000000002">
            <text:p>30.900000000000002</text:p>
          </table:table-cell>
          <table:table-cell table:style-name="ce14" table:formula="of:=ROUND([.C17]*[.$J$1];1)" office:value-type="float" office:value="14">
            <text:p>14</text:p>
          </table:table-cell>
          <table:table-cell table:style-name="ce14" table:formula="of:=ROUND([.$K$1]*[.D17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7:.I17];[.E17]);&quot;]&quot;)" office:value-type="string">
            <text:p>[36.1, 30.900000000000002, 14, 14, 0]</text:p>
          </table:table-cell>
          <table:table-cell table:number-columns-repeated="1024"/>
        </table:table-row>
        <table:table-row table:style-name="ro35">
          <table:table-cell table:style-name="ce3" office:value-type="float" office:value="17.982900000000001">
            <text:p>17.982900000000001</text:p>
          </table:table-cell>
          <table:table-cell table:style-name="ce3" office:value-type="float" office:value="26.024100000000001">
            <text:p>26.0241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8]*[.$J$1];1)" office:value-type="float" office:value="50.5">
            <text:p>50.5</text:p>
          </table:table-cell>
          <table:table-cell table:style-name="ce14" table:formula="of:=ROUND([.B18]*[.$K$1];1)" office:value-type="float" office:value="29">
            <text:p>29</text:p>
          </table:table-cell>
          <table:table-cell table:style-name="ce14" table:formula="of:=ROUND([.C18]*[.$J$1];1)" office:value-type="float" office:value="14">
            <text:p>14</text:p>
          </table:table-cell>
          <table:table-cell table:style-name="ce14" table:formula="of:=ROUND([.$K$1]*[.D1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8:.I18];[.E18]);&quot;]&quot;)" office:value-type="string">
            <text:p>[50.5, 29, 14, 14, 0]</text:p>
          </table:table-cell>
          <table:table-cell table:number-columns-repeated="1024"/>
        </table:table-row>
        <table:table-row table:style-name="ro36">
          <table:table-cell table:style-name="ce3" office:value-type="float" office:value="23.120799999999999">
            <text:p>23.120799999999999</text:p>
          </table:table-cell>
          <table:table-cell table:style-name="ce3" office:value-type="float" office:value="27.7027">
            <text:p>27.702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19]*[.$J$1];1)" office:value-type="float" office:value="64.900000000000006">
            <text:p>64.900000000000006</text:p>
          </table:table-cell>
          <table:table-cell table:style-name="ce14" table:formula="of:=ROUND([.B19]*[.$K$1];1)" office:value-type="float" office:value="30.900000000000002">
            <text:p>30.900000000000002</text:p>
          </table:table-cell>
          <table:table-cell table:style-name="ce14" table:formula="of:=ROUND([.C19]*[.$J$1];1)" office:value-type="float" office:value="14">
            <text:p>14</text:p>
          </table:table-cell>
          <table:table-cell table:style-name="ce14" table:formula="of:=ROUND([.$K$1]*[.D1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19:.I19];[.E19]);&quot;]&quot;)" office:value-type="string">
            <text:p>[64.9, 30.900000000000002, 14, 14, 0]</text:p>
          </table:table-cell>
          <table:table-cell table:number-columns-repeated="1024"/>
        </table:table-row>
        <table:table-row table:style-name="ro37">
          <table:table-cell table:style-name="ce3" office:value-type="float" office:value="28.258800000000001">
            <text:p>28.258800000000001</text:p>
          </table:table-cell>
          <table:table-cell table:style-name="ce3" office:value-type="float" office:value="29.146999999999998">
            <text:p>29.1469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0]*[.$J$1];1)" office:value-type="float" office:value="79.300000000000011">
            <text:p>79.300000000000011</text:p>
          </table:table-cell>
          <table:table-cell table:style-name="ce14" table:formula="of:=ROUND([.B20]*[.$K$1];1)" office:value-type="float" office:value="32.5">
            <text:p>32.5</text:p>
          </table:table-cell>
          <table:table-cell table:style-name="ce14" table:formula="of:=ROUND([.C20]*[.$J$1];1)" office:value-type="float" office:value="14">
            <text:p>14</text:p>
          </table:table-cell>
          <table:table-cell table:style-name="ce14" table:formula="of:=ROUND([.$K$1]*[.D2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0:.I20];[.E20]);&quot;]&quot;)" office:value-type="string">
            <text:p>[79.30000000000001, 32.5, 14, 14, 0]</text:p>
          </table:table-cell>
          <table:table-cell table:number-columns-repeated="1024"/>
        </table:table-row>
        <table:table-row table:style-name="ro38">
          <table:table-cell table:style-name="ce3" office:value-type="float" office:value="0">
            <text:p>0</text:p>
          </table:table-cell>
          <table:table-cell table:style-name="ce3" office:value-type="float" office:value="43.8506">
            <text:p>43.8506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1]*[.$J$1];1)" office:value-type="float" office:value="0">
            <text:p>0</text:p>
          </table:table-cell>
          <table:table-cell table:style-name="ce14" table:formula="of:=ROUND([.B21]*[.$K$1];1)" office:value-type="float" office:value="48.900000000000006">
            <text:p>48.900000000000006</text:p>
          </table:table-cell>
          <table:table-cell table:style-name="ce14" table:formula="of:=ROUND([.C21]*[.$J$1];1)" office:value-type="float" office:value="21">
            <text:p>21</text:p>
          </table:table-cell>
          <table:table-cell table:style-name="ce14" table:formula="of:=ROUND([.$K$1]*[.D2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1:.I21];[.E21]);&quot;]&quot;)" office:value-type="string">
            <text:p>[0, 48.900000000000006, 21, 14, 0]</text:p>
          </table:table-cell>
          <table:table-cell table:number-columns-repeated="1024"/>
        </table:table-row>
        <table:table-row table:style-name="ro39">
          <table:table-cell table:style-name="ce3" office:value-type="float" office:value="7.70695">
            <text:p>7.70695</text:p>
          </table:table-cell>
          <table:table-cell table:style-name="ce3" office:value-type="float" office:value="43.8506">
            <text:p>43.85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2]*[.$J$1];1)" office:value-type="float" office:value="21.600000000000001">
            <text:p>21.600000000000001</text:p>
          </table:table-cell>
          <table:table-cell table:style-name="ce14" table:formula="of:=ROUND([.B22]*[.$K$1];1)" office:value-type="float" office:value="48.900000000000006">
            <text:p>48.900000000000006</text:p>
          </table:table-cell>
          <table:table-cell table:style-name="ce14" table:formula="of:=ROUND([.C22]*[.$J$1];1)" office:value-type="float" office:value="14">
            <text:p>14</text:p>
          </table:table-cell>
          <table:table-cell table:style-name="ce14" table:formula="of:=ROUND([.$K$1]*[.D2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2:.I22];[.E22]);&quot;]&quot;)" office:value-type="string">
            <text:p>[21.6, 48.900000000000006, 14, 14, 0]</text:p>
          </table:table-cell>
          <table:table-cell table:number-columns-repeated="1024"/>
        </table:table-row>
        <table:table-row table:style-name="ro40">
          <table:table-cell table:style-name="ce3" office:value-type="float" office:value="12.844900000000001">
            <text:p>12.844900000000001</text:p>
          </table:table-cell>
          <table:table-cell table:style-name="ce3" office:value-type="float" office:value="40.714700000000001">
            <text:p>40.714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3]*[.$J$1];1)" office:value-type="float" office:value="36.100000000000001">
            <text:p>36.100000000000001</text:p>
          </table:table-cell>
          <table:table-cell table:style-name="ce14" table:formula="of:=ROUND([.B23]*[.$K$1];1)" office:value-type="float" office:value="45.400000000000006">
            <text:p>45.400000000000006</text:p>
          </table:table-cell>
          <table:table-cell table:style-name="ce14" table:formula="of:=ROUND([.C23]*[.$J$1];1)" office:value-type="float" office:value="14">
            <text:p>14</text:p>
          </table:table-cell>
          <table:table-cell table:style-name="ce14" table:formula="of:=ROUND([.$K$1]*[.D2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3:.I23];[.E23]);&quot;]&quot;)" office:value-type="string">
            <text:p>[36.1, 45.400000000000006, 14, 14, 0]</text:p>
          </table:table-cell>
          <table:table-cell table:number-columns-repeated="1024"/>
        </table:table-row>
        <table:table-row table:style-name="ro41">
          <table:table-cell table:style-name="ce3" office:value-type="float" office:value="17.982900000000001">
            <text:p>17.982900000000001</text:p>
          </table:table-cell>
          <table:table-cell table:style-name="ce3" office:value-type="float" office:value="39.036099999999998">
            <text:p>39.0360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4]*[.$J$1];1)" office:value-type="float" office:value="50.5">
            <text:p>50.5</text:p>
          </table:table-cell>
          <table:table-cell table:style-name="ce14" table:formula="of:=ROUND([.B24]*[.$K$1];1)" office:value-type="float" office:value="43.5">
            <text:p>43.5</text:p>
          </table:table-cell>
          <table:table-cell table:style-name="ce14" table:formula="of:=ROUND([.C24]*[.$J$1];1)" office:value-type="float" office:value="14">
            <text:p>14</text:p>
          </table:table-cell>
          <table:table-cell table:style-name="ce14" table:formula="of:=ROUND([.$K$1]*[.D2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4:.I24];[.E24]);&quot;]&quot;)" office:value-type="string">
            <text:p>[50.5, 43.5, 14, 14, 0]</text:p>
          </table:table-cell>
          <table:table-cell table:number-columns-repeated="1024"/>
        </table:table-row>
        <table:table-row table:style-name="ro42">
          <table:table-cell table:style-name="ce3" office:value-type="float" office:value="23.120799999999999">
            <text:p>23.120799999999999</text:p>
          </table:table-cell>
          <table:table-cell table:style-name="ce3" office:value-type="float" office:value="40.714700000000001">
            <text:p>40.714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5]*[.$J$1];1)" office:value-type="float" office:value="64.900000000000006">
            <text:p>64.900000000000006</text:p>
          </table:table-cell>
          <table:table-cell table:style-name="ce14" table:formula="of:=ROUND([.B25]*[.$K$1];1)" office:value-type="float" office:value="45.400000000000006">
            <text:p>45.400000000000006</text:p>
          </table:table-cell>
          <table:table-cell table:style-name="ce14" table:formula="of:=ROUND([.C25]*[.$J$1];1)" office:value-type="float" office:value="14">
            <text:p>14</text:p>
          </table:table-cell>
          <table:table-cell table:style-name="ce14" table:formula="of:=ROUND([.$K$1]*[.D2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5:.I25];[.E25]);&quot;]&quot;)" office:value-type="string">
            <text:p>[64.9, 45.400000000000006, 14, 14, 0]</text:p>
          </table:table-cell>
          <table:table-cell table:number-columns-repeated="1024"/>
        </table:table-row>
        <table:table-row table:style-name="ro43">
          <table:table-cell table:style-name="ce3" office:value-type="float" office:value="28.258800000000001">
            <text:p>28.258800000000001</text:p>
          </table:table-cell>
          <table:table-cell table:style-name="ce3" office:value-type="float" office:value="42.158999999999999">
            <text:p>42.1589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6]*[.$J$1];1)" office:value-type="float" office:value="79.300000000000011">
            <text:p>79.300000000000011</text:p>
          </table:table-cell>
          <table:table-cell table:style-name="ce14" table:formula="of:=ROUND([.B26]*[.$K$1];1)" office:value-type="float" office:value="47">
            <text:p>47</text:p>
          </table:table-cell>
          <table:table-cell table:style-name="ce14" table:formula="of:=ROUND([.C26]*[.$J$1];1)" office:value-type="float" office:value="14">
            <text:p>14</text:p>
          </table:table-cell>
          <table:table-cell table:style-name="ce14" table:formula="of:=ROUND([.$K$1]*[.D26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6:.I26];[.E26]);&quot;]&quot;)" office:value-type="string">
            <text:p>[79.30000000000001, 47, 14, 14, 0]</text:p>
          </table:table-cell>
          <table:table-cell table:number-columns-repeated="1024"/>
        </table:table-row>
        <table:table-row table:style-name="ro44">
          <table:table-cell table:style-name="ce3" office:value-type="float" office:value="33.396799999999999">
            <text:p>33.396799999999999</text:p>
          </table:table-cell>
          <table:table-cell table:style-name="ce3" office:value-type="float" office:value="35.652999999999999">
            <text:p>35.6529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8.837199999999999">
            <text:p>18.837199999999999</text:p>
          </table:table-cell>
          <table:table-cell table:style-name="ce3" office:value-type="float" office:value="0">
            <text:p>0</text:p>
          </table:table-cell>
          <table:table-cell table:style-name="ce14" table:formula="of:=ROUND([.A27]*[.$J$1];1)" office:value-type="float" office:value="93.800000000000011">
            <text:p>93.800000000000011</text:p>
          </table:table-cell>
          <table:table-cell table:style-name="ce14" table:formula="of:=ROUND([.B27]*[.$K$1];1)" office:value-type="float" office:value="39.700000000000003">
            <text:p>39.700000000000003</text:p>
          </table:table-cell>
          <table:table-cell table:style-name="ce14" table:formula="of:=ROUND([.C27]*[.$J$1];1)" office:value-type="float" office:value="14">
            <text:p>14</text:p>
          </table:table-cell>
          <table:table-cell table:style-name="ce14" table:formula="of:=ROUND([.$K$1]*[.D27];1)" office:value-type="float" office:value="21">
            <text:p>21</text:p>
          </table:table-cell>
          <table:table-cell table:number-columns-repeated="2"/>
          <table:table-cell table:style-name="ce3" table:formula="of:=CONCAT(&quot;[&quot;;_xlfn.TEXTJOIN(&quot;, &quot;;1;[.F27:.I27];[.E27]);&quot;]&quot;)" office:value-type="string">
            <text:p>[93.80000000000001, 39.7, 14, 21, 0]</text:p>
          </table:table-cell>
          <table:table-cell table:number-columns-repeated="1024"/>
        </table:table-row>
        <table:table-row table:style-name="ro45">
          <table:table-cell table:style-name="ce3" office:value-type="float" office:value="2.5689799999999998">
            <text:p>2.5689799999999998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8]*[.$J$1];1)" office:value-type="float" office:value="7.2000000000000002">
            <text:p>7.2000000000000002</text:p>
          </table:table-cell>
          <table:table-cell table:style-name="ce14" table:formula="of:=ROUND([.B28]*[.$K$1];1)" office:value-type="float" office:value="63.400000000000006">
            <text:p>63.400000000000006</text:p>
          </table:table-cell>
          <table:table-cell table:style-name="ce14" table:formula="of:=ROUND([.C28]*[.$J$1];1)" office:value-type="float" office:value="14">
            <text:p>14</text:p>
          </table:table-cell>
          <table:table-cell table:style-name="ce14" table:formula="of:=ROUND([.$K$1]*[.D2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8:.I28];[.E28]);&quot;]&quot;)" office:value-type="string">
            <text:p>[7.2, 63.400000000000006, 14, 14, 0]</text:p>
          </table:table-cell>
          <table:table-cell table:number-columns-repeated="1024"/>
        </table:table-row>
        <table:table-row table:style-name="ro46">
          <table:table-cell table:style-name="ce3" office:value-type="float" office:value="7.70695">
            <text:p>7.70695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29]*[.$J$1];1)" office:value-type="float" office:value="21.600000000000001">
            <text:p>21.600000000000001</text:p>
          </table:table-cell>
          <table:table-cell table:style-name="ce14" table:formula="of:=ROUND([.B29]*[.$K$1];1)" office:value-type="float" office:value="63.400000000000006">
            <text:p>63.400000000000006</text:p>
          </table:table-cell>
          <table:table-cell table:style-name="ce14" table:formula="of:=ROUND([.C29]*[.$J$1];1)" office:value-type="float" office:value="14">
            <text:p>14</text:p>
          </table:table-cell>
          <table:table-cell table:style-name="ce14" table:formula="of:=ROUND([.$K$1]*[.D2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29:.I29];[.E29]);&quot;]&quot;)" office:value-type="string">
            <text:p>[21.6, 63.400000000000006, 14, 14, 0]</text:p>
          </table:table-cell>
          <table:table-cell table:number-columns-repeated="1024"/>
        </table:table-row>
        <table:table-row table:style-name="ro47">
          <table:table-cell table:style-name="ce3" office:value-type="float" office:value="12.844900000000001">
            <text:p>12.844900000000001</text:p>
          </table:table-cell>
          <table:table-cell table:style-name="ce3" office:value-type="float" office:value="53.726700000000001">
            <text:p>53.726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30]*[.$J$1];1)" office:value-type="float" office:value="36.100000000000001">
            <text:p>36.100000000000001</text:p>
          </table:table-cell>
          <table:table-cell table:style-name="ce14" table:formula="of:=ROUND([.B30]*[.$K$1];1)" office:value-type="float" office:value="59.900000000000006">
            <text:p>59.900000000000006</text:p>
          </table:table-cell>
          <table:table-cell table:style-name="ce14" table:formula="of:=ROUND([.C30]*[.$J$1];1)" office:value-type="float" office:value="14">
            <text:p>14</text:p>
          </table:table-cell>
          <table:table-cell table:style-name="ce14" table:formula="of:=ROUND([.$K$1]*[.D3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0:.I30];[.E30]);&quot;]&quot;)" office:value-type="string">
            <text:p>[36.1, 59.900000000000006, 14, 14, 0]</text:p>
          </table:table-cell>
          <table:table-cell table:number-columns-repeated="1024"/>
        </table:table-row>
        <table:table-row table:style-name="ro48">
          <table:table-cell table:style-name="ce3" office:value-type="float" office:value="17.982900000000001">
            <text:p>17.982900000000001</text:p>
          </table:table-cell>
          <table:table-cell table:style-name="ce3" office:value-type="float" office:value="52.048200000000001">
            <text:p>52.0482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31]*[.$J$1];1)" office:value-type="float" office:value="50.5">
            <text:p>50.5</text:p>
          </table:table-cell>
          <table:table-cell table:style-name="ce14" table:formula="of:=ROUND([.B31]*[.$K$1];1)" office:value-type="float" office:value="58">
            <text:p>58</text:p>
          </table:table-cell>
          <table:table-cell table:style-name="ce14" table:formula="of:=ROUND([.C31]*[.$J$1];1)" office:value-type="float" office:value="14">
            <text:p>14</text:p>
          </table:table-cell>
          <table:table-cell table:style-name="ce14" table:formula="of:=ROUND([.$K$1]*[.D3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1:.I31];[.E31]);&quot;]&quot;)" office:value-type="string">
            <text:p>[50.5, 58, 14, 14, 0]</text:p>
          </table:table-cell>
          <table:table-cell table:number-columns-repeated="1024"/>
        </table:table-row>
        <table:table-row table:style-name="ro49">
          <table:table-cell table:style-name="ce3" office:value-type="float" office:value="23.120799999999999">
            <text:p>23.120799999999999</text:p>
          </table:table-cell>
          <table:table-cell table:style-name="ce3" office:value-type="float" office:value="53.726700000000001">
            <text:p>53.726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32]*[.$J$1];1)" office:value-type="float" office:value="64.900000000000006">
            <text:p>64.900000000000006</text:p>
          </table:table-cell>
          <table:table-cell table:style-name="ce14" table:formula="of:=ROUND([.B32]*[.$K$1];1)" office:value-type="float" office:value="59.900000000000006">
            <text:p>59.900000000000006</text:p>
          </table:table-cell>
          <table:table-cell table:style-name="ce14" table:formula="of:=ROUND([.C32]*[.$J$1];1)" office:value-type="float" office:value="14">
            <text:p>14</text:p>
          </table:table-cell>
          <table:table-cell table:style-name="ce14" table:formula="of:=ROUND([.$K$1]*[.D3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2:.I32];[.E32]);&quot;]&quot;)" office:value-type="string">
            <text:p>[64.9, 59.900000000000006, 14, 14, 0]</text:p>
          </table:table-cell>
          <table:table-cell table:number-columns-repeated="1024"/>
        </table:table-row>
        <table:table-row table:style-name="ro50">
          <table:table-cell table:style-name="ce3" office:value-type="float" office:value="40.4358">
            <text:p>40.4358</text:p>
          </table:table-cell>
          <table:table-cell table:style-name="ce3" office:value-type="float" office:value="50.3566">
            <text:p>50.356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30">
            <text:p>30</text:p>
          </table:table-cell>
          <table:table-cell table:style-name="ce14" table:formula="of:=ROUND([.A33]*[.$J$1];1)" office:value-type="float" office:value="113.5">
            <text:p>113.5</text:p>
          </table:table-cell>
          <table:table-cell table:style-name="ce14" table:formula="of:=ROUND([.B33]*[.$K$1];1)" office:value-type="float" office:value="56.100000000000001">
            <text:p>56.100000000000001</text:p>
          </table:table-cell>
          <table:table-cell table:style-name="ce14" table:formula="of:=ROUND([.C33]*[.$J$1];1)" office:value-type="float" office:value="14">
            <text:p>14</text:p>
          </table:table-cell>
          <table:table-cell table:style-name="ce14" table:formula="of:=ROUND([.$K$1]*[.D3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3:.I33];[.E33]);&quot;]&quot;)" office:value-type="string">
            <text:p>[113.5, 56.1, 14, 14, 30]</text:p>
          </table:table-cell>
          <table:table-cell table:number-columns-repeated="1024"/>
        </table:table-row>
        <table:table-row table:style-name="ro51">
          <table:table-cell table:style-name="ce3" office:value-type="float" office:value="44.905799999999999">
            <text:p>44.905799999999999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30">
            <text:p>30</text:p>
          </table:table-cell>
          <table:table-cell table:style-name="ce14" table:formula="of:=ROUND([.A34]*[.$J$1];1)" office:value-type="float" office:value="126.10000000000001">
            <text:p>126.10000000000001</text:p>
          </table:table-cell>
          <table:table-cell table:style-name="ce14" table:formula="of:=ROUND([.B34]*[.$K$1];1)" office:value-type="float" office:value="63.400000000000006">
            <text:p>63.400000000000006</text:p>
          </table:table-cell>
          <table:table-cell table:style-name="ce14" table:formula="of:=ROUND([.C34]*[.$J$1];1)" office:value-type="float" office:value="14">
            <text:p>14</text:p>
          </table:table-cell>
          <table:table-cell table:style-name="ce14" table:formula="of:=ROUND([.$K$1]*[.D3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4:.I34];[.E34]);&quot;]&quot;)" office:value-type="string">
            <text:p>[126.10000000000001, 63.400000000000006, 14, 14, 30]</text:p>
          </table:table-cell>
          <table:table-cell table:number-columns-repeated="1024"/>
        </table:table-row>
        <table:table-row table:style-name="ro52">
          <table:table-cell table:style-name="ce3" office:value-type="float" office:value="42.336799999999997">
            <text:p>42.336799999999997</text:p>
          </table:table-cell>
          <table:table-cell table:style-name="ce3" office:value-type="float" office:value="68.183099999999996">
            <text:p>68.18309999999999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30">
            <text:p>30</text:p>
          </table:table-cell>
          <table:table-cell table:style-name="ce14" table:formula="of:=ROUND([.A35]*[.$J$1];1)" office:value-type="float" office:value="118.90000000000001">
            <text:p>118.90000000000001</text:p>
          </table:table-cell>
          <table:table-cell table:style-name="ce14" table:formula="of:=ROUND([.B35]*[.$K$1];1)" office:value-type="float" office:value="76">
            <text:p>76</text:p>
          </table:table-cell>
          <table:table-cell table:style-name="ce14" table:formula="of:=ROUND([.C35]*[.$J$1];1)" office:value-type="float" office:value="14">
            <text:p>14</text:p>
          </table:table-cell>
          <table:table-cell table:style-name="ce14" table:formula="of:=ROUND([.$K$1]*[.D3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5:.I35];[.E35]);&quot;]&quot;)" office:value-type="string">
            <text:p>[118.9, 76, 14, 14, 30]</text:p>
          </table:table-cell>
          <table:table-cell table:number-columns-repeated="1024"/>
        </table:table-row>
        <table:table-row table:style-name="ro53">
          <table:table-cell table:style-name="ce3" office:value-type="float" office:value="33.396799999999999">
            <text:p>33.396799999999999</text:p>
          </table:table-cell>
          <table:table-cell table:style-name="ce3" office:value-type="float" office:value="55.171100000000003">
            <text:p>55.171100000000003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25.116299999999999">
            <text:p>25.116299999999999</text:p>
          </table:table-cell>
          <table:table-cell table:style-name="ce3" office:value-type="float" office:value="30">
            <text:p>30</text:p>
          </table:table-cell>
          <table:table-cell table:style-name="ce14" table:formula="of:=ROUND([.A36]*[.$J$1];1)" office:value-type="float" office:value="93.800000000000011">
            <text:p>93.800000000000011</text:p>
          </table:table-cell>
          <table:table-cell table:style-name="ce14" table:formula="of:=ROUND([.B36]*[.$K$1];1)" office:value-type="float" office:value="61.5">
            <text:p>61.5</text:p>
          </table:table-cell>
          <table:table-cell table:style-name="ce14" table:formula="of:=ROUND([.C36]*[.$J$1];1)" office:value-type="float" office:value="14">
            <text:p>14</text:p>
          </table:table-cell>
          <table:table-cell table:style-name="ce14" table:formula="of:=ROUND([.$K$1]*[.D36];1)" office:value-type="float" office:value="28">
            <text:p>28</text:p>
          </table:table-cell>
          <table:table-cell table:number-columns-repeated="2"/>
          <table:table-cell table:style-name="ce3" table:formula="of:=CONCAT(&quot;[&quot;;_xlfn.TEXTJOIN(&quot;, &quot;;1;[.F36:.I36];[.E36]);&quot;]&quot;)" office:value-type="string">
            <text:p>[93.80000000000001, 61.5, 14, 28, 30]</text:p>
          </table:table-cell>
          <table:table-cell table:number-columns-repeated="1024"/>
        </table:table-row>
        <table:table-row table:style-name="ro54">
          <table:table-cell table:style-name="ce3" office:value-type="float" office:value="37.866799999999998">
            <text:p>37.866799999999998</text:p>
          </table:table-cell>
          <table:table-cell table:style-name="ce3" office:value-type="float" office:value="61.677100000000003">
            <text:p>61.677100000000003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25.116299999999999">
            <text:p>25.116299999999999</text:p>
          </table:table-cell>
          <table:table-cell table:style-name="ce3" office:value-type="float" office:value="30">
            <text:p>30</text:p>
          </table:table-cell>
          <table:table-cell table:style-name="ce14" table:formula="of:=ROUND([.A37]*[.$J$1];1)" office:value-type="float" office:value="106.30000000000001">
            <text:p>106.30000000000001</text:p>
          </table:table-cell>
          <table:table-cell table:style-name="ce14" table:formula="of:=ROUND([.B37]*[.$K$1];1)" office:value-type="float" office:value="68.799999999999997">
            <text:p>68.799999999999997</text:p>
          </table:table-cell>
          <table:table-cell table:style-name="ce14" table:formula="of:=ROUND([.C37]*[.$J$1];1)" office:value-type="float" office:value="14">
            <text:p>14</text:p>
          </table:table-cell>
          <table:table-cell table:style-name="ce14" table:formula="of:=ROUND([.$K$1]*[.D37];1)" office:value-type="float" office:value="28">
            <text:p>28</text:p>
          </table:table-cell>
          <table:table-cell table:number-columns-repeated="2"/>
          <table:table-cell table:style-name="ce3" table:formula="of:=CONCAT(&quot;[&quot;;_xlfn.TEXTJOIN(&quot;, &quot;;1;[.F37:.I37];[.E37]);&quot;]&quot;)" office:value-type="string">
            <text:p>[106.30000000000001, 68.8, 14, 28, 30]</text:p>
          </table:table-cell>
          <table:table-cell table:number-columns-repeated="1024"/>
        </table:table-row>
        <table:table-row table:style-name="ro55">
          <table:table-cell table:style-name="ce3" office:value-type="float" office:value="39.767800000000001">
            <text:p>39.767800000000001</text:p>
          </table:table-cell>
          <table:table-cell table:style-name="ce3" office:value-type="float" office:value="79.503600000000006">
            <text:p>79.5036000000000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30">
            <text:p>30</text:p>
          </table:table-cell>
          <table:table-cell table:style-name="ce14" table:formula="of:=ROUND([.A38]*[.$J$1];1)" office:value-type="float" office:value="111.7">
            <text:p>111.7</text:p>
          </table:table-cell>
          <table:table-cell table:style-name="ce14" table:formula="of:=ROUND([.B38]*[.$K$1];1)" office:value-type="float" office:value="88.600000000000009">
            <text:p>88.600000000000009</text:p>
          </table:table-cell>
          <table:table-cell table:style-name="ce14" table:formula="of:=ROUND([.C38]*[.$J$1];1)" office:value-type="float" office:value="14">
            <text:p>14</text:p>
          </table:table-cell>
          <table:table-cell table:style-name="ce14" table:formula="of:=ROUND([.$K$1]*[.D3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8:.I38];[.E38]);&quot;]&quot;)" office:value-type="string">
            <text:p>[111.7, 88.60000000000001, 14, 14, 30]</text:p>
          </table:table-cell>
          <table:table-cell table:number-columns-repeated="1024"/>
        </table:table-row>
        <table:table-row table:style-name="ro56">
          <table:table-cell table:style-name="ce3" office:value-type="float" office:value="61.6556">
            <text:p>61.6556</text:p>
          </table:table-cell>
          <table:table-cell table:style-name="ce3" office:value-type="float" office:value="3.1228899999999999">
            <text:p>3.12288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39]*[.$J$1];1)" office:value-type="float" office:value="173.10000000000002">
            <text:p>173.10000000000002</text:p>
          </table:table-cell>
          <table:table-cell table:style-name="ce14" table:formula="of:=ROUND([.B39]*[.$K$1];1)" office:value-type="float" office:value="3.5">
            <text:p>3.5</text:p>
          </table:table-cell>
          <table:table-cell table:style-name="ce14" table:formula="of:=ROUND([.C39]*[.$J$1];1)" office:value-type="float" office:value="14">
            <text:p>14</text:p>
          </table:table-cell>
          <table:table-cell table:style-name="ce14" table:formula="of:=ROUND([.$K$1]*[.D3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39:.I39];[.E39]);&quot;]&quot;)" office:value-type="string">
            <text:p>[173.10000000000002, 3.5, 14, 14, 0]</text:p>
          </table:table-cell>
          <table:table-cell table:number-columns-repeated="1024"/>
        </table:table-row>
        <table:table-row table:style-name="ro57">
          <table:table-cell table:style-name="ce3" office:value-type="float" office:value="66.793499999999995">
            <text:p>66.793499999999995</text:p>
          </table:table-cell>
          <table:table-cell table:style-name="ce3" office:value-type="float" office:value="3.1228899999999999">
            <text:p>3.12288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0]*[.$J$1];1)" office:value-type="float" office:value="187.5">
            <text:p>187.5</text:p>
          </table:table-cell>
          <table:table-cell table:style-name="ce14" table:formula="of:=ROUND([.B40]*[.$K$1];1)" office:value-type="float" office:value="3.5">
            <text:p>3.5</text:p>
          </table:table-cell>
          <table:table-cell table:style-name="ce14" table:formula="of:=ROUND([.C40]*[.$J$1];1)" office:value-type="float" office:value="14">
            <text:p>14</text:p>
          </table:table-cell>
          <table:table-cell table:style-name="ce14" table:formula="of:=ROUND([.$K$1]*[.D4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0:.I40];[.E40]);&quot;]&quot;)" office:value-type="string">
            <text:p>[187.5, 3.5, 14, 14, 0]</text:p>
          </table:table-cell>
          <table:table-cell table:number-columns-repeated="1024"/>
        </table:table-row>
        <table:table-row table:style-name="ro58">
          <table:table-cell table:style-name="ce3" office:value-type="float" office:value="71.9315">
            <text:p>71.9315</text:p>
          </table:table-cell>
          <table:table-cell table:style-name="ce3" office:value-type="float" office:value="1.67855">
            <text:p>1.67855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1]*[.$J$1];1)" office:value-type="float" office:value="202">
            <text:p>202</text:p>
          </table:table-cell>
          <table:table-cell table:style-name="ce14" table:formula="of:=ROUND([.B41]*[.$K$1];1)" office:value-type="float" office:value="1.9000000000000001">
            <text:p>1.9000000000000001</text:p>
          </table:table-cell>
          <table:table-cell table:style-name="ce14" table:formula="of:=ROUND([.C41]*[.$J$1];1)" office:value-type="float" office:value="14">
            <text:p>14</text:p>
          </table:table-cell>
          <table:table-cell table:style-name="ce14" table:formula="of:=ROUND([.$K$1]*[.D4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1:.I41];[.E41]);&quot;]&quot;)" office:value-type="string">
            <text:p>[202, 1.9000000000000001, 14, 14, 0]</text:p>
          </table:table-cell>
          <table:table-cell table:number-columns-repeated="1024"/>
        </table:table-row>
        <table:table-row table:style-name="ro59">
          <table:table-cell table:style-name="ce3" office:value-type="float" office:value="77.069500000000005">
            <text:p>77.06950000000000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2]*[.$J$1];1)" office:value-type="float" office:value="216.40000000000001">
            <text:p>216.40000000000001</text:p>
          </table:table-cell>
          <table:table-cell table:style-name="ce14" table:formula="of:=ROUND([.B42]*[.$K$1];1)" office:value-type="float" office:value="0">
            <text:p>0</text:p>
          </table:table-cell>
          <table:table-cell table:style-name="ce14" table:formula="of:=ROUND([.C42]*[.$J$1];1)" office:value-type="float" office:value="14">
            <text:p>14</text:p>
          </table:table-cell>
          <table:table-cell table:style-name="ce14" table:formula="of:=ROUND([.$K$1]*[.D4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2:.I42];[.E42]);&quot;]&quot;)" office:value-type="string">
            <text:p>[216.4, 0, 14, 14, 0]</text:p>
          </table:table-cell>
          <table:table-cell table:number-columns-repeated="1024"/>
        </table:table-row>
        <table:table-row table:style-name="ro60">
          <table:table-cell table:style-name="ce3" office:value-type="float" office:value="82.207400000000007">
            <text:p>82.207400000000007</text:p>
          </table:table-cell>
          <table:table-cell table:style-name="ce3" office:value-type="float" office:value="1.67855">
            <text:p>1.67855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3]*[.$J$1];1)" office:value-type="float" office:value="230.80000000000001">
            <text:p>230.80000000000001</text:p>
          </table:table-cell>
          <table:table-cell table:style-name="ce14" table:formula="of:=ROUND([.B43]*[.$K$1];1)" office:value-type="float" office:value="1.9000000000000001">
            <text:p>1.9000000000000001</text:p>
          </table:table-cell>
          <table:table-cell table:style-name="ce14" table:formula="of:=ROUND([.C43]*[.$J$1];1)" office:value-type="float" office:value="14">
            <text:p>14</text:p>
          </table:table-cell>
          <table:table-cell table:style-name="ce14" table:formula="of:=ROUND([.$K$1]*[.D4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3:.I43];[.E43]);&quot;]&quot;)" office:value-type="string">
            <text:p>[230.8, 1.9000000000000001, 14, 14, 0]</text:p>
          </table:table-cell>
          <table:table-cell table:number-columns-repeated="1024"/>
        </table:table-row>
        <table:table-row table:style-name="ro61">
          <table:table-cell table:style-name="ce3" office:value-type="float" office:value="87.345399999999998">
            <text:p>87.345399999999998</text:p>
          </table:table-cell>
          <table:table-cell table:style-name="ce3" office:value-type="float" office:value="4.8144600000000004">
            <text:p>4.8144600000000004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4]*[.$J$1];1)" office:value-type="float" office:value="245.20000000000002">
            <text:p>245.20000000000002</text:p>
          </table:table-cell>
          <table:table-cell table:style-name="ce14" table:formula="of:=ROUND([.B44]*[.$K$1];1)" office:value-type="float" office:value="5.4000000000000004">
            <text:p>5.4000000000000004</text:p>
          </table:table-cell>
          <table:table-cell table:style-name="ce14" table:formula="of:=ROUND([.C44]*[.$J$1];1)" office:value-type="float" office:value="14">
            <text:p>14</text:p>
          </table:table-cell>
          <table:table-cell table:style-name="ce14" table:formula="of:=ROUND([.$K$1]*[.D4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4:.I44];[.E44]);&quot;]&quot;)" office:value-type="string">
            <text:p>[245.20000000000002, 5.4, 14, 14, 0]</text:p>
          </table:table-cell>
          <table:table-cell table:number-columns-repeated="1024"/>
        </table:table-row>
        <table:table-row table:style-name="ro62">
          <table:table-cell table:style-name="ce3" office:value-type="float" office:value="92.4833">
            <text:p>92.4833</text:p>
          </table:table-cell>
          <table:table-cell table:style-name="ce3" office:value-type="float" office:value="4.8144600000000004">
            <text:p>4.8144600000000004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5]*[.$J$1];1)" office:value-type="float" office:value="259.69999999999999">
            <text:p>259.69999999999999</text:p>
          </table:table-cell>
          <table:table-cell table:style-name="ce14" table:formula="of:=ROUND([.B45]*[.$K$1];1)" office:value-type="float" office:value="5.4000000000000004">
            <text:p>5.4000000000000004</text:p>
          </table:table-cell>
          <table:table-cell table:style-name="ce14" table:formula="of:=ROUND([.C45]*[.$J$1];1)" office:value-type="float" office:value="21">
            <text:p>21</text:p>
          </table:table-cell>
          <table:table-cell table:style-name="ce14" table:formula="of:=ROUND([.$K$1]*[.D4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5:.I45];[.E45]);&quot;]&quot;)" office:value-type="string">
            <text:p>[259.7, 5.4, 21, 14, 0]</text:p>
          </table:table-cell>
          <table:table-cell table:number-columns-repeated="1024"/>
        </table:table-row>
        <table:table-row table:style-name="ro63">
          <table:table-cell table:style-name="ce3" office:value-type="float" office:value="61.6556">
            <text:p>61.6556</text:p>
          </table:table-cell>
          <table:table-cell table:style-name="ce3" office:value-type="float" office:value="16.134899999999998">
            <text:p>16.1348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8.837199999999999">
            <text:p>18.837199999999999</text:p>
          </table:table-cell>
          <table:table-cell table:style-name="ce3" office:value-type="float" office:value="0">
            <text:p>0</text:p>
          </table:table-cell>
          <table:table-cell table:style-name="ce14" table:formula="of:=ROUND([.A46]*[.$J$1];1)" office:value-type="float" office:value="173.10000000000002">
            <text:p>173.10000000000002</text:p>
          </table:table-cell>
          <table:table-cell table:style-name="ce14" table:formula="of:=ROUND([.B46]*[.$K$1];1)" office:value-type="float" office:value="18">
            <text:p>18</text:p>
          </table:table-cell>
          <table:table-cell table:style-name="ce14" table:formula="of:=ROUND([.C46]*[.$J$1];1)" office:value-type="float" office:value="14">
            <text:p>14</text:p>
          </table:table-cell>
          <table:table-cell table:style-name="ce14" table:formula="of:=ROUND([.$K$1]*[.D46];1)" office:value-type="float" office:value="21">
            <text:p>21</text:p>
          </table:table-cell>
          <table:table-cell table:number-columns-repeated="2"/>
          <table:table-cell table:style-name="ce3" table:formula="of:=CONCAT(&quot;[&quot;;_xlfn.TEXTJOIN(&quot;, &quot;;1;[.F46:.I46];[.E46]);&quot;]&quot;)" office:value-type="string">
            <text:p>[173.10000000000002, 18, 14, 21, 0]</text:p>
          </table:table-cell>
          <table:table-cell table:number-columns-repeated="1024"/>
        </table:table-row>
        <table:table-row table:style-name="ro64">
          <table:table-cell table:style-name="ce3" office:value-type="float" office:value="66.793499999999995">
            <text:p>66.793499999999995</text:p>
          </table:table-cell>
          <table:table-cell table:style-name="ce3" office:value-type="float" office:value="16.134899999999998">
            <text:p>16.1348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7]*[.$J$1];1)" office:value-type="float" office:value="187.5">
            <text:p>187.5</text:p>
          </table:table-cell>
          <table:table-cell table:style-name="ce14" table:formula="of:=ROUND([.B47]*[.$K$1];1)" office:value-type="float" office:value="18">
            <text:p>18</text:p>
          </table:table-cell>
          <table:table-cell table:style-name="ce14" table:formula="of:=ROUND([.C47]*[.$J$1];1)" office:value-type="float" office:value="14">
            <text:p>14</text:p>
          </table:table-cell>
          <table:table-cell table:style-name="ce14" table:formula="of:=ROUND([.$K$1]*[.D47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7:.I47];[.E47]);&quot;]&quot;)" office:value-type="string">
            <text:p>[187.5, 18, 14, 14, 0]</text:p>
          </table:table-cell>
          <table:table-cell table:number-columns-repeated="1024"/>
        </table:table-row>
        <table:table-row table:style-name="ro65">
          <table:table-cell table:style-name="ce3" office:value-type="float" office:value="71.9315">
            <text:p>71.9315</text:p>
          </table:table-cell>
          <table:table-cell table:style-name="ce3" office:value-type="float" office:value="14.6906">
            <text:p>14.69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8]*[.$J$1];1)" office:value-type="float" office:value="202">
            <text:p>202</text:p>
          </table:table-cell>
          <table:table-cell table:style-name="ce14" table:formula="of:=ROUND([.B48]*[.$K$1];1)" office:value-type="float" office:value="16.400000000000002">
            <text:p>16.400000000000002</text:p>
          </table:table-cell>
          <table:table-cell table:style-name="ce14" table:formula="of:=ROUND([.C48]*[.$J$1];1)" office:value-type="float" office:value="14">
            <text:p>14</text:p>
          </table:table-cell>
          <table:table-cell table:style-name="ce14" table:formula="of:=ROUND([.$K$1]*[.D4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8:.I48];[.E48]);&quot;]&quot;)" office:value-type="string">
            <text:p>[202, 16.400000000000002, 14, 14, 0]</text:p>
          </table:table-cell>
          <table:table-cell table:number-columns-repeated="1024"/>
        </table:table-row>
        <table:table-row table:style-name="ro66">
          <table:table-cell table:style-name="ce3" office:value-type="float" office:value="77.069500000000005">
            <text:p>77.069500000000005</text:p>
          </table:table-cell>
          <table:table-cell table:style-name="ce3" office:value-type="float" office:value="13.012">
            <text:p>13.012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49]*[.$J$1];1)" office:value-type="float" office:value="216.40000000000001">
            <text:p>216.40000000000001</text:p>
          </table:table-cell>
          <table:table-cell table:style-name="ce14" table:formula="of:=ROUND([.B49]*[.$K$1];1)" office:value-type="float" office:value="14.5">
            <text:p>14.5</text:p>
          </table:table-cell>
          <table:table-cell table:style-name="ce14" table:formula="of:=ROUND([.C49]*[.$J$1];1)" office:value-type="float" office:value="14">
            <text:p>14</text:p>
          </table:table-cell>
          <table:table-cell table:style-name="ce14" table:formula="of:=ROUND([.$K$1]*[.D4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49:.I49];[.E49]);&quot;]&quot;)" office:value-type="string">
            <text:p>[216.4, 14.5, 14, 14, 0]</text:p>
          </table:table-cell>
          <table:table-cell table:number-columns-repeated="1024"/>
        </table:table-row>
        <table:table-row table:style-name="ro67">
          <table:table-cell table:style-name="ce3" office:value-type="float" office:value="82.207400000000007">
            <text:p>82.207400000000007</text:p>
          </table:table-cell>
          <table:table-cell table:style-name="ce3" office:value-type="float" office:value="14.6906">
            <text:p>14.69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0]*[.$J$1];1)" office:value-type="float" office:value="230.80000000000001">
            <text:p>230.80000000000001</text:p>
          </table:table-cell>
          <table:table-cell table:style-name="ce14" table:formula="of:=ROUND([.B50]*[.$K$1];1)" office:value-type="float" office:value="16.400000000000002">
            <text:p>16.400000000000002</text:p>
          </table:table-cell>
          <table:table-cell table:style-name="ce14" table:formula="of:=ROUND([.C50]*[.$J$1];1)" office:value-type="float" office:value="14">
            <text:p>14</text:p>
          </table:table-cell>
          <table:table-cell table:style-name="ce14" table:formula="of:=ROUND([.$K$1]*[.D5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0:.I50];[.E50]);&quot;]&quot;)" office:value-type="string">
            <text:p>[230.8, 16.400000000000002, 14, 14, 0]</text:p>
          </table:table-cell>
          <table:table-cell table:number-columns-repeated="1024"/>
        </table:table-row>
        <table:table-row table:style-name="ro68">
          <table:table-cell table:style-name="ce3" office:value-type="float" office:value="87.345399999999998">
            <text:p>87.345399999999998</text:p>
          </table:table-cell>
          <table:table-cell table:style-name="ce3" office:value-type="float" office:value="17.826499999999999">
            <text:p>17.8264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1]*[.$J$1];1)" office:value-type="float" office:value="245.20000000000002">
            <text:p>245.20000000000002</text:p>
          </table:table-cell>
          <table:table-cell table:style-name="ce14" table:formula="of:=ROUND([.B51]*[.$K$1];1)" office:value-type="float" office:value="19.900000000000002">
            <text:p>19.900000000000002</text:p>
          </table:table-cell>
          <table:table-cell table:style-name="ce14" table:formula="of:=ROUND([.C51]*[.$J$1];1)" office:value-type="float" office:value="14">
            <text:p>14</text:p>
          </table:table-cell>
          <table:table-cell table:style-name="ce14" table:formula="of:=ROUND([.$K$1]*[.D5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1:.I51];[.E51]);&quot;]&quot;)" office:value-type="string">
            <text:p>[245.20000000000002, 19.900000000000002, 14, 14, 0]</text:p>
          </table:table-cell>
          <table:table-cell table:number-columns-repeated="1024"/>
        </table:table-row>
        <table:table-row table:style-name="ro69">
          <table:table-cell table:style-name="ce3" office:value-type="float" office:value="92.4833">
            <text:p>92.4833</text:p>
          </table:table-cell>
          <table:table-cell table:style-name="ce3" office:value-type="float" office:value="17.826499999999999">
            <text:p>17.826499999999999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2]*[.$J$1];1)" office:value-type="float" office:value="259.69999999999999">
            <text:p>259.69999999999999</text:p>
          </table:table-cell>
          <table:table-cell table:style-name="ce14" table:formula="of:=ROUND([.B52]*[.$K$1];1)" office:value-type="float" office:value="19.900000000000002">
            <text:p>19.900000000000002</text:p>
          </table:table-cell>
          <table:table-cell table:style-name="ce14" table:formula="of:=ROUND([.C52]*[.$J$1];1)" office:value-type="float" office:value="21">
            <text:p>21</text:p>
          </table:table-cell>
          <table:table-cell table:style-name="ce14" table:formula="of:=ROUND([.$K$1]*[.D5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2:.I52];[.E52]);&quot;]&quot;)" office:value-type="string">
            <text:p>[259.7, 19.900000000000002, 21, 14, 0]</text:p>
          </table:table-cell>
          <table:table-cell table:number-columns-repeated="1024"/>
        </table:table-row>
        <table:table-row table:style-name="ro70">
          <table:table-cell table:style-name="ce3" office:value-type="float" office:value="66.793499999999995">
            <text:p>66.793499999999995</text:p>
          </table:table-cell>
          <table:table-cell table:style-name="ce3" office:value-type="float" office:value="29.146999999999998">
            <text:p>29.1469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3]*[.$J$1];1)" office:value-type="float" office:value="187.5">
            <text:p>187.5</text:p>
          </table:table-cell>
          <table:table-cell table:style-name="ce14" table:formula="of:=ROUND([.B53]*[.$K$1];1)" office:value-type="float" office:value="32.5">
            <text:p>32.5</text:p>
          </table:table-cell>
          <table:table-cell table:style-name="ce14" table:formula="of:=ROUND([.C53]*[.$J$1];1)" office:value-type="float" office:value="14">
            <text:p>14</text:p>
          </table:table-cell>
          <table:table-cell table:style-name="ce14" table:formula="of:=ROUND([.$K$1]*[.D5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3:.I53];[.E53]);&quot;]&quot;)" office:value-type="string">
            <text:p>[187.5, 32.5, 14, 14, 0]</text:p>
          </table:table-cell>
          <table:table-cell table:number-columns-repeated="1024"/>
        </table:table-row>
        <table:table-row table:style-name="ro71">
          <table:table-cell table:style-name="ce3" office:value-type="float" office:value="71.9315">
            <text:p>71.9315</text:p>
          </table:table-cell>
          <table:table-cell table:style-name="ce3" office:value-type="float" office:value="27.7027">
            <text:p>27.702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4]*[.$J$1];1)" office:value-type="float" office:value="202">
            <text:p>202</text:p>
          </table:table-cell>
          <table:table-cell table:style-name="ce14" table:formula="of:=ROUND([.B54]*[.$K$1];1)" office:value-type="float" office:value="30.900000000000002">
            <text:p>30.900000000000002</text:p>
          </table:table-cell>
          <table:table-cell table:style-name="ce14" table:formula="of:=ROUND([.C54]*[.$J$1];1)" office:value-type="float" office:value="14">
            <text:p>14</text:p>
          </table:table-cell>
          <table:table-cell table:style-name="ce14" table:formula="of:=ROUND([.$K$1]*[.D5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4:.I54];[.E54]);&quot;]&quot;)" office:value-type="string">
            <text:p>[202, 30.900000000000002, 14, 14, 0]</text:p>
          </table:table-cell>
          <table:table-cell table:number-columns-repeated="1024"/>
        </table:table-row>
        <table:table-row table:style-name="ro72">
          <table:table-cell table:style-name="ce3" office:value-type="float" office:value="77.069500000000005">
            <text:p>77.069500000000005</text:p>
          </table:table-cell>
          <table:table-cell table:style-name="ce3" office:value-type="float" office:value="26.024100000000001">
            <text:p>26.0241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5]*[.$J$1];1)" office:value-type="float" office:value="216.40000000000001">
            <text:p>216.40000000000001</text:p>
          </table:table-cell>
          <table:table-cell table:style-name="ce14" table:formula="of:=ROUND([.B55]*[.$K$1];1)" office:value-type="float" office:value="29">
            <text:p>29</text:p>
          </table:table-cell>
          <table:table-cell table:style-name="ce14" table:formula="of:=ROUND([.C55]*[.$J$1];1)" office:value-type="float" office:value="14">
            <text:p>14</text:p>
          </table:table-cell>
          <table:table-cell table:style-name="ce14" table:formula="of:=ROUND([.$K$1]*[.D5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5:.I55];[.E55]);&quot;]&quot;)" office:value-type="string">
            <text:p>[216.4, 29, 14, 14, 0]</text:p>
          </table:table-cell>
          <table:table-cell table:number-columns-repeated="1024"/>
        </table:table-row>
        <table:table-row table:style-name="ro73">
          <table:table-cell table:style-name="ce3" office:value-type="float" office:value="82.207400000000007">
            <text:p>82.207400000000007</text:p>
          </table:table-cell>
          <table:table-cell table:style-name="ce3" office:value-type="float" office:value="27.7027">
            <text:p>27.702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6]*[.$J$1];1)" office:value-type="float" office:value="230.80000000000001">
            <text:p>230.80000000000001</text:p>
          </table:table-cell>
          <table:table-cell table:style-name="ce14" table:formula="of:=ROUND([.B56]*[.$K$1];1)" office:value-type="float" office:value="30.900000000000002">
            <text:p>30.900000000000002</text:p>
          </table:table-cell>
          <table:table-cell table:style-name="ce14" table:formula="of:=ROUND([.C56]*[.$J$1];1)" office:value-type="float" office:value="14">
            <text:p>14</text:p>
          </table:table-cell>
          <table:table-cell table:style-name="ce14" table:formula="of:=ROUND([.$K$1]*[.D56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6:.I56];[.E56]);&quot;]&quot;)" office:value-type="string">
            <text:p>[230.8, 30.900000000000002, 14, 14, 0]</text:p>
          </table:table-cell>
          <table:table-cell table:number-columns-repeated="1024"/>
        </table:table-row>
        <table:table-row table:style-name="ro74">
          <table:table-cell table:style-name="ce3" office:value-type="float" office:value="87.345399999999998">
            <text:p>87.345399999999998</text:p>
          </table:table-cell>
          <table:table-cell table:style-name="ce3" office:value-type="float" office:value="30.8386">
            <text:p>30.838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7]*[.$J$1];1)" office:value-type="float" office:value="245.20000000000002">
            <text:p>245.20000000000002</text:p>
          </table:table-cell>
          <table:table-cell table:style-name="ce14" table:formula="of:=ROUND([.B57]*[.$K$1];1)" office:value-type="float" office:value="34.399999999999999">
            <text:p>34.399999999999999</text:p>
          </table:table-cell>
          <table:table-cell table:style-name="ce14" table:formula="of:=ROUND([.C57]*[.$J$1];1)" office:value-type="float" office:value="14">
            <text:p>14</text:p>
          </table:table-cell>
          <table:table-cell table:style-name="ce14" table:formula="of:=ROUND([.$K$1]*[.D57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7:.I57];[.E57]);&quot;]&quot;)" office:value-type="string">
            <text:p>[245.20000000000002, 34.4, 14, 14, 0]</text:p>
          </table:table-cell>
          <table:table-cell table:number-columns-repeated="1024"/>
        </table:table-row>
        <table:table-row table:style-name="ro75">
          <table:table-cell table:style-name="ce3" office:value-type="float" office:value="92.4833">
            <text:p>92.4833</text:p>
          </table:table-cell>
          <table:table-cell table:style-name="ce3" office:value-type="float" office:value="30.8386">
            <text:p>30.8386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58]*[.$J$1];1)" office:value-type="float" office:value="259.69999999999999">
            <text:p>259.69999999999999</text:p>
          </table:table-cell>
          <table:table-cell table:style-name="ce14" table:formula="of:=ROUND([.B58]*[.$K$1];1)" office:value-type="float" office:value="34.399999999999999">
            <text:p>34.399999999999999</text:p>
          </table:table-cell>
          <table:table-cell table:style-name="ce14" table:formula="of:=ROUND([.C58]*[.$J$1];1)" office:value-type="float" office:value="21">
            <text:p>21</text:p>
          </table:table-cell>
          <table:table-cell table:style-name="ce14" table:formula="of:=ROUND([.$K$1]*[.D5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58:.I58];[.E58]);&quot;]&quot;)" office:value-type="string">
            <text:p>[259.7, 34.4, 21, 14, 0]</text:p>
          </table:table-cell>
          <table:table-cell table:number-columns-repeated="1024"/>
        </table:table-row>
        <table:table-row table:style-name="ro76">
          <table:table-cell table:style-name="ce3" office:value-type="float" office:value="61.6556">
            <text:p>61.6556</text:p>
          </table:table-cell>
          <table:table-cell table:style-name="ce3" office:value-type="float" office:value="35.652999999999999">
            <text:p>35.6529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8.837199999999999">
            <text:p>18.837199999999999</text:p>
          </table:table-cell>
          <table:table-cell table:style-name="ce3" office:value-type="float" office:value="0">
            <text:p>0</text:p>
          </table:table-cell>
          <table:table-cell table:style-name="ce14" table:formula="of:=ROUND([.A59]*[.$J$1];1)" office:value-type="float" office:value="173.10000000000002">
            <text:p>173.10000000000002</text:p>
          </table:table-cell>
          <table:table-cell table:style-name="ce14" table:formula="of:=ROUND([.B59]*[.$K$1];1)" office:value-type="float" office:value="39.700000000000003">
            <text:p>39.700000000000003</text:p>
          </table:table-cell>
          <table:table-cell table:style-name="ce14" table:formula="of:=ROUND([.C59]*[.$J$1];1)" office:value-type="float" office:value="14">
            <text:p>14</text:p>
          </table:table-cell>
          <table:table-cell table:style-name="ce14" table:formula="of:=ROUND([.$K$1]*[.D59];1)" office:value-type="float" office:value="21">
            <text:p>21</text:p>
          </table:table-cell>
          <table:table-cell table:number-columns-repeated="2"/>
          <table:table-cell table:style-name="ce3" table:formula="of:=CONCAT(&quot;[&quot;;_xlfn.TEXTJOIN(&quot;, &quot;;1;[.F59:.I59];[.E59]);&quot;]&quot;)" office:value-type="string">
            <text:p>[173.10000000000002, 39.7, 14, 21, 0]</text:p>
          </table:table-cell>
          <table:table-cell table:number-columns-repeated="1024"/>
        </table:table-row>
        <table:table-row table:style-name="ro77">
          <table:table-cell table:style-name="ce3" office:value-type="float" office:value="66.793499999999995">
            <text:p>66.793499999999995</text:p>
          </table:table-cell>
          <table:table-cell table:style-name="ce3" office:value-type="float" office:value="42.158999999999999">
            <text:p>42.158999999999999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0]*[.$J$1];1)" office:value-type="float" office:value="187.5">
            <text:p>187.5</text:p>
          </table:table-cell>
          <table:table-cell table:style-name="ce14" table:formula="of:=ROUND([.B60]*[.$K$1];1)" office:value-type="float" office:value="47">
            <text:p>47</text:p>
          </table:table-cell>
          <table:table-cell table:style-name="ce14" table:formula="of:=ROUND([.C60]*[.$J$1];1)" office:value-type="float" office:value="14">
            <text:p>14</text:p>
          </table:table-cell>
          <table:table-cell table:style-name="ce14" table:formula="of:=ROUND([.$K$1]*[.D6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0:.I60];[.E60]);&quot;]&quot;)" office:value-type="string">
            <text:p>[187.5, 47, 14, 14, 0]</text:p>
          </table:table-cell>
          <table:table-cell table:number-columns-repeated="1024"/>
        </table:table-row>
        <table:table-row table:style-name="ro78">
          <table:table-cell table:style-name="ce3" office:value-type="float" office:value="71.9315">
            <text:p>71.9315</text:p>
          </table:table-cell>
          <table:table-cell table:style-name="ce3" office:value-type="float" office:value="40.714700000000001">
            <text:p>40.714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1]*[.$J$1];1)" office:value-type="float" office:value="202">
            <text:p>202</text:p>
          </table:table-cell>
          <table:table-cell table:style-name="ce14" table:formula="of:=ROUND([.B61]*[.$K$1];1)" office:value-type="float" office:value="45.400000000000006">
            <text:p>45.400000000000006</text:p>
          </table:table-cell>
          <table:table-cell table:style-name="ce14" table:formula="of:=ROUND([.C61]*[.$J$1];1)" office:value-type="float" office:value="14">
            <text:p>14</text:p>
          </table:table-cell>
          <table:table-cell table:style-name="ce14" table:formula="of:=ROUND([.$K$1]*[.D6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1:.I61];[.E61]);&quot;]&quot;)" office:value-type="string">
            <text:p>[202, 45.400000000000006, 14, 14, 0]</text:p>
          </table:table-cell>
          <table:table-cell table:number-columns-repeated="1024"/>
        </table:table-row>
        <table:table-row table:style-name="ro79">
          <table:table-cell table:style-name="ce3" office:value-type="float" office:value="77.069500000000005">
            <text:p>77.069500000000005</text:p>
          </table:table-cell>
          <table:table-cell table:style-name="ce3" office:value-type="float" office:value="39.036099999999998">
            <text:p>39.036099999999998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2]*[.$J$1];1)" office:value-type="float" office:value="216.40000000000001">
            <text:p>216.40000000000001</text:p>
          </table:table-cell>
          <table:table-cell table:style-name="ce14" table:formula="of:=ROUND([.B62]*[.$K$1];1)" office:value-type="float" office:value="43.5">
            <text:p>43.5</text:p>
          </table:table-cell>
          <table:table-cell table:style-name="ce14" table:formula="of:=ROUND([.C62]*[.$J$1];1)" office:value-type="float" office:value="14">
            <text:p>14</text:p>
          </table:table-cell>
          <table:table-cell table:style-name="ce14" table:formula="of:=ROUND([.$K$1]*[.D6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2:.I62];[.E62]);&quot;]&quot;)" office:value-type="string">
            <text:p>[216.4, 43.5, 14, 14, 0]</text:p>
          </table:table-cell>
          <table:table-cell table:number-columns-repeated="1024"/>
        </table:table-row>
        <table:table-row table:style-name="ro80">
          <table:table-cell table:style-name="ce3" office:value-type="float" office:value="82.207400000000007">
            <text:p>82.207400000000007</text:p>
          </table:table-cell>
          <table:table-cell table:style-name="ce3" office:value-type="float" office:value="40.714700000000001">
            <text:p>40.714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3]*[.$J$1];1)" office:value-type="float" office:value="230.80000000000001">
            <text:p>230.80000000000001</text:p>
          </table:table-cell>
          <table:table-cell table:style-name="ce14" table:formula="of:=ROUND([.B63]*[.$K$1];1)" office:value-type="float" office:value="45.400000000000006">
            <text:p>45.400000000000006</text:p>
          </table:table-cell>
          <table:table-cell table:style-name="ce14" table:formula="of:=ROUND([.C63]*[.$J$1];1)" office:value-type="float" office:value="14">
            <text:p>14</text:p>
          </table:table-cell>
          <table:table-cell table:style-name="ce14" table:formula="of:=ROUND([.$K$1]*[.D6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3:.I63];[.E63]);&quot;]&quot;)" office:value-type="string">
            <text:p>[230.8, 45.400000000000006, 14, 14, 0]</text:p>
          </table:table-cell>
          <table:table-cell table:number-columns-repeated="1024"/>
        </table:table-row>
        <table:table-row table:style-name="ro81">
          <table:table-cell table:style-name="ce3" office:value-type="float" office:value="87.345399999999998">
            <text:p>87.345399999999998</text:p>
          </table:table-cell>
          <table:table-cell table:style-name="ce3" office:value-type="float" office:value="43.8506">
            <text:p>43.85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4]*[.$J$1];1)" office:value-type="float" office:value="245.20000000000002">
            <text:p>245.20000000000002</text:p>
          </table:table-cell>
          <table:table-cell table:style-name="ce14" table:formula="of:=ROUND([.B64]*[.$K$1];1)" office:value-type="float" office:value="48.900000000000006">
            <text:p>48.900000000000006</text:p>
          </table:table-cell>
          <table:table-cell table:style-name="ce14" table:formula="of:=ROUND([.C64]*[.$J$1];1)" office:value-type="float" office:value="14">
            <text:p>14</text:p>
          </table:table-cell>
          <table:table-cell table:style-name="ce14" table:formula="of:=ROUND([.$K$1]*[.D6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4:.I64];[.E64]);&quot;]&quot;)" office:value-type="string">
            <text:p>[245.20000000000002, 48.900000000000006, 14, 14, 0]</text:p>
          </table:table-cell>
          <table:table-cell table:number-columns-repeated="1024"/>
        </table:table-row>
        <table:table-row table:style-name="ro82">
          <table:table-cell table:style-name="ce3" office:value-type="float" office:value="92.4833">
            <text:p>92.4833</text:p>
          </table:table-cell>
          <table:table-cell table:style-name="ce3" office:value-type="float" office:value="43.8506">
            <text:p>43.8506</text:p>
          </table:table-cell>
          <table:table-cell table:style-name="ce3" office:value-type="float" office:value="7.4792199999999998">
            <text:p>7.4792199999999998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5]*[.$J$1];1)" office:value-type="float" office:value="259.69999999999999">
            <text:p>259.69999999999999</text:p>
          </table:table-cell>
          <table:table-cell table:style-name="ce14" table:formula="of:=ROUND([.B65]*[.$K$1];1)" office:value-type="float" office:value="48.900000000000006">
            <text:p>48.900000000000006</text:p>
          </table:table-cell>
          <table:table-cell table:style-name="ce14" table:formula="of:=ROUND([.C65]*[.$J$1];1)" office:value-type="float" office:value="21">
            <text:p>21</text:p>
          </table:table-cell>
          <table:table-cell table:style-name="ce14" table:formula="of:=ROUND([.$K$1]*[.D65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5:.I65];[.E65]);&quot;]&quot;)" office:value-type="string">
            <text:p>[259.7, 48.900000000000006, 21, 14, 0]</text:p>
          </table:table-cell>
          <table:table-cell table:number-columns-repeated="1024"/>
        </table:table-row>
        <table:table-row table:style-name="ro83">
          <table:table-cell table:style-name="ce3" office:value-type="float" office:value="71.9315">
            <text:p>71.9315</text:p>
          </table:table-cell>
          <table:table-cell table:style-name="ce3" office:value-type="float" office:value="53.726700000000001">
            <text:p>53.726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6]*[.$J$1];1)" office:value-type="float" office:value="202">
            <text:p>202</text:p>
          </table:table-cell>
          <table:table-cell table:style-name="ce14" table:formula="of:=ROUND([.B66]*[.$K$1];1)" office:value-type="float" office:value="59.900000000000006">
            <text:p>59.900000000000006</text:p>
          </table:table-cell>
          <table:table-cell table:style-name="ce14" table:formula="of:=ROUND([.C66]*[.$J$1];1)" office:value-type="float" office:value="14">
            <text:p>14</text:p>
          </table:table-cell>
          <table:table-cell table:style-name="ce14" table:formula="of:=ROUND([.$K$1]*[.D66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6:.I66];[.E66]);&quot;]&quot;)" office:value-type="string">
            <text:p>[202, 59.900000000000006, 14, 14, 0]</text:p>
          </table:table-cell>
          <table:table-cell table:number-columns-repeated="1024"/>
        </table:table-row>
        <table:table-row table:style-name="ro84">
          <table:table-cell table:style-name="ce3" office:value-type="float" office:value="77.069500000000005">
            <text:p>77.069500000000005</text:p>
          </table:table-cell>
          <table:table-cell table:style-name="ce3" office:value-type="float" office:value="52.048200000000001">
            <text:p>52.0482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7]*[.$J$1];1)" office:value-type="float" office:value="216.40000000000001">
            <text:p>216.40000000000001</text:p>
          </table:table-cell>
          <table:table-cell table:style-name="ce14" table:formula="of:=ROUND([.B67]*[.$K$1];1)" office:value-type="float" office:value="58">
            <text:p>58</text:p>
          </table:table-cell>
          <table:table-cell table:style-name="ce14" table:formula="of:=ROUND([.C67]*[.$J$1];1)" office:value-type="float" office:value="14">
            <text:p>14</text:p>
          </table:table-cell>
          <table:table-cell table:style-name="ce14" table:formula="of:=ROUND([.$K$1]*[.D67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7:.I67];[.E67]);&quot;]&quot;)" office:value-type="string">
            <text:p>[216.4, 58, 14, 14, 0]</text:p>
          </table:table-cell>
          <table:table-cell table:number-columns-repeated="1024"/>
        </table:table-row>
        <table:table-row table:style-name="ro85">
          <table:table-cell table:style-name="ce3" office:value-type="float" office:value="82.207400000000007">
            <text:p>82.207400000000007</text:p>
          </table:table-cell>
          <table:table-cell table:style-name="ce3" office:value-type="float" office:value="53.726700000000001">
            <text:p>53.726700000000001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8]*[.$J$1];1)" office:value-type="float" office:value="230.80000000000001">
            <text:p>230.80000000000001</text:p>
          </table:table-cell>
          <table:table-cell table:style-name="ce14" table:formula="of:=ROUND([.B68]*[.$K$1];1)" office:value-type="float" office:value="59.900000000000006">
            <text:p>59.900000000000006</text:p>
          </table:table-cell>
          <table:table-cell table:style-name="ce14" table:formula="of:=ROUND([.C68]*[.$J$1];1)" office:value-type="float" office:value="14">
            <text:p>14</text:p>
          </table:table-cell>
          <table:table-cell table:style-name="ce14" table:formula="of:=ROUND([.$K$1]*[.D68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8:.I68];[.E68]);&quot;]&quot;)" office:value-type="string">
            <text:p>[230.8, 59.900000000000006, 14, 14, 0]</text:p>
          </table:table-cell>
          <table:table-cell table:number-columns-repeated="1024"/>
        </table:table-row>
        <table:table-row table:style-name="ro86">
          <table:table-cell table:style-name="ce3" office:value-type="float" office:value="87.345399999999998">
            <text:p>87.345399999999998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69]*[.$J$1];1)" office:value-type="float" office:value="245.20000000000002">
            <text:p>245.20000000000002</text:p>
          </table:table-cell>
          <table:table-cell table:style-name="ce14" table:formula="of:=ROUND([.B69]*[.$K$1];1)" office:value-type="float" office:value="63.400000000000006">
            <text:p>63.400000000000006</text:p>
          </table:table-cell>
          <table:table-cell table:style-name="ce14" table:formula="of:=ROUND([.C69]*[.$J$1];1)" office:value-type="float" office:value="14">
            <text:p>14</text:p>
          </table:table-cell>
          <table:table-cell table:style-name="ce14" table:formula="of:=ROUND([.$K$1]*[.D69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69:.I69];[.E69]);&quot;]&quot;)" office:value-type="string">
            <text:p>[245.20000000000002, 63.400000000000006, 14, 14, 0]</text:p>
          </table:table-cell>
          <table:table-cell table:number-columns-repeated="1024"/>
        </table:table-row>
        <table:table-row table:style-name="ro87">
          <table:table-cell table:style-name="ce3" office:value-type="float" office:value="92.4833">
            <text:p>92.4833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0">
            <text:p>0</text:p>
          </table:table-cell>
          <table:table-cell table:style-name="ce14" table:formula="of:=ROUND([.A70]*[.$J$1];1)" office:value-type="float" office:value="259.69999999999999">
            <text:p>259.69999999999999</text:p>
          </table:table-cell>
          <table:table-cell table:style-name="ce14" table:formula="of:=ROUND([.B70]*[.$K$1];1)" office:value-type="float" office:value="63.400000000000006">
            <text:p>63.400000000000006</text:p>
          </table:table-cell>
          <table:table-cell table:style-name="ce14" table:formula="of:=ROUND([.C70]*[.$J$1];1)" office:value-type="float" office:value="14">
            <text:p>14</text:p>
          </table:table-cell>
          <table:table-cell table:style-name="ce14" table:formula="of:=ROUND([.$K$1]*[.D70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0:.I70];[.E70]);&quot;]&quot;)" office:value-type="string">
            <text:p>[259.7, 63.400000000000006, 14, 14, 0]</text:p>
          </table:table-cell>
          <table:table-cell table:number-columns-repeated="1024"/>
        </table:table-row>
        <table:table-row table:style-name="ro88">
          <table:table-cell table:style-name="ce3" office:value-type="float" office:value="50.146500000000003">
            <text:p>50.146500000000003</text:p>
          </table:table-cell>
          <table:table-cell table:style-name="ce3" office:value-type="float" office:value="56.862699999999997">
            <text:p>56.862699999999997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1]*[.$J$1];1)" office:value-type="float" office:value="140.80000000000001">
            <text:p>140.80000000000001</text:p>
          </table:table-cell>
          <table:table-cell table:style-name="ce14" table:formula="of:=ROUND([.B71]*[.$K$1];1)" office:value-type="float" office:value="63.400000000000006">
            <text:p>63.400000000000006</text:p>
          </table:table-cell>
          <table:table-cell table:style-name="ce14" table:formula="of:=ROUND([.C71]*[.$J$1];1)" office:value-type="float" office:value="14">
            <text:p>14</text:p>
          </table:table-cell>
          <table:table-cell table:style-name="ce14" table:formula="of:=ROUND([.$K$1]*[.D71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1:.I71];[.E71]);&quot;]&quot;)" office:value-type="string">
            <text:p>[140.8, 63.400000000000006, 14, 14, -30]</text:p>
          </table:table-cell>
          <table:table-cell table:number-columns-repeated="1024"/>
        </table:table-row>
        <table:table-row table:style-name="ro89">
          <table:table-cell table:style-name="ce3" office:value-type="float" office:value="54.616599999999998">
            <text:p>54.616599999999998</text:p>
          </table:table-cell>
          <table:table-cell table:style-name="ce3" office:value-type="float" office:value="50.3566">
            <text:p>50.356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2]*[.$J$1];1)" office:value-type="float" office:value="153.40000000000001">
            <text:p>153.40000000000001</text:p>
          </table:table-cell>
          <table:table-cell table:style-name="ce14" table:formula="of:=ROUND([.B72]*[.$K$1];1)" office:value-type="float" office:value="56.100000000000001">
            <text:p>56.100000000000001</text:p>
          </table:table-cell>
          <table:table-cell table:style-name="ce14" table:formula="of:=ROUND([.C72]*[.$J$1];1)" office:value-type="float" office:value="14">
            <text:p>14</text:p>
          </table:table-cell>
          <table:table-cell table:style-name="ce14" table:formula="of:=ROUND([.$K$1]*[.D72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2:.I72];[.E72]);&quot;]&quot;)" office:value-type="string">
            <text:p>[153.4, 56.1, 14, 14, -30]</text:p>
          </table:table-cell>
          <table:table-cell table:number-columns-repeated="1024"/>
        </table:table-row>
        <table:table-row table:style-name="ro90">
          <table:table-cell table:style-name="ce3" office:value-type="float" office:value="52.715499999999999">
            <text:p>52.715499999999999</text:p>
          </table:table-cell>
          <table:table-cell table:style-name="ce3" office:value-type="float" office:value="68.183099999999996">
            <text:p>68.18309999999999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3]*[.$J$1];1)" office:value-type="float" office:value="148">
            <text:p>148</text:p>
          </table:table-cell>
          <table:table-cell table:style-name="ce14" table:formula="of:=ROUND([.B73]*[.$K$1];1)" office:value-type="float" office:value="76">
            <text:p>76</text:p>
          </table:table-cell>
          <table:table-cell table:style-name="ce14" table:formula="of:=ROUND([.C73]*[.$J$1];1)" office:value-type="float" office:value="14">
            <text:p>14</text:p>
          </table:table-cell>
          <table:table-cell table:style-name="ce14" table:formula="of:=ROUND([.$K$1]*[.D73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3:.I73];[.E73]);&quot;]&quot;)" office:value-type="string">
            <text:p>[148, 76, 14, 14, -30]</text:p>
          </table:table-cell>
          <table:table-cell table:number-columns-repeated="1024"/>
        </table:table-row>
        <table:table-row table:style-name="ro91">
          <table:table-cell table:style-name="ce3" office:value-type="float" office:value="55.284500000000001">
            <text:p>55.284500000000001</text:p>
          </table:table-cell>
          <table:table-cell table:style-name="ce3" office:value-type="float" office:value="79.503600000000006">
            <text:p>79.503600000000006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12.5581">
            <text:p>12.5581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4]*[.$J$1];1)" office:value-type="float" office:value="155.20000000000002">
            <text:p>155.20000000000002</text:p>
          </table:table-cell>
          <table:table-cell table:style-name="ce14" table:formula="of:=ROUND([.B74]*[.$K$1];1)" office:value-type="float" office:value="88.600000000000009">
            <text:p>88.600000000000009</text:p>
          </table:table-cell>
          <table:table-cell table:style-name="ce14" table:formula="of:=ROUND([.C74]*[.$J$1];1)" office:value-type="float" office:value="14">
            <text:p>14</text:p>
          </table:table-cell>
          <table:table-cell table:style-name="ce14" table:formula="of:=ROUND([.$K$1]*[.D74];1)" office:value-type="float" office:value="14">
            <text:p>14</text:p>
          </table:table-cell>
          <table:table-cell table:number-columns-repeated="2"/>
          <table:table-cell table:style-name="ce3" table:formula="of:=CONCAT(&quot;[&quot;;_xlfn.TEXTJOIN(&quot;, &quot;;1;[.F74:.I74];[.E74]);&quot;]&quot;)" office:value-type="string">
            <text:p>[155.20000000000002, 88.60000000000001, 14, 14, -30]</text:p>
          </table:table-cell>
          <table:table-cell table:number-columns-repeated="1024"/>
        </table:table-row>
        <table:table-row table:style-name="ro92">
          <table:table-cell table:style-name="ce3" office:value-type="float" office:value="57.185499999999998">
            <text:p>57.185499999999998</text:p>
          </table:table-cell>
          <table:table-cell table:style-name="ce3" office:value-type="float" office:value="61.677100000000003">
            <text:p>61.677100000000003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25.116299999999999">
            <text:p>25.116299999999999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5]*[.$J$1];1)" office:value-type="float" office:value="160.60000000000002">
            <text:p>160.60000000000002</text:p>
          </table:table-cell>
          <table:table-cell table:style-name="ce14" table:formula="of:=ROUND([.B75]*[.$K$1];1)" office:value-type="float" office:value="68.799999999999997">
            <text:p>68.799999999999997</text:p>
          </table:table-cell>
          <table:table-cell table:style-name="ce14" table:formula="of:=ROUND([.C75]*[.$J$1];1)" office:value-type="float" office:value="14">
            <text:p>14</text:p>
          </table:table-cell>
          <table:table-cell table:style-name="ce14" table:formula="of:=ROUND([.$K$1]*[.D75];1)" office:value-type="float" office:value="28">
            <text:p>28</text:p>
          </table:table-cell>
          <table:table-cell table:number-columns-repeated="2"/>
          <table:table-cell table:style-name="ce3" table:formula="of:=CONCAT(&quot;[&quot;;_xlfn.TEXTJOIN(&quot;, &quot;;1;[.F75:.I75];[.E75]);&quot;]&quot;)" office:value-type="string">
            <text:p>[160.60000000000002, 68.8, 14, 28, -30]</text:p>
          </table:table-cell>
          <table:table-cell table:number-columns-repeated="1024"/>
        </table:table-row>
        <table:table-row table:style-name="ro93">
          <table:table-cell table:style-name="ce3" office:value-type="float" office:value="61.6556">
            <text:p>61.6556</text:p>
          </table:table-cell>
          <table:table-cell table:style-name="ce3" office:value-type="float" office:value="55.171100000000003">
            <text:p>55.171100000000003</text:p>
          </table:table-cell>
          <table:table-cell table:style-name="ce3" office:value-type="float" office:value="4.9861500000000003">
            <text:p>4.9861500000000003</text:p>
          </table:table-cell>
          <table:table-cell table:style-name="ce3" office:value-type="float" office:value="25.116299999999999">
            <text:p>25.116299999999999</text:p>
          </table:table-cell>
          <table:table-cell table:style-name="ce3" office:value-type="float" office:value="-30">
            <text:p>-30</text:p>
          </table:table-cell>
          <table:table-cell table:style-name="ce14" table:formula="of:=ROUND([.A76]*[.$J$1];1)" office:value-type="float" office:value="173.10000000000002">
            <text:p>173.10000000000002</text:p>
          </table:table-cell>
          <table:table-cell table:style-name="ce14" table:formula="of:=ROUND([.B76]*[.$K$1];1)" office:value-type="float" office:value="61.5">
            <text:p>61.5</text:p>
          </table:table-cell>
          <table:table-cell table:style-name="ce14" table:formula="of:=ROUND([.C76]*[.$J$1];1)" office:value-type="float" office:value="14">
            <text:p>14</text:p>
          </table:table-cell>
          <table:table-cell table:style-name="ce14" table:formula="of:=ROUND([.$K$1]*[.D76];1)" office:value-type="float" office:value="28">
            <text:p>28</text:p>
          </table:table-cell>
          <table:table-cell table:number-columns-repeated="2"/>
          <table:table-cell table:style-name="ce3" table:formula="of:=CONCAT(&quot;[&quot;;_xlfn.TEXTJOIN(&quot;, &quot;;1;[.F76:.I76];[.E76]);&quot;]&quot;)" office:value-type="string">
            <text:p>[173.10000000000002, 61.5, 14, 28, -30]</text:p>
          </table:table-cell>
          <table:table-cell table:number-columns-repeated="1024"/>
        </table:table-row>
        <table:table-row table:style-name="ro9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Keymouse" table:style-name="ta3">
        <table:table-column table:style-name="co58" table:default-cell-style-name="Default"/>
        <table:table-column table:style-name="co59" table:default-cell-style-name="Default"/>
        <table:table-column table:style-name="co60" table:default-cell-style-name="ce3"/>
        <table:table-column table:number-columns-repeated="2" table:style-name="co61" table:default-cell-style-name="ce3"/>
        <table:table-column table:style-name="co62" table:default-cell-style-name="ce15"/>
        <table:table-column table:number-columns-repeated="3" table:style-name="co63" table:default-cell-style-name="ce3"/>
        <table:table-column table:style-name="co64" table:default-cell-style-name="ce15"/>
        <table:table-column table:number-columns-repeated="3" table:style-name="co65" table:default-cell-style-name="ce3"/>
        <table:table-column table:style-name="co66" table:default-cell-style-name="ce15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15"/>
        <table:table-column table:style-name="co71" table:default-cell-style-name="ce3"/>
        <table:table-column table:style-name="co72" table:default-cell-style-name="ce3"/>
        <table:table-column table:style-name="co73" table:default-cell-style-name="ce3"/>
        <table:table-column table:style-name="co74" table:default-cell-style-name="ce15"/>
        <table:table-column table:style-name="co75" table:default-cell-style-name="ce3"/>
        <table:table-column table:number-columns-repeated="2" table:style-name="co76" table:default-cell-style-name="ce3"/>
        <table:table-column table:style-name="co77" table:default-cell-style-name="ce15"/>
        <table:table-column table:style-name="co78" table:default-cell-style-name="ce3"/>
        <table:table-column table:number-columns-repeated="2" table:style-name="co79" table:default-cell-style-name="ce3"/>
        <table:table-column table:style-name="co80" table:default-cell-style-name="ce15"/>
        <table:table-column table:number-columns-repeated="994" table:style-name="co58" table:default-cell-style-name="Default"/>
        <table:table-row table:style-name="ro96">
          <table:table-cell table:style-name="ce3" office:value-type="string">
            <text:p>roun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table:formula="of:=[.$B$3]" office:value-type="float" office:value="21">
            <text:p>21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C1]+[.E1]+[.$B$4]" office:value-type="float" office:value="25">
            <text:p>25</text:p>
          </table:table-cell>
          <table:table-cell table:style-name="ce3" table:formula="of:=[.D1]" office:value-type="float" office:value="7">
            <text:p>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G1]+[.I1]+[.$B$4]" office:value-type="float" office:value="45">
            <text:p>45</text:p>
          </table:table-cell>
          <table:table-cell table:style-name="ce3" table:formula="of:=[.H1]" office:value-type="float" office:value="7">
            <text:p>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K1]+[.M1]+[.$B$4]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O1]+[.Q1]+[.$B$4]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S1]+[.U1]+[.$B$4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W1]+[.Y1]+[.$B$4]" office:value-type="float" office:value="125">
            <text:p>125</text:p>
          </table:table-cell>
          <table:table-cell table:style-name="ce3" table:formula="of:=[.X1]" office:value-type="float" office:value="1">
            <text:p>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number-columns-repeated="1024"/>
        </table:table-row>
        <table:table-row table:style-name="ro97">
          <table:table-cell table:style-name="ce3" office:value-type="string">
            <text:p>small</text:p>
          </table:table-cell>
          <table:table-cell office:value-type="float" office:value="17">
            <text:p>17</text:p>
          </table:table-cell>
          <table:table-cell table:formula="of:=[.C1]" office:value-type="float" office:value="1">
            <text:p>1</text:p>
          </table:table-cell>
          <table:table-cell table:style-name="ce3" table:formula="of:=[.D1]+[.F1]+[.$B$4]" office:value-type="float" office:value="27">
            <text:p>27</text:p>
          </table:table-cell>
          <table:table-cell table:style-name="ce3" table:formula="of:=[.$B$3]" office:value-type="float" office:value="21">
            <text:p>21</text:p>
          </table:table-cell>
          <table:table-cell table:style-name="ce15" table:formula="of:=[.F1]" office:value-type="float" office:value="17">
            <text:p>17</text:p>
          </table:table-cell>
          <table:table-cell table:style-name="ce3" table:formula="of:=[.C2]+[.E2]+[.$B$4]" office:value-type="float" office:value="25">
            <text:p>25</text:p>
          </table:table-cell>
          <table:table-cell table:style-name="ce3" table:formula="of:=[.H1]+[.J1]+[.$B$4]" office:value-type="float" office:value="27">
            <text:p>2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G2]+[.I2]+[.$B$4]" office:value-type="float" office:value="45">
            <text:p>45</text:p>
          </table:table-cell>
          <table:table-cell table:style-name="ce16" table:formula="of:=[.L1]+[.N1]+[.$B$4]" office:value-type="float" office:value="27">
            <text:p>2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K2]+[.M2]+[.$B$4]" office:value-type="float" office:value="65">
            <text:p>65</text:p>
          </table:table-cell>
          <table:table-cell table:style-name="ce16" table:formula="of:=[.P1]+[.R1]+[.$B$4]" office:value-type="float" office:value="21">
            <text:p>2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O2]+[.Q2]+[.$B$4]" office:value-type="float" office:value="85">
            <text:p>85</text:p>
          </table:table-cell>
          <table:table-cell table:style-name="ce16" table:formula="of:=[.T1]+[.V1]+[.$B$4]" office:value-type="float" office:value="20">
            <text:p>20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S2]+[.U2]+[.$B$4]" office:value-type="float" office:value="105">
            <text:p>105</text:p>
          </table:table-cell>
          <table:table-cell table:style-name="ce16" table:formula="of:=[.X1]+[.Z1]+[.$B$4]" office:value-type="float" office:value="21">
            <text:p>2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W2]+[.Y2]+[.$B$4]" office:value-type="float" office:value="125">
            <text:p>125</text:p>
          </table:table-cell>
          <table:table-cell table:style-name="ce16" table:formula="of:=[.AB1]+[.AD1]+[.$B$4]" office:value-type="float" office:value="21">
            <text:p>2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number-columns-repeated="1024"/>
        </table:table-row>
        <table:table-row table:style-name="ro98">
          <table:table-cell table:style-name="ce3" office:value-type="string">
            <text:p>big</text:p>
          </table:table-cell>
          <table:table-cell office:value-type="float" office:value="21">
            <text:p>21</text:p>
          </table:table-cell>
          <table:table-cell table:formula="of:=[.C2]" office:value-type="float" office:value="1">
            <text:p>1</text:p>
          </table:table-cell>
          <table:table-cell table:style-name="ce3" table:formula="of:=[.D2]+[.F2]+[.$B$4]" office:value-type="float" office:value="47">
            <text:p>47</text:p>
          </table:table-cell>
          <table:table-cell table:style-name="ce3" table:formula="of:=[.$B$3]" office:value-type="float" office:value="21">
            <text:p>21</text:p>
          </table:table-cell>
          <table:table-cell table:style-name="ce15" table:formula="of:=[.F2]" office:value-type="float" office:value="17">
            <text:p>17</text:p>
          </table:table-cell>
          <table:table-cell table:style-name="ce3" table:formula="of:=[.C3]+[.E3]+[.$B$4]" office:value-type="float" office:value="25">
            <text:p>25</text:p>
          </table:table-cell>
          <table:table-cell table:style-name="ce16" table:formula="of:=[.H2]+[.J2]+[.$B$4]" office:value-type="float" office:value="47">
            <text:p>4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G3]+[.I3]+[.$B$4]" office:value-type="float" office:value="45">
            <text:p>45</text:p>
          </table:table-cell>
          <table:table-cell table:style-name="ce16" table:formula="of:=[.L2]+[.N2]+[.$B$4]" office:value-type="float" office:value="47">
            <text:p>4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K3]+[.M3]+[.$B$4]" office:value-type="float" office:value="65">
            <text:p>65</text:p>
          </table:table-cell>
          <table:table-cell table:style-name="ce16" table:formula="of:=[.P2]+[.R2]+[.$B$4]" office:value-type="float" office:value="41">
            <text:p>4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O3]+[.Q3]+[.$B$4]" office:value-type="float" office:value="85">
            <text:p>85</text:p>
          </table:table-cell>
          <table:table-cell table:style-name="ce16" table:formula="of:=[.T2]+[.V2]+[.$B$4]" office:value-type="float" office:value="40">
            <text:p>40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S3]+[.U3]+[.$B$4]" office:value-type="float" office:value="105">
            <text:p>105</text:p>
          </table:table-cell>
          <table:table-cell table:style-name="ce16" table:formula="of:=[.X2]+[.Z2]+[.$B$4]" office:value-type="float" office:value="41">
            <text:p>4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W3]+[.Y3]+[.$B$4]" office:value-type="float" office:value="125">
            <text:p>125</text:p>
          </table:table-cell>
          <table:table-cell table:style-name="ce16" table:formula="of:=[.AB2]+[.AD2]+[.$B$4]" office:value-type="float" office:value="41">
            <text:p>4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number-columns-repeated="1024"/>
        </table:table-row>
        <table:table-row table:style-name="ro99">
          <table:table-cell table:style-name="ce3" office:value-type="string">
            <text:p>gap</text:p>
          </table:table-cell>
          <table:table-cell office:value-type="float" office:value="3">
            <text:p>3</text:p>
          </table:table-cell>
          <table:table-cell table:formula="of:=[.C3]" office:value-type="float" office:value="1">
            <text:p>1</text:p>
          </table:table-cell>
          <table:table-cell table:style-name="ce3" table:formula="of:=[.D3]+[.F3]+[.$B$4]" office:value-type="float" office:value="67">
            <text:p>6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F3]" office:value-type="float" office:value="17">
            <text:p>17</text:p>
          </table:table-cell>
          <table:table-cell table:style-name="ce3" table:formula="of:=[.C4]+[.E4]+[.$B$4]" office:value-type="float" office:value="21">
            <text:p>21</text:p>
          </table:table-cell>
          <table:table-cell table:style-name="ce3" table:formula="of:=[.D4]" office:value-type="float" office:value="67">
            <text:p>67</text:p>
          </table:table-cell>
          <table:table-cell table:style-name="ce3" table:formula="of:=[.$B$3]" office:value-type="float" office:value="21">
            <text:p>21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G4]+[.I4]+[.$B$4]" office:value-type="float" office:value="45">
            <text:p>45</text:p>
          </table:table-cell>
          <table:table-cell table:style-name="ce16" table:formula="of:=[.L3]+[.N3]+[.$B$4]" office:value-type="float" office:value="67">
            <text:p>6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K4]+[.M4]+[.$B$4]" office:value-type="float" office:value="65">
            <text:p>65</text:p>
          </table:table-cell>
          <table:table-cell table:style-name="ce16" table:formula="of:=[.P3]+[.R3]+[.$B$4]" office:value-type="float" office:value="61">
            <text:p>6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O4]+[.Q4]+[.$B$4]" office:value-type="float" office:value="85">
            <text:p>85</text:p>
          </table:table-cell>
          <table:table-cell table:style-name="ce16" table:formula="of:=[.T3]+[.V3]+[.$B$4]" office:value-type="float" office:value="60">
            <text:p>60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S4]+[.U4]+[.$B$4]" office:value-type="float" office:value="105">
            <text:p>105</text:p>
          </table:table-cell>
          <table:table-cell table:style-name="ce16" table:formula="of:=[.X3]+[.Z3]+[.$B$4]" office:value-type="float" office:value="61">
            <text:p>6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W4]+[.Y4]+[.$B$4]" office:value-type="float" office:value="125">
            <text:p>125</text:p>
          </table:table-cell>
          <table:table-cell table:style-name="ce16" table:formula="of:=[.AB3]+[.AD3]+[.$B$4]" office:value-type="float" office:value="61">
            <text:p>6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number-columns-repeated="1024"/>
        </table:table-row>
        <table:table-row table:style-name="ro100">
          <table:table-cell table:number-columns-repeated="2"/>
          <table:table-cell table:formula="of:=[.C4]" office:value-type="float" office:value="1">
            <text:p>1</text:p>
          </table:table-cell>
          <table:table-cell table:style-name="ce3" table:formula="of:=[.D4]+[.F4]+[.$B$4]" office:value-type="float" office:value="87">
            <text:p>87</text:p>
          </table:table-cell>
          <table:table-cell table:style-name="ce3" table:formula="of:=[.$B$3]" office:value-type="float" office:value="21">
            <text:p>21</text:p>
          </table:table-cell>
          <table:table-cell table:style-name="ce15" table:formula="of:=[.F4]" office:value-type="float" office:value="17">
            <text:p>17</text:p>
          </table:table-cell>
          <table:table-cell table:style-name="ce3" table:formula="of:=[.C5]+[.E5]+[.$B$4]" office:value-type="float" office:value="25">
            <text:p>25</text:p>
          </table:table-cell>
          <table:table-cell table:style-name="ce3" table:formula="of:=[.D5]" office:value-type="float" office:value="87">
            <text:p>8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G5]+[.I5]+[.$B$4]" office:value-type="float" office:value="45">
            <text:p>45</text:p>
          </table:table-cell>
          <table:table-cell table:style-name="ce16" table:formula="of:=[.L4]+[.N4]+[.$B$4]" office:value-type="float" office:value="87">
            <text:p>87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K5]+[.M5]+[.$B$4]" office:value-type="float" office:value="65">
            <text:p>65</text:p>
          </table:table-cell>
          <table:table-cell table:style-name="ce16" table:formula="of:=[.P4]+[.R4]+[.$B$4]" office:value-type="float" office:value="81">
            <text:p>8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O5]+[.Q5]+[.$B$4]" office:value-type="float" office:value="85">
            <text:p>85</text:p>
          </table:table-cell>
          <table:table-cell table:style-name="ce16" table:formula="of:=[.T4]+[.V4]+[.$B$4]" office:value-type="float" office:value="80">
            <text:p>80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S5]+[.U5]+[.$B$4]" office:value-type="float" office:value="105">
            <text:p>105</text:p>
          </table:table-cell>
          <table:table-cell table:style-name="ce16" table:formula="of:=[.X4]+[.Z4]+[.$B$4]" office:value-type="float" office:value="81">
            <text:p>8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style-name="ce3" table:formula="of:=[.W5]+[.Y5]+[.$B$4]" office:value-type="float" office:value="125">
            <text:p>125</text:p>
          </table:table-cell>
          <table:table-cell table:style-name="ce16" table:formula="of:=[.AB4]+[.AD4]+[.$B$4]" office:value-type="float" office:value="81">
            <text:p>81</text:p>
          </table:table-cell>
          <table:table-cell table:style-name="ce3" table:formula="of:=[.$B$2]" office:value-type="float" office:value="17">
            <text:p>17</text:p>
          </table:table-cell>
          <table:table-cell table:style-name="ce15" table:formula="of:=[.$B$2]" office:value-type="float" office:value="17">
            <text:p>17</text:p>
          </table:table-cell>
          <table:table-cell table:number-columns-repeated="1024"/>
        </table:table-row>
        <table:table-row table:style-name="ro101">
          <table:table-cell table:number-columns-repeated="14"/>
          <table:table-cell table:style-name="ce3" table:formula="of:=[.O5]" office:value-type="float" office:value="65">
            <text:p>65</text:p>
          </table:table-cell>
          <table:table-cell table:style-name="ce16" table:formula="of:=[.P5]+[.R5]+[.$B$4]" office:value-type="float" office:value="101">
            <text:p>101</text:p>
          </table:table-cell>
          <table:table-cell table:style-name="ce3" table:formula="of:=[.$B$1]" office:value-type="float" office:value="8">
            <text:p>8</text:p>
          </table:table-cell>
          <table:table-cell table:style-name="ce3" table:formula="of:=[.$B$1]" office:value-type="float" office:value="8">
            <text:p>8</text:p>
          </table:table-cell>
          <table:table-cell table:style-name="ce3" table:formula="of:=[.S5]" office:value-type="float" office:value="85">
            <text:p>85</text:p>
          </table:table-cell>
          <table:table-cell table:style-name="ce16" table:formula="of:=[.T5]+[.V5]+[.$B$4]" office:value-type="float" office:value="100">
            <text:p>100</text:p>
          </table:table-cell>
          <table:table-cell table:style-name="ce3" table:formula="of:=[.$B$1]" office:value-type="float" office:value="8">
            <text:p>8</text:p>
          </table:table-cell>
          <table:table-cell table:style-name="ce16" table:formula="of:=[.$B$1]" office:value-type="float" office:value="8">
            <text:p>8</text:p>
          </table:table-cell>
          <table:table-cell table:number-columns-repeated="1024"/>
        </table:table-row>
        <table:table-row table:number-rows-repeated="58" table:style-name="ro9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3">
      <number:number number:min-integer-digits="1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order="none"/>
    </style:style>
  </office:styles>
  <office:automatic-styles>
    <style:page-layout style:name="Mpm1">
      <style:page-layout-properties fo:page-width="29.7cm" fo:page-height="42cm" style:print-orientation="portrait"/>
    </style:page-layout>
    <style:page-layout style:name="Mpm2">
      <style:page-layout-properties fo:page-width="29.7cm" fo:page-height="42cm" style:print-orientation="portrait"/>
    </style:page-layout>
    <style:page-layout style:name="Mpm3">
      <style:page-layout-properties fo:page-width="29.7cm" fo:page-height="42cm" style:print-orientation="portrait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3.3.35</meta:generator>
    <meta:initial-creator/>
    <meta:creation-date/>
    <meta:editing-cycles/>
    <meta:editing-duration/>
    <dc:date/>
    <dc:creator/>
    <meta:document-statistic/>
  </office:meta>
</office:document-meta>
</file>